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text-align="center" style:justify-single-word="false" fo:text-indent="0in" style:auto-text-indent="false"/>
      <style:text-properties style:font-name="Calibri Light" fo:font-size="14pt" style:font-size-asian="14pt" style:font-size-complex="14pt"/>
    </style:style>
    <style:style style:name="P2" style:family="paragraph" style:parent-style-name="Heading_20_1">
      <style:paragraph-properties fo:margin-left="0in" fo:text-align="center" style:justify-single-word="false" fo:text-indent="0in" style:auto-text-indent="false"/>
      <style:text-properties style:font-name="Calibri Light" fo:font-size="26pt" officeooo:paragraph-rsid="001c1d8a" style:font-size-asian="26pt" style:font-size-complex="26pt"/>
    </style:style>
    <style:style style:name="P3" style:family="paragraph" style:parent-style-name="Text_20_body">
      <style:paragraph-properties fo:margin-left="0in" fo:text-align="center" style:justify-single-word="false" fo:text-indent="0in" style:auto-text-indent="false"/>
      <style:text-properties style:font-name="Calibri Light" fo:font-size="14pt" style:font-size-asian="14pt" style:font-size-complex="14pt"/>
    </style:style>
    <style:style style:name="P4" style:family="paragraph" style:parent-style-name="Heading_20_1">
      <style:paragraph-properties fo:margin-left="0in" fo:text-indent="0in" style:auto-text-indent="false"/>
      <style:text-properties style:font-name="Calibri Light" fo:font-size="14pt" style:font-size-asian="14pt" style:font-size-complex="14pt"/>
    </style:style>
    <style:style style:name="P5" style:family="paragraph" style:parent-style-name="Horizontal_20_Line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6" style:family="paragraph" style:parent-style-name="Heading_20_2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7" style:family="paragraph" style:parent-style-name="Text_20_body" style:list-style-name="L1">
      <style:paragraph-properties fo:margin-left="0in" fo:text-indent="0in" style:auto-text-indent="false"/>
    </style:style>
    <style:style style:name="P8" style:family="paragraph" style:parent-style-name="Text_20_body" style:list-style-name="L2">
      <style:paragraph-properties fo:margin-left="0in" fo:text-indent="0in" style:auto-text-indent="false"/>
    </style:style>
    <style:style style:name="P9" style:family="paragraph" style:parent-style-name="Text_20_body" style:list-style-name="L3">
      <style:paragraph-properties fo:margin-left="0in" fo:text-indent="0in" style:auto-text-indent="false"/>
    </style:style>
    <style:style style:name="P10" style:family="paragraph" style:parent-style-name="Text_20_body" style:list-style-name="L3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1" style:family="paragraph" style:parent-style-name="Text_20_body" style:list-style-name="L4">
      <style:paragraph-properties fo:margin-left="0in" fo:text-indent="0in" style:auto-text-indent="false"/>
    </style:style>
    <style:style style:name="P12" style:family="paragraph" style:parent-style-name="Text_20_body" style:list-style-name="L4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3" style:family="paragraph" style:parent-style-name="Text_20_body" style:list-style-name="L5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4" style:family="paragraph" style:parent-style-name="Text_20_body" style:list-style-name="L6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5" style:family="paragraph" style:parent-style-name="Text_20_body" style:list-style-name="L6">
      <style:paragraph-properties fo:margin-left="0in" fo:text-indent="0in" style:auto-text-indent="false"/>
    </style:style>
    <style:style style:name="P16" style:family="paragraph" style:parent-style-name="Heading_20_1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7" style:family="paragraph" style:parent-style-name="Text_20_body" style:list-style-name="L7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8" style:family="paragraph" style:parent-style-name="Text_20_body">
      <style:paragraph-properties fo:margin-left="0in" fo:text-indent="0in" style:auto-text-indent="false"/>
    </style:style>
    <style:style style:name="P19" style:family="paragraph" style:parent-style-name="Standard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20" style:family="paragraph" style:parent-style-name="Horizontal_20_Line">
      <style:text-properties style:font-name="Calibri Light" fo:font-size="12pt" style:font-size-asian="12pt" style:font-size-complex="12pt"/>
    </style:style>
    <style:style style:name="P21" style:family="paragraph" style:parent-style-name="Heading_20_2">
      <style:text-properties style:font-name="Calibri Light" fo:font-size="12pt" style:font-size-asian="12pt" style:font-size-complex="12pt"/>
    </style:style>
    <style:style style:name="P22" style:family="paragraph" style:parent-style-name="Text_20_body" style:list-style-name="L8">
      <style:text-properties style:font-name="Calibri Light" style:font-size-asian="12pt"/>
    </style:style>
    <style:style style:name="P23" style:family="paragraph" style:parent-style-name="Text_20_body" style:list-style-name="L9">
      <style:text-properties style:font-name="Calibri Light" style:font-size-asian="12pt"/>
    </style:style>
    <style:style style:name="P24" style:family="paragraph" style:parent-style-name="Text_20_body" style:list-style-name="L10">
      <style:text-properties style:font-name="Calibri Light" style:font-size-asian="12pt"/>
    </style:style>
    <style:style style:name="P25" style:family="paragraph" style:parent-style-name="Text_20_body" style:list-style-name="L11">
      <style:text-properties style:font-name="Calibri Light" style:font-size-asian="12pt"/>
    </style:style>
    <style:style style:name="P26" style:family="paragraph" style:parent-style-name="Text_20_body" style:list-style-name="L12">
      <style:text-properties style:font-name="Calibri Light" style:font-size-asian="12pt"/>
    </style:style>
    <style:style style:name="P27" style:family="paragraph" style:parent-style-name="Text_20_body" style:list-style-name="L13">
      <style:text-properties style:font-name="Calibri Light" style:font-size-asian="12pt"/>
    </style:style>
    <style:style style:name="P28" style:family="paragraph" style:parent-style-name="Heading_20_1">
      <style:text-properties style:font-name="Calibri Light" fo:font-size="12pt" style:font-size-asian="12pt" style:font-size-complex="12pt"/>
    </style:style>
    <style:style style:name="P29" style:family="paragraph" style:parent-style-name="Text_20_body" style:list-style-name="L14">
      <style:text-properties style:font-name="Calibri Light" style:font-size-asian="12pt"/>
    </style:style>
    <style:style style:name="P30" style:family="paragraph" style:parent-style-name="Text_20_body">
      <style:text-properties style:font-name="Calibri Light" style:font-size-asian="12pt"/>
    </style:style>
    <style:style style:name="P31" style:family="paragraph" style:parent-style-name="Text_20_body" style:list-style-name="L15">
      <style:text-properties style:font-name="Calibri Light" style:font-size-asian="12pt"/>
    </style:style>
    <style:style style:name="P32" style:family="paragraph" style:parent-style-name="Text_20_body" style:list-style-name="L16">
      <style:text-properties style:font-name="Calibri Light" style:font-size-asian="12pt"/>
    </style:style>
    <style:style style:name="P33" style:family="paragraph" style:parent-style-name="Text_20_body" style:list-style-name="L17">
      <style:text-properties style:font-name="Calibri Light" style:font-size-asian="12pt"/>
    </style:style>
    <style:style style:name="P34" style:family="paragraph" style:parent-style-name="Text_20_body" style:list-style-name="L18">
      <style:text-properties style:font-name="Calibri Light" style:font-size-asian="12pt"/>
    </style:style>
    <style:style style:name="P35" style:family="paragraph" style:parent-style-name="Text_20_body" style:list-style-name="L19">
      <style:text-properties style:font-name="Calibri Light" style:font-size-asian="12pt"/>
    </style:style>
    <style:style style:name="P36" style:family="paragraph" style:parent-style-name="Text_20_body" style:list-style-name="L20">
      <style:text-properties style:font-name="Calibri Light" style:font-size-asian="12pt"/>
    </style:style>
    <style:style style:name="P37" style:family="paragraph" style:parent-style-name="Text_20_body" style:list-style-name="L21">
      <style:text-properties style:font-name="Calibri Light" style:font-size-asian="12pt"/>
    </style:style>
    <style:style style:name="P38" style:family="paragraph" style:parent-style-name="Text_20_body" style:list-style-name="L22">
      <style:text-properties style:font-name="Calibri Light" style:font-size-asian="12pt"/>
    </style:style>
    <style:style style:name="P39" style:family="paragraph" style:parent-style-name="Text_20_body" style:list-style-name="L23">
      <style:text-properties style:font-name="Calibri Light" style:font-size-asian="12pt"/>
    </style:style>
    <style:style style:name="P40" style:family="paragraph" style:parent-style-name="Text_20_body" style:list-style-name="L24">
      <style:text-properties style:font-name="Calibri Light" style:font-size-asian="12pt"/>
    </style:style>
    <style:style style:name="P41" style:family="paragraph" style:parent-style-name="Text_20_body" style:list-style-name="L25">
      <style:text-properties style:font-name="Calibri Light" style:font-size-asian="12pt"/>
    </style:style>
    <style:style style:name="P42" style:family="paragraph" style:parent-style-name="Text_20_body" style:list-style-name="L26">
      <style:text-properties style:font-name="Calibri Light" style:font-size-asian="12pt"/>
    </style:style>
    <style:style style:name="P43" style:family="paragraph" style:parent-style-name="Text_20_body" style:list-style-name="L27">
      <style:text-properties style:font-name="Calibri Light" style:font-size-asian="12pt"/>
    </style:style>
    <style:style style:name="P44" style:family="paragraph" style:parent-style-name="Text_20_body" style:list-style-name="L28">
      <style:text-properties style:font-name="Calibri Light" style:font-size-asian="12pt"/>
    </style:style>
    <style:style style:name="P45" style:family="paragraph" style:parent-style-name="Text_20_body" style:list-style-name="L29">
      <style:text-properties style:font-name="Calibri Light" style:font-size-asian="12pt"/>
    </style:style>
    <style:style style:name="P46" style:family="paragraph" style:parent-style-name="Text_20_body" style:list-style-name="L30">
      <style:text-properties style:font-name="Calibri Light" style:font-size-asian="12pt"/>
    </style:style>
    <style:style style:name="P47" style:family="paragraph" style:parent-style-name="Text_20_body" style:list-style-name="L31">
      <style:text-properties style:font-name="Calibri Light" style:font-size-asian="12pt"/>
    </style:style>
    <style:style style:name="P48" style:family="paragraph" style:parent-style-name="Text_20_body" style:list-style-name="L32">
      <style:text-properties style:font-name="Calibri Light" style:font-size-asian="12pt"/>
    </style:style>
    <style:style style:name="P49" style:family="paragraph" style:parent-style-name="Text_20_body" style:list-style-name="L33">
      <style:text-properties style:font-name="Calibri Light" style:font-size-asian="12pt"/>
    </style:style>
    <style:style style:name="P50" style:family="paragraph" style:parent-style-name="Text_20_body" style:list-style-name="L34">
      <style:text-properties style:font-name="Calibri Light" style:font-size-asian="12pt"/>
    </style:style>
    <style:style style:name="P51" style:family="paragraph" style:parent-style-name="Text_20_body" style:list-style-name="L35">
      <style:text-properties style:font-name="Calibri Light" style:font-size-asian="12pt"/>
    </style:style>
    <style:style style:name="P52" style:family="paragraph" style:parent-style-name="Text_20_body" style:list-style-name="L36">
      <style:text-properties style:font-name="Calibri Light" style:font-size-asian="12pt"/>
    </style:style>
    <style:style style:name="P53" style:family="paragraph" style:parent-style-name="Text_20_body" style:list-style-name="L37">
      <style:text-properties style:font-name="Calibri Light" style:font-size-asian="12pt"/>
    </style:style>
    <style:style style:name="P54" style:family="paragraph" style:parent-style-name="Text_20_body" style:list-style-name="L38">
      <style:text-properties style:font-name="Calibri Light" style:font-size-asian="12pt"/>
    </style:style>
    <style:style style:name="P55" style:family="paragraph" style:parent-style-name="Text_20_body" style:list-style-name="L39">
      <style:text-properties style:font-name="Calibri Light" style:font-size-asian="12pt"/>
    </style:style>
    <style:style style:name="P56" style:family="paragraph" style:parent-style-name="Text_20_body" style:list-style-name="L40">
      <style:text-properties style:font-name="Calibri Light" style:font-size-asian="12pt"/>
    </style:style>
    <style:style style:name="P57" style:family="paragraph" style:parent-style-name="Text_20_body" style:list-style-name="L41">
      <style:text-properties style:font-name="Calibri Light" style:font-size-asian="12pt"/>
    </style:style>
    <style:style style:name="P58" style:family="paragraph" style:parent-style-name="Text_20_body" style:list-style-name="L42">
      <style:text-properties style:font-name="Calibri Light" style:font-size-asian="12pt"/>
    </style:style>
    <style:style style:name="P59" style:family="paragraph" style:parent-style-name="Text_20_body" style:list-style-name="L43">
      <style:text-properties style:font-name="Calibri Light" style:font-size-asian="12pt"/>
    </style:style>
    <style:style style:name="P60" style:family="paragraph" style:parent-style-name="Text_20_body" style:list-style-name="L44">
      <style:text-properties style:font-name="Calibri Light" style:font-size-asian="12pt"/>
    </style:style>
    <style:style style:name="P61" style:family="paragraph" style:parent-style-name="Text_20_body" style:list-style-name="L45">
      <style:text-properties style:font-name="Calibri Light" style:font-size-asian="12pt"/>
    </style:style>
    <style:style style:name="P62" style:family="paragraph" style:parent-style-name="Text_20_body" style:list-style-name="L46">
      <style:text-properties style:font-name="Calibri Light" style:font-size-asian="12pt"/>
    </style:style>
    <style:style style:name="P63" style:family="paragraph" style:parent-style-name="Text_20_body" style:list-style-name="L47">
      <style:text-properties style:font-name="Calibri Light" style:font-size-asian="12pt"/>
    </style:style>
    <style:style style:name="P64" style:family="paragraph" style:parent-style-name="Text_20_body" style:list-style-name="L48">
      <style:text-properties style:font-name="Calibri Light" style:font-size-asian="12pt"/>
    </style:style>
    <style:style style:name="P65" style:family="paragraph" style:parent-style-name="Text_20_body" style:list-style-name="L49">
      <style:text-properties style:font-name="Calibri Light" style:font-size-asian="12pt"/>
    </style:style>
    <style:style style:name="P66" style:family="paragraph" style:parent-style-name="Text_20_body" style:list-style-name="L50">
      <style:text-properties style:font-name="Calibri Light" style:font-size-asian="12pt"/>
    </style:style>
    <style:style style:name="P67" style:family="paragraph" style:parent-style-name="Text_20_body" style:list-style-name="L51">
      <style:text-properties style:font-name="Calibri Light" style:font-size-asian="12pt"/>
    </style:style>
    <style:style style:name="P68" style:family="paragraph" style:parent-style-name="Text_20_body" style:list-style-name="L52">
      <style:text-properties style:font-name="Calibri Light" style:font-size-asian="12pt"/>
    </style:style>
    <style:style style:name="P69" style:family="paragraph" style:parent-style-name="Text_20_body" style:list-style-name="L53">
      <style:text-properties style:font-name="Calibri Light" style:font-size-asian="12pt"/>
    </style:style>
    <style:style style:name="P70" style:family="paragraph" style:parent-style-name="Text_20_body" style:list-style-name="L54">
      <style:text-properties style:font-name="Calibri Light" style:font-size-asian="12pt"/>
    </style:style>
    <style:style style:name="P71" style:family="paragraph" style:parent-style-name="Text_20_body" style:list-style-name="L55">
      <style:text-properties style:font-name="Calibri Light" style:font-size-asian="12pt"/>
    </style:style>
    <style:style style:name="P72" style:family="paragraph" style:parent-style-name="Text_20_body" style:list-style-name="L56">
      <style:text-properties style:font-name="Calibri Light" style:font-size-asian="12pt"/>
    </style:style>
    <style:style style:name="P73" style:family="paragraph" style:parent-style-name="Text_20_body" style:list-style-name="L57">
      <style:text-properties style:font-name="Calibri Light" style:font-size-asian="12pt"/>
    </style:style>
    <style:style style:name="P74" style:family="paragraph" style:parent-style-name="Text_20_body" style:list-style-name="L58">
      <style:text-properties style:font-name="Calibri Light" style:font-size-asian="12pt"/>
    </style:style>
    <style:style style:name="P75" style:family="paragraph" style:parent-style-name="Text_20_body" style:list-style-name="L59">
      <style:text-properties style:font-name="Calibri Light" style:font-size-asian="12pt"/>
    </style:style>
    <style:style style:name="P76" style:family="paragraph" style:parent-style-name="Text_20_body" style:list-style-name="L60">
      <style:text-properties style:font-name="Calibri Light" style:font-size-asian="12pt"/>
    </style:style>
    <style:style style:name="P77" style:family="paragraph" style:parent-style-name="Text_20_body" style:list-style-name="L61">
      <style:text-properties style:font-name="Calibri Light" style:font-size-asian="12pt"/>
    </style:style>
    <style:style style:name="P78" style:family="paragraph" style:parent-style-name="Text_20_body" style:list-style-name="L62">
      <style:text-properties style:font-name="Calibri Light" style:font-size-asian="12pt"/>
    </style:style>
    <style:style style:name="P79" style:family="paragraph" style:parent-style-name="Text_20_body" style:list-style-name="L63">
      <style:text-properties style:font-name="Calibri Light" style:font-size-asian="12pt"/>
    </style:style>
    <style:style style:name="P80" style:family="paragraph" style:parent-style-name="Text_20_body" style:list-style-name="L64">
      <style:text-properties style:font-name="Calibri Light" style:font-size-asian="12pt"/>
    </style:style>
    <style:style style:name="P81" style:family="paragraph" style:parent-style-name="Text_20_body" style:list-style-name="L65">
      <style:text-properties style:font-name="Calibri Light" style:font-size-asian="12pt"/>
    </style:style>
    <style:style style:name="P82" style:family="paragraph" style:parent-style-name="Text_20_body" style:list-style-name="L66">
      <style:text-properties style:font-name="Calibri Light" style:font-size-asian="12pt"/>
    </style:style>
    <style:style style:name="P83" style:family="paragraph" style:parent-style-name="Text_20_body" style:list-style-name="L67">
      <style:text-properties style:font-name="Calibri Light" style:font-size-asian="12pt"/>
    </style:style>
    <style:style style:name="P84" style:family="paragraph" style:parent-style-name="Text_20_body" style:list-style-name="L68">
      <style:text-properties style:font-name="Calibri Light" style:font-size-asian="12pt"/>
    </style:style>
    <style:style style:name="P85" style:family="paragraph" style:parent-style-name="Text_20_body" style:list-style-name="L69">
      <style:text-properties style:font-name="Calibri Light" style:font-size-asian="12pt"/>
    </style:style>
    <style:style style:name="P86" style:family="paragraph" style:parent-style-name="Text_20_body" style:list-style-name="L70">
      <style:text-properties style:font-name="Calibri Light" style:font-size-asian="12pt"/>
    </style:style>
    <style:style style:name="P87" style:family="paragraph" style:parent-style-name="Text_20_body" style:list-style-name="L71">
      <style:text-properties style:font-name="Calibri Light" style:font-size-asian="12pt"/>
    </style:style>
    <style:style style:name="P88" style:family="paragraph" style:parent-style-name="Text_20_body" style:list-style-name="L72">
      <style:text-properties style:font-name="Calibri Light" style:font-size-asian="12pt"/>
    </style:style>
    <style:style style:name="P89" style:family="paragraph" style:parent-style-name="Text_20_body" style:list-style-name="L73">
      <style:text-properties style:font-name="Calibri Light" style:font-size-asian="12pt"/>
    </style:style>
    <style:style style:name="P90" style:family="paragraph" style:parent-style-name="Text_20_body" style:list-style-name="L74">
      <style:text-properties style:font-name="Calibri Light" style:font-size-asian="12pt"/>
    </style:style>
    <style:style style:name="P91" style:family="paragraph" style:parent-style-name="Text_20_body" style:list-style-name="L75">
      <style:text-properties style:font-name="Calibri Light" style:font-size-asian="12pt"/>
    </style:style>
    <style:style style:name="P92" style:family="paragraph" style:parent-style-name="Text_20_body" style:list-style-name="L76">
      <style:text-properties style:font-name="Calibri Light" style:font-size-asian="12pt"/>
    </style:style>
    <style:style style:name="P93" style:family="paragraph" style:parent-style-name="Text_20_body" style:list-style-name="L77">
      <style:text-properties style:font-name="Calibri Light" style:font-size-asian="12pt"/>
    </style:style>
    <style:style style:name="P94" style:family="paragraph" style:parent-style-name="Text_20_body" style:list-style-name="L78">
      <style:text-properties style:font-name="Calibri Light" style:font-size-asian="12pt"/>
    </style:style>
    <style:style style:name="P95" style:family="paragraph" style:parent-style-name="Text_20_body" style:list-style-name="L79">
      <style:text-properties style:font-name="Calibri Light" style:font-size-asian="12pt"/>
    </style:style>
    <style:style style:name="P96" style:family="paragraph" style:parent-style-name="Text_20_body" style:list-style-name="L80">
      <style:text-properties style:font-name="Calibri Light" style:font-size-asian="12pt"/>
    </style:style>
    <style:style style:name="P97" style:family="paragraph" style:parent-style-name="Text_20_body" style:list-style-name="L81">
      <style:text-properties style:font-name="Calibri Light" style:font-size-asian="12pt"/>
    </style:style>
    <style:style style:name="P98" style:family="paragraph" style:parent-style-name="Text_20_body" style:list-style-name="L82">
      <style:text-properties style:font-name="Calibri Light" style:font-size-asian="12pt"/>
    </style:style>
    <style:style style:name="P99" style:family="paragraph" style:parent-style-name="Text_20_body" style:list-style-name="L83">
      <style:text-properties style:font-name="Calibri Light" style:font-size-asian="12pt"/>
    </style:style>
    <style:style style:name="P100" style:family="paragraph" style:parent-style-name="Text_20_body" style:list-style-name="L84">
      <style:text-properties style:font-name="Calibri Light" style:font-size-asian="12pt"/>
    </style:style>
    <style:style style:name="P101" style:family="paragraph" style:parent-style-name="Text_20_body" style:list-style-name="L85">
      <style:text-properties style:font-name="Calibri Light" style:font-size-asian="12pt"/>
    </style:style>
    <style:style style:name="P102" style:family="paragraph" style:parent-style-name="Text_20_body" style:list-style-name="L86">
      <style:text-properties style:font-name="Calibri Light" style:font-size-asian="12pt"/>
    </style:style>
    <style:style style:name="P103" style:family="paragraph" style:parent-style-name="Text_20_body" style:list-style-name="L87">
      <style:text-properties style:font-name="Calibri Light" style:font-size-asian="12pt"/>
    </style:style>
    <style:style style:name="P104" style:family="paragraph" style:parent-style-name="Text_20_body" style:list-style-name="L88">
      <style:text-properties style:font-name="Calibri Light" style:font-size-asian="12pt"/>
    </style:style>
    <style:style style:name="P105" style:family="paragraph" style:parent-style-name="Text_20_body" style:list-style-name="L89">
      <style:text-properties style:font-name="Calibri Light" style:font-size-asian="12pt"/>
    </style:style>
    <style:style style:name="P106" style:family="paragraph" style:parent-style-name="Text_20_body" style:list-style-name="L90">
      <style:text-properties style:font-name="Calibri Light" style:font-size-asian="12pt"/>
    </style:style>
    <style:style style:name="P107" style:family="paragraph" style:parent-style-name="Text_20_body" style:list-style-name="L91">
      <style:text-properties style:font-name="Calibri Light" style:font-size-asian="12pt"/>
    </style:style>
    <style:style style:name="P108" style:family="paragraph" style:parent-style-name="Text_20_body" style:list-style-name="L92">
      <style:text-properties style:font-name="Calibri Light" style:font-size-asian="12pt"/>
    </style:style>
    <style:style style:name="P109" style:family="paragraph" style:parent-style-name="Text_20_body" style:list-style-name="L93">
      <style:text-properties style:font-name="Calibri Light" style:font-size-asian="12pt"/>
    </style:style>
    <style:style style:name="P110" style:family="paragraph" style:parent-style-name="Text_20_body" style:list-style-name="L94">
      <style:text-properties style:font-name="Calibri Light" style:font-size-asian="12pt"/>
    </style:style>
    <style:style style:name="P111" style:family="paragraph" style:parent-style-name="Text_20_body" style:list-style-name="L95">
      <style:text-properties style:font-name="Calibri Light" style:font-size-asian="12pt"/>
    </style:style>
    <style:style style:name="P112" style:family="paragraph" style:parent-style-name="Text_20_body" style:list-style-name="L96">
      <style:text-properties style:font-name="Calibri Light" style:font-size-asian="12pt"/>
    </style:style>
    <style:style style:name="P113" style:family="paragraph" style:parent-style-name="Text_20_body" style:list-style-name="L97">
      <style:text-properties style:font-name="Calibri Light" style:font-size-asian="12pt"/>
    </style:style>
    <style:style style:name="P114" style:family="paragraph" style:parent-style-name="Text_20_body" style:list-style-name="L98">
      <style:text-properties style:font-name="Calibri Light" style:font-size-asian="12pt"/>
    </style:style>
    <style:style style:name="P115" style:family="paragraph" style:parent-style-name="Text_20_body" style:list-style-name="L99">
      <style:text-properties style:font-name="Calibri Light" style:font-size-asian="12pt"/>
    </style:style>
    <style:style style:name="P116" style:family="paragraph" style:parent-style-name="Text_20_body" style:list-style-name="L100">
      <style:text-properties style:font-name="Calibri Light" style:font-size-asian="12pt"/>
    </style:style>
    <style:style style:name="P117" style:family="paragraph" style:parent-style-name="Text_20_body" style:list-style-name="L101">
      <style:text-properties style:font-name="Calibri Light" style:font-size-asian="12pt"/>
    </style:style>
    <style:style style:name="P118" style:family="paragraph" style:parent-style-name="Text_20_body" style:list-style-name="L102">
      <style:text-properties style:font-name="Calibri Light" style:font-size-asian="12pt"/>
    </style:style>
    <style:style style:name="P119" style:family="paragraph" style:parent-style-name="Text_20_body" style:list-style-name="L103">
      <style:text-properties style:font-name="Calibri Light" style:font-size-asian="12pt"/>
    </style:style>
    <style:style style:name="P120" style:family="paragraph" style:parent-style-name="Text_20_body" style:list-style-name="L104">
      <style:text-properties style:font-name="Calibri Light" style:font-size-asian="12pt"/>
    </style:style>
    <style:style style:name="P121" style:family="paragraph" style:parent-style-name="Text_20_body" style:list-style-name="L105">
      <style:text-properties style:font-name="Calibri Light" style:font-size-asian="12pt"/>
    </style:style>
    <style:style style:name="P122" style:family="paragraph" style:parent-style-name="Text_20_body" style:list-style-name="L106">
      <style:text-properties style:font-name="Calibri Light" style:font-size-asian="12pt"/>
    </style:style>
    <style:style style:name="P123" style:family="paragraph" style:parent-style-name="Text_20_body" style:list-style-name="L107">
      <style:text-properties style:font-name="Calibri Light" style:font-size-asian="12pt"/>
    </style:style>
    <style:style style:name="P124" style:family="paragraph" style:parent-style-name="Text_20_body" style:list-style-name="L108">
      <style:text-properties style:font-name="Calibri Light" style:font-size-asian="12pt"/>
    </style:style>
    <style:style style:name="P125" style:family="paragraph" style:parent-style-name="Text_20_body" style:list-style-name="L109">
      <style:text-properties style:font-name="Calibri Light" style:font-size-asian="12pt"/>
    </style:style>
    <style:style style:name="P126" style:family="paragraph" style:parent-style-name="Text_20_body" style:list-style-name="L110">
      <style:text-properties style:font-name="Calibri Light" style:font-size-asian="12pt"/>
    </style:style>
    <style:style style:name="P127" style:family="paragraph" style:parent-style-name="Text_20_body" style:list-style-name="L111">
      <style:text-properties style:font-name="Calibri Light" style:font-size-asian="12pt"/>
    </style:style>
    <style:style style:name="P128" style:family="paragraph" style:parent-style-name="Text_20_body" style:list-style-name="L112">
      <style:text-properties style:font-name="Calibri Light" style:font-size-asian="12pt"/>
    </style:style>
    <style:style style:name="P129" style:family="paragraph" style:parent-style-name="Text_20_body" style:list-style-name="L113">
      <style:text-properties style:font-name="Calibri Light" style:font-size-asian="12pt"/>
    </style:style>
    <style:style style:name="P130" style:family="paragraph" style:parent-style-name="Text_20_body" style:list-style-name="L114">
      <style:text-properties style:font-name="Calibri Light" style:font-size-asian="12pt"/>
    </style:style>
    <style:style style:name="P131" style:family="paragraph" style:parent-style-name="Text_20_body" style:list-style-name="L115">
      <style:text-properties style:font-name="Calibri Light" style:font-size-asian="12pt"/>
    </style:style>
    <style:style style:name="P132" style:family="paragraph" style:parent-style-name="Text_20_body" style:list-style-name="L116">
      <style:text-properties style:font-name="Calibri Light" style:font-size-asian="12pt"/>
    </style:style>
    <style:style style:name="P133" style:family="paragraph" style:parent-style-name="Text_20_body" style:list-style-name="L117">
      <style:text-properties style:font-name="Calibri Light" style:font-size-asian="12pt"/>
    </style:style>
    <style:style style:name="P134" style:family="paragraph" style:parent-style-name="Text_20_body" style:list-style-name="L118">
      <style:text-properties style:font-name="Calibri Light" style:font-size-asian="12pt"/>
    </style:style>
    <style:style style:name="P135" style:family="paragraph" style:parent-style-name="Text_20_body" style:list-style-name="L119">
      <style:text-properties style:font-name="Calibri Light" style:font-size-asian="12pt"/>
    </style:style>
    <style:style style:name="P136" style:family="paragraph" style:parent-style-name="Text_20_body" style:list-style-name="L120">
      <style:text-properties style:font-name="Calibri Light" style:font-size-asian="12pt"/>
    </style:style>
    <style:style style:name="P137" style:family="paragraph" style:parent-style-name="Text_20_body" style:list-style-name="L121">
      <style:text-properties style:font-name="Calibri Light" style:font-size-asian="12pt"/>
    </style:style>
    <style:style style:name="P138" style:family="paragraph" style:parent-style-name="Text_20_body" style:list-style-name="L122">
      <style:text-properties style:font-name="Calibri Light" style:font-size-asian="12pt"/>
    </style:style>
    <style:style style:name="P139" style:family="paragraph" style:parent-style-name="Text_20_body" style:list-style-name="L123">
      <style:text-properties style:font-name="Calibri Light" style:font-size-asian="12pt"/>
    </style:style>
    <style:style style:name="P140" style:family="paragraph" style:parent-style-name="Text_20_body" style:list-style-name="L124">
      <style:text-properties style:font-name="Calibri Light" style:font-size-asian="12pt"/>
    </style:style>
    <style:style style:name="P141" style:family="paragraph" style:parent-style-name="Text_20_body" style:list-style-name="L125">
      <style:text-properties style:font-name="Calibri Light" style:font-size-asian="12pt"/>
    </style:style>
    <style:style style:name="P142" style:family="paragraph" style:parent-style-name="Text_20_body" style:list-style-name="L126">
      <style:text-properties style:font-name="Calibri Light" style:font-size-asian="12pt"/>
    </style:style>
    <style:style style:name="P143" style:family="paragraph" style:parent-style-name="Text_20_body" style:list-style-name="L127">
      <style:text-properties style:font-name="Calibri Light" style:font-size-asian="12pt"/>
    </style:style>
    <style:style style:name="P144" style:family="paragraph" style:parent-style-name="Text_20_body" style:list-style-name="L128">
      <style:text-properties style:font-name="Calibri Light" style:font-size-asian="12pt"/>
    </style:style>
    <style:style style:name="P145" style:family="paragraph" style:parent-style-name="Text_20_body" style:list-style-name="L129">
      <style:text-properties style:font-name="Calibri Light" style:font-size-asian="12pt"/>
    </style:style>
    <style:style style:name="P146" style:family="paragraph" style:parent-style-name="Text_20_body" style:list-style-name="L130">
      <style:text-properties style:font-name="Calibri Light" style:font-size-asian="12pt"/>
    </style:style>
    <style:style style:name="P147" style:family="paragraph" style:parent-style-name="Text_20_body" style:list-style-name="L131">
      <style:text-properties style:font-name="Calibri Light" style:font-size-asian="12pt"/>
    </style:style>
    <style:style style:name="P148" style:family="paragraph" style:parent-style-name="Text_20_body" style:list-style-name="L132">
      <style:text-properties style:font-name="Calibri Light" style:font-size-asian="12pt"/>
    </style:style>
    <style:style style:name="P149" style:family="paragraph" style:parent-style-name="Text_20_body" style:list-style-name="L133">
      <style:text-properties style:font-name="Calibri Light" style:font-size-asian="12pt"/>
    </style:style>
    <style:style style:name="P150" style:family="paragraph" style:parent-style-name="Text_20_body" style:list-style-name="L134">
      <style:text-properties style:font-name="Calibri Light" style:font-size-asian="12pt"/>
    </style:style>
    <style:style style:name="P151" style:family="paragraph" style:parent-style-name="Text_20_body" style:list-style-name="L135">
      <style:text-properties style:font-name="Calibri Light" style:font-size-asian="12pt"/>
    </style:style>
    <style:style style:name="P152" style:family="paragraph" style:parent-style-name="Text_20_body" style:list-style-name="L136">
      <style:text-properties style:font-name="Calibri Light" style:font-size-asian="12pt"/>
    </style:style>
    <style:style style:name="P153" style:family="paragraph" style:parent-style-name="Text_20_body" style:list-style-name="L137">
      <style:text-properties style:font-name="Calibri Light" style:font-size-asian="12pt"/>
    </style:style>
    <style:style style:name="P154" style:family="paragraph" style:parent-style-name="Text_20_body" style:list-style-name="L138">
      <style:text-properties style:font-name="Calibri Light" style:font-size-asian="12pt"/>
    </style:style>
    <style:style style:name="P155" style:family="paragraph" style:parent-style-name="Text_20_body" style:list-style-name="L139">
      <style:text-properties style:font-name="Calibri Light" style:font-size-asian="12pt"/>
    </style:style>
    <style:style style:name="P156" style:family="paragraph" style:parent-style-name="Text_20_body" style:list-style-name="L140">
      <style:text-properties style:font-name="Calibri Light" style:font-size-asian="12pt"/>
    </style:style>
    <style:style style:name="P157" style:family="paragraph" style:parent-style-name="Text_20_body" style:list-style-name="L141">
      <style:text-properties style:font-name="Calibri Light" style:font-size-asian="12pt"/>
    </style:style>
    <style:style style:name="P158" style:family="paragraph" style:parent-style-name="Text_20_body" style:list-style-name="L142">
      <style:text-properties style:font-name="Calibri Light" style:font-size-asian="12pt"/>
    </style:style>
    <style:style style:name="P159" style:family="paragraph" style:parent-style-name="Text_20_body" style:list-style-name="L143">
      <style:text-properties style:font-name="Calibri Light" style:font-size-asian="12pt"/>
    </style:style>
    <style:style style:name="P160" style:family="paragraph" style:parent-style-name="Text_20_body" style:list-style-name="L144">
      <style:text-properties style:font-name="Calibri Light" style:font-size-asian="12pt"/>
    </style:style>
    <style:style style:name="P161" style:family="paragraph" style:parent-style-name="Text_20_body" style:list-style-name="L145">
      <style:text-properties style:font-name="Calibri Light" style:font-size-asian="12pt"/>
    </style:style>
    <style:style style:name="P162" style:family="paragraph" style:parent-style-name="Text_20_body" style:list-style-name="L146">
      <style:text-properties style:font-name="Calibri Light" style:font-size-asian="12pt"/>
    </style:style>
    <style:style style:name="P163" style:family="paragraph" style:parent-style-name="Text_20_body" style:list-style-name="L147">
      <style:text-properties style:font-name="Calibri Light" style:font-size-asian="12pt"/>
    </style:style>
    <style:style style:name="P164" style:family="paragraph" style:parent-style-name="Text_20_body" style:list-style-name="L148">
      <style:text-properties style:font-name="Calibri Light" style:font-size-asian="12pt"/>
    </style:style>
    <style:style style:name="P165" style:family="paragraph" style:parent-style-name="Text_20_body" style:list-style-name="L149">
      <style:text-properties style:font-name="Calibri Light" style:font-size-asian="12pt"/>
    </style:style>
    <style:style style:name="P166" style:family="paragraph" style:parent-style-name="Text_20_body" style:list-style-name="L150">
      <style:text-properties style:font-name="Calibri Light" style:font-size-asian="12pt"/>
    </style:style>
    <style:style style:name="P167" style:family="paragraph" style:parent-style-name="Text_20_body" style:list-style-name="L151">
      <style:text-properties style:font-name="Calibri Light" style:font-size-asian="12pt"/>
    </style:style>
    <style:style style:name="T1" style:family="text">
      <style:text-properties officeooo:rsid="001c1d8a"/>
    </style:style>
    <style:style style:name="T2" style:family="text">
      <style:text-properties style:font-name="Calibri Light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1">WHYNN DAILY LOG<text:span text:style-name="T1">S</text:span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P3"/>
      <text:h text:style-name="P4" text:outline-level="1"><text:soft-page-break/>WHYNN DAILY LOG – April 7, 2025</text:h>
      <text:p text:style-name="P5"/>
      <text:h text:style-name="P6" text:outline-level="2">SYSTEM METRICS:</text:h>
      <text:list text:style-name="L1">
        <text:list-item>
          <text:p text:style-name="P7"><text:span text:style-name="Strong_20_Emphasis"><text:span text:style-name="T2">Wakeup Time:</text:span></text:span><text:span text:style-name="T2"> [Not recorded]</text:span></text:p>
        </text:list-item>
        <text:list-item>
          <text:p text:style-name="P7"><text:span text:style-name="Strong_20_Emphasis"><text:span text:style-name="T2">Morning Body Weight:</text:span></text:span><text:span text:style-name="T2"> [Not recorded]</text:span></text:p>
        </text:list-item>
        <text:list-item>
          <text:p text:style-name="P7"><text:span text:style-name="Strong_20_Emphasis"><text:span text:style-name="T2">Total Sleep:</text:span></text:span><text:span text:style-name="T2"> [Not recorded]</text:span></text:p>
        </text:list-item>
        <text:list-item>
          <text:p text:style-name="P7"><text:span text:style-name="Strong_20_Emphasis"><text:span text:style-name="T2">Sleep Quality:</text:span></text:span><text:span text:style-name="T2"> [Not recorded]</text:span></text:p>
        </text:list-item>
        <text:list-item>
          <text:p text:style-name="P7"><text:span text:style-name="Strong_20_Emphasis"><text:span text:style-name="T2">Mood:</text:span></text:span><text:span text:style-name="T2"> [Not recorded]</text:span></text:p>
        </text:list-item>
        <text:list-item>
          <text:p text:style-name="P7"><text:span text:style-name="Strong_20_Emphasis"><text:span text:style-name="T2">Energy:</text:span></text:span><text:span text:style-name="T2"> [Not recorded]</text:span></text:p>
        </text:list-item>
        <text:list-item>
          <text:p text:style-name="P7"><text:span text:style-name="Strong_20_Emphasis"><text:span text:style-name="T2">Immediate Thoughts:</text:span></text:span><text:span text:style-name="T2"> [Not recorded]</text:span></text:p>
        </text:list-item>
        <text:list-item>
          <text:p text:style-name="P7"><text:span text:style-name="Strong_20_Emphasis"><text:span text:style-name="T2">Emotional Sovereignty:</text:span></text:span><text:span text:style-name="T2"> [Maintained - Trained in solitude]</text:span></text:p>
        </text:list-item>
      </text:list>
      <text:p text:style-name="P5"/>
      <text:h text:style-name="P6" text:outline-level="2">BREATHWORK &amp; PHYSICAL METRICS:</text:h>
      <text:list text:style-name="L2">
        <text:list-item>
          <text:p text:style-name="P8"><text:span text:style-name="Strong_20_Emphasis"><text:span text:style-name="T2">CO₂ Hold:</text:span></text:span><text:span text:style-name="T2"> [Not recorded]</text:span></text:p>
        </text:list-item>
        <text:list-item>
          <text:p text:style-name="P8"><text:span text:style-name="Strong_20_Emphasis"><text:span text:style-name="T2">Max Expiratory Pressure:</text:span></text:span><text:span text:style-name="T2"> [Not recorded]</text:span></text:p>
        </text:list-item>
        <text:list-item>
          <text:p text:style-name="P8"><text:span text:style-name="Strong_20_Emphasis"><text:span text:style-name="T2">Max Inspiratory Pressure:</text:span></text:span><text:span text:style-name="T2"> [Not recorded]</text:span></text:p>
        </text:list-item>
        <text:list-item>
          <text:p text:style-name="P8"><text:span text:style-name="Strong_20_Emphasis"><text:span text:style-name="T2">Accessible Lung Capacity:</text:span></text:span><text:span text:style-name="T2"> [Not recorded]</text:span></text:p>
        </text:list-item>
        <text:list-item>
          <text:p text:style-name="P8"><text:span text:style-name="Strong_20_Emphasis"><text:span text:style-name="T2">Tactical Breathwork Protocol:</text:span></text:span><text:span text:style-name="T2"> Box Breathing (3-2-6-2 cadence), sustained nasal breathing</text:span></text:p>
        </text:list-item>
      </text:list>
      <text:p text:style-name="P5"/>
      <text:h text:style-name="P6" text:outline-level="2">TRAINING EXECUTION:</text:h>
      <text:list text:style-name="L3">
        <text:list-item>
          <text:p text:style-name="P9"><text:span text:style-name="Strong_20_Emphasis"><text:span text:style-name="T2">Training Session Type:</text:span></text:span><text:span text:style-name="T2"> Indoor Engine Flow + High Volume Bagwork</text:span></text:p>
        </text:list-item>
        <text:list-item>
          <text:p text:style-name="P9"><text:span text:style-name="Strong_20_Emphasis"><text:span text:style-name="T2">Session Notes:</text:span></text:span></text:p>
          <text:list>
            <text:list-item>
              <text:p text:style-name="P10">Engine Rain Flow: 57 min total</text:p>
            </text:list-item>
            <text:list-item>
              <text:p text:style-name="P10">12 rounds (3 min work / 1 min rest)</text:p>
            </text:list-item>
            <text:list-item>
              <text:p text:style-name="P10">Bounce footwork, jumping jacks, 10-10-10 circuit</text:p>
            </text:list-item>
            <text:list-item>
              <text:p text:style-name="P10">Full-body mobility (Rounds 3-6)</text:p>
            </text:list-item>
            <text:list-item>
              <text:p text:style-name="P9"><text:span text:style-name="T2">Bag rounds (Rounds 6-10): </text:span><text:span text:style-name="Strong_20_Emphasis"><text:span text:style-name="T2">Total Strikes: 488</text:span></text:span></text:p>
            </text:list-item>
            <text:list-item>
              <text:p text:style-name="P10">Shadow flow rounds (Rounds 11-12)</text:p>
            </text:list-item>
            <text:list-item>
              <text:p text:style-name="P10">Strike Breakdown:</text:p>
              <text:list>
                <text:list-item>
                  <text:p text:style-name="P10">Round 6: 87 strikes</text:p>
                </text:list-item>
                <text:list-item>
                  <text:p text:style-name="P10"><text:soft-page-break/>Round 7: 66 strikes</text:p>
                </text:list-item>
                <text:list-item>
                  <text:p text:style-name="P10">Round 8: 75 strikes</text:p>
                </text:list-item>
                <text:list-item>
                  <text:p text:style-name="P10">Round 9: 93 strikes</text:p>
                </text:list-item>
                <text:list-item>
                  <text:p text:style-name="P10">Round 10: 75 strikes</text:p>
                </text:list-item>
                <text:list-item>
                  <text:p text:style-name="P10">Round 11: 92 strikes</text:p>
                </text:list-item>
              </text:list>
            </text:list-item>
          </text:list>
        </text:list-item>
        <text:list-item>
          <text:p text:style-name="P9"><text:span text:style-name="Strong_20_Emphasis"><text:span text:style-name="T2">Mobility Work:</text:span></text:span></text:p>
          <text:list>
            <text:list-item>
              <text:p text:style-name="P10">Frog stretch, thoracic rolls, scap slides, elephant walks</text:p>
            </text:list-item>
            <text:list-item>
              <text:p text:style-name="P10">Face pulls, neck glides</text:p>
            </text:list-item>
          </text:list>
        </text:list-item>
        <text:list-item>
          <text:p text:style-name="P9"><text:span text:style-name="Strong_20_Emphasis"><text:span text:style-name="T2">Technical Insights:</text:span></text:span></text:p>
          <text:list>
            <text:list-item>
              <text:p text:style-name="P10">Mouthguard used throughout</text:p>
            </text:list-item>
            <text:list-item>
              <text:p text:style-name="P10">Filmed via OBS (MKV format)</text:p>
            </text:list-item>
            <text:list-item>
              <text:p text:style-name="P10">Southpaw round included, superman punch tested</text:p>
            </text:list-item>
            <text:list-item>
              <text:p text:style-name="P10">Angles, double taps, rhythm shifts present</text:p>
            </text:list-item>
            <text:list-item>
              <text:p text:style-name="P10">Defenses: parries, checks, punch blocks, clinch entries</text:p>
            </text:list-item>
            <text:list-item>
              <text:p text:style-name="P10">Style inspirations: Tawanchai, Saenchai, Rodtang, Varga</text:p>
            </text:list-item>
            <text:list-item>
              <text:p text:style-name="P10">Buff layering increased in final rounds</text:p>
            </text:list-item>
          </text:list>
        </text:list-item>
      </text:list>
      <text:p text:style-name="P5"/>
      <text:h text:style-name="P6" text:outline-level="2">NUTRITION &amp; HYDRATION:</text:h>
      <text:list text:style-name="L4">
        <text:list-item>
          <text:p text:style-name="P11"><text:span text:style-name="Strong_20_Emphasis"><text:span text:style-name="T2">Total Hydration:</text:span></text:span><text:span text:style-name="T2"> ~140 oz water + IV</text:span></text:p>
        </text:list-item>
        <text:list-item>
          <text:p text:style-name="P11"><text:span text:style-name="Strong_20_Emphasis"><text:span text:style-name="T2">Meals/Fueling:</text:span></text:span></text:p>
          <text:list>
            <text:list-item>
              <text:p text:style-name="P12">Slapple oats (AM)</text:p>
            </text:list-item>
            <text:list-item>
              <text:p text:style-name="P12">Recovery taco (~55g protein)</text:p>
            </text:list-item>
            <text:list-item>
              <text:p text:style-name="P12">Strawberry Liquid I.V. Smoothie (7 oz strawberries, almond milk, 1 IV packet)</text:p>
            </text:list-item>
          </text:list>
        </text:list-item>
        <text:list-item>
          <text:p text:style-name="P11"><text:span text:style-name="Strong_20_Emphasis"><text:span text:style-name="T2">Supplement Stack:</text:span></text:span><text:span text:style-name="T2"> Full AM and PM stack</text:span></text:p>
        </text:list-item>
      </text:list>
      <text:p text:style-name="P5"/>
      <text:h text:style-name="P6" text:outline-level="2">BUFFS TRIGGERED:</text:h>
      <text:list text:style-name="L5">
        <text:list-item>
          <text:p text:style-name="P13">Resilient Engine (Volume)</text:p>
        </text:list-item>
        <text:list-item>
          <text:p text:style-name="P13">Combo Architect (Round structuring + chaining)</text:p>
        </text:list-item>
        <text:list-item>
          <text:p text:style-name="P13">Freestyle Rhythm (Shadow flow rounds)</text:p>
        </text:list-item>
        <text:list-item>
          <text:p text:style-name="P13">Liquid Core (Hydration + nasal breath)</text:p>
        </text:list-item>
        <text:list-item>
          <text:p text:style-name="P13">Phasebreaker (488 strikes in one session)</text:p>
        </text:list-item>
      </text:list>
      <text:p text:style-name="P5"><text:soft-page-break/></text:p>
      <text:h text:style-name="P6" text:outline-level="2">XP AWARDS:</text:h>
      <text:list text:style-name="L6">
        <text:list-item>
          <text:p text:style-name="P14">Hydration Sovereignty: +5 XP (implied)</text:p>
        </text:list-item>
        <text:list-item>
          <text:p text:style-name="P14">Tactical Breathwork: +5 XP (box breathing + nasal flow implied)</text:p>
        </text:list-item>
        <text:list-item>
          <text:p text:style-name="P14">Heavy Bag Sovereign Session: +15 XP</text:p>
        </text:list-item>
        <text:list-item>
          <text:p text:style-name="P14">Full Mobility Forge: +5 XP</text:p>
        </text:list-item>
        <text:list-item>
          <text:p text:style-name="P14">Emotional Sovereignty: +5 XP</text:p>
        </text:list-item>
        <text:list-item>
          <text:p text:style-name="P14">Sleep Optimization: [Not recorded]</text:p>
        </text:list-item>
        <text:list-item>
          <text:p text:style-name="P14">Breath Metrics Logged: [Not recorded]</text:p>
        </text:list-item>
        <text:list-item>
          <text:p text:style-name="P15"><text:span text:style-name="Strong_20_Emphasis"><text:span text:style-name="T2">TOTAL XP GAINED:</text:span></text:span><text:span text:style-name="T2"> +40 XP</text:span></text:p>
        </text:list-item>
      </text:list>
      <text:p text:style-name="P5"/>
      <text:h text:style-name="P16" text:outline-level="1">SYSTEM NOTES:</text:h>
      <text:list text:style-name="L7">
        <text:list-item>
          <text:p text:style-name="P17">Trained in solitude, managed fatigue while maintaining high output</text:p>
        </text:list-item>
        <text:list-item>
          <text:p text:style-name="P17">Confirmed parasympathetic reset post-session</text:p>
        </text:list-item>
        <text:list-item>
          <text:p text:style-name="P17">High adaptability across rounds with technical layering and style inspiration integration</text:p>
        </text:list-item>
      </text:list>
      <text:p text:style-name="P5"/>
      <text:h text:style-name="P6" text:outline-level="2">✍️ SIGN-OFF:</text:h>
      <text:p text:style-name="P18"><text:span text:style-name="Strong_20_Emphasis"><text:span text:style-name="T2">Logged by:</text:span></text:span><text:span text:style-name="T2"> Patternborn Sovereign<text:line-break/></text:span><text:span text:style-name="Strong_20_Emphasis"><text:span text:style-name="T2">Time Logged:</text:span></text:span><text:span text:style-name="T2"> [Manual entry not recorded]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<text:soft-page-break/>WHYNN DAILY LOG – April 8, 2025</text:h>
      <text:p text:style-name="P20"/>
      <text:h text:style-name="P21" text:outline-level="2">SYSTEM METRICS:</text:h>
      <text:list text:style-name="L8">
        <text:list-item>
          <text:p text:style-name="P22"><text:span text:style-name="Strong_20_Emphasis">Wakeup Time:</text:span> [Not recorded]</text:p>
        </text:list-item>
        <text:list-item>
          <text:p text:style-name="P22"><text:span text:style-name="Strong_20_Emphasis">Morning Body Weight:</text:span> [Not recorded]</text:p>
        </text:list-item>
        <text:list-item>
          <text:p text:style-name="P22"><text:span text:style-name="Strong_20_Emphasis">Total Sleep:</text:span> [Recovery nap recorded]</text:p>
        </text:list-item>
        <text:list-item>
          <text:p text:style-name="P22"><text:span text:style-name="Strong_20_Emphasis">Sleep Quality:</text:span> [Not recorded]</text:p>
        </text:list-item>
        <text:list-item>
          <text:p text:style-name="P22"><text:span text:style-name="Strong_20_Emphasis">Mood:</text:span> [Not recorded]</text:p>
        </text:list-item>
        <text:list-item>
          <text:p text:style-name="P22"><text:span text:style-name="Strong_20_Emphasis">Energy:</text:span> [Not recorded]</text:p>
        </text:list-item>
        <text:list-item>
          <text:p text:style-name="P22"><text:span text:style-name="Strong_20_Emphasis">Immediate Thoughts:</text:span> [Post-run fatigue noted]</text:p>
        </text:list-item>
        <text:list-item>
          <text:p text:style-name="P22"><text:span text:style-name="Strong_20_Emphasis">Emotional Sovereignty:</text:span> [Maintained]</text:p>
        </text:list-item>
      </text:list>
      <text:p text:style-name="P20"/>
      <text:h text:style-name="P21" text:outline-level="2">BREATHWORK &amp; PHYSICAL METRICS:</text:h>
      <text:list text:style-name="L9">
        <text:list-item>
          <text:p text:style-name="P23"><text:span text:style-name="Strong_20_Emphasis">CO₂ Hold:</text:span> [Not recorded]</text:p>
        </text:list-item>
        <text:list-item>
          <text:p text:style-name="P23"><text:span text:style-name="Strong_20_Emphasis">Max Expiratory Pressure:</text:span> [Not recorded]</text:p>
        </text:list-item>
        <text:list-item>
          <text:p text:style-name="P23"><text:span text:style-name="Strong_20_Emphasis">Max Inspiratory Pressure:</text:span> [Not recorded]</text:p>
        </text:list-item>
        <text:list-item>
          <text:p text:style-name="P23"><text:span text:style-name="Strong_20_Emphasis">Accessible Lung Capacity:</text:span> [Not recorded]</text:p>
        </text:list-item>
        <text:list-item>
          <text:p text:style-name="P23"><text:span text:style-name="Strong_20_Emphasis">Tactical Breathwork Protocol:</text:span> Nasal breathing throughout majority of run; mouth breathing only on exhales near end</text:p>
        </text:list-item>
      </text:list>
      <text:p text:style-name="P20"/>
      <text:h text:style-name="P21" text:outline-level="2">TRAINING EXECUTION:</text:h>
      <text:list text:style-name="L10">
        <text:list-item>
          <text:p text:style-name="P24"><text:span text:style-name="Strong_20_Emphasis">Training Session Type:</text:span> Outdoor Tempo Run + System Recovery</text:p>
        </text:list-item>
        <text:list-item>
          <text:p text:style-name="P24"><text:span text:style-name="Strong_20_Emphasis">Session Notes:</text:span></text:p>
          <text:list>
            <text:list-item>
              <text:p text:style-name="P24">Distance: 5.09 km</text:p>
            </text:list-item>
            <text:list-item>
              <text:p text:style-name="P24">Duration: 45:26</text:p>
            </text:list-item>
            <text:list-item>
              <text:p text:style-name="P24">Weather: 39°F (felt like 22°F with wind chill)</text:p>
            </text:list-item>
            <text:list-item>
              <text:p text:style-name="P24">Average HR: 144 bpm</text:p>
            </text:list-item>
            <text:list-item>
              <text:p text:style-name="P24">Max HR: 183 bpm</text:p>
            </text:list-item>
            <text:list-item>
              <text:p text:style-name="P24">Heart Rate Zones:</text:p>
              <text:list>
                <text:list-item>
                  <text:p text:style-name="P24">Zone 5: 3:54</text:p>
                </text:list-item>
                <text:list-item>
                  <text:p text:style-name="P24"><text:soft-page-break/>Zone 4: 14:20</text:p>
                </text:list-item>
                <text:list-item>
                  <text:p text:style-name="P24">Zone 3: 12:36</text:p>
                </text:list-item>
                <text:list-item>
                  <text:p text:style-name="P24">Zone 2: 10:53</text:p>
                </text:list-item>
              </text:list>
            </text:list-item>
          </text:list>
        </text:list-item>
        <text:list-item>
          <text:p text:style-name="P24"><text:span text:style-name="Strong_20_Emphasis">Mobility Work:</text:span></text:p>
          <text:list>
            <text:list-item>
              <text:p text:style-name="P24">Pre-run mobility primer: Neck, scapula, hips, thoracic</text:p>
            </text:list-item>
            <text:list-item>
              <text:p text:style-name="P24">Post-run recovery: Warm shower, layering, deep heat recovery</text:p>
            </text:list-item>
            <text:list-item>
              <text:p text:style-name="P24">Mobility stretches: Frog stretch, thoracic rolls, posture decompression</text:p>
            </text:list-item>
          </text:list>
        </text:list-item>
        <text:list-item>
          <text:p text:style-name="P24"><text:span text:style-name="Strong_20_Emphasis">Technical Insights:</text:span></text:p>
          <text:list>
            <text:list-item>
              <text:p text:style-name="P24">Nasal breathing emphasized; delayed HR recovery noted (sign of adaptation phase)</text:p>
            </text:list-item>
            <text:list-item>
              <text:p text:style-name="P24">Parasympathetic dominance restored by evening</text:p>
            </text:list-item>
          </text:list>
        </text:list-item>
      </text:list>
      <text:p text:style-name="P20"/>
      <text:h text:style-name="P21" text:outline-level="2">NUTRITION &amp; HYDRATION:</text:h>
      <text:list text:style-name="L11">
        <text:list-item>
          <text:p text:style-name="P25"><text:span text:style-name="Strong_20_Emphasis">Total Hydration:</text:span> ~135+ oz</text:p>
        </text:list-item>
        <text:list-item>
          <text:p text:style-name="P25"><text:span text:style-name="Strong_20_Emphasis">Meals/Fueling:</text:span></text:p>
          <text:list>
            <text:list-item>
              <text:p text:style-name="P25">Cinnamon Slapple Oats (AM)</text:p>
            </text:list-item>
            <text:list-item>
              <text:p text:style-name="P25">Pre-run fueling: Toast with peanut butter + honey, Core Power 42g shake</text:p>
            </text:list-item>
            <text:list-item>
              <text:p text:style-name="P25">Post-run refuel: Liquid I.V. Smoothie (cherry juice, strawberries, almond milk)</text:p>
            </text:list-item>
            <text:list-item>
              <text:p text:style-name="P25">Main meal: Large cantina bowl (~10 oz chicken, basmati rice, veggies, sour cream)</text:p>
            </text:list-item>
            <text:list-item>
              <text:p text:style-name="P25">Doritos for post-run salt craving</text:p>
            </text:list-item>
          </text:list>
        </text:list-item>
        <text:list-item>
          <text:p text:style-name="P25"><text:span text:style-name="Strong_20_Emphasis">Supplement Stack:</text:span></text:p>
          <text:list>
            <text:list-item>
              <text:p text:style-name="P25">Full AM stack taken</text:p>
            </text:list-item>
            <text:list-item>
              <text:p text:style-name="P25">PM: Magnesium + L-Theanine</text:p>
            </text:list-item>
            <text:list-item>
              <text:p text:style-name="P25">Cordyceps and Beta-Alanine active on cycle</text:p>
            </text:list-item>
          </text:list>
        </text:list-item>
      </text:list>
      <text:p text:style-name="P20"/>
      <text:h text:style-name="P21" text:outline-level="2">BUFFS TRIGGERED:</text:h>
      <text:list text:style-name="L12">
        <text:list-item>
          <text:p text:style-name="P26">Liquid Core (hydration + IV smoothie)</text:p>
        </text:list-item>
        <text:list-item>
          <text:p text:style-name="P26">Steady Recovery (nap + food + parasympathetic sync)</text:p>
        </text:list-item>
      </text:list>
      <text:p text:style-name="P20"/>
      <text:h text:style-name="P21" text:outline-level="2">XP AWARDS:</text:h>
      <text:list text:style-name="L13">
        <text:list-item>
          <text:p text:style-name="P27">Hydration Sovereignty: +5 XP</text:p>
        </text:list-item>
        <text:list-item>
          <text:p text:style-name="P27"><text:soft-page-break/>Tactical Breathwork: +5 XP (nasal dominant run)</text:p>
        </text:list-item>
        <text:list-item>
          <text:p text:style-name="P27">Training Execution: +5 XP</text:p>
        </text:list-item>
        <text:list-item>
          <text:p text:style-name="P27">Recovery Ritual: +5 XP</text:p>
        </text:list-item>
        <text:list-item>
          <text:p text:style-name="P27"><text:span text:style-name="Strong_20_Emphasis">TOTAL XP GAINED:</text:span> +20 XP</text:p>
        </text:list-item>
      </text:list>
      <text:p text:style-name="P20"/>
      <text:h text:style-name="P28" text:outline-level="1">SYSTEM NOTES:</text:h>
      <text:list text:style-name="L14">
        <text:list-item>
          <text:p text:style-name="P29">Shortness of breath post-run, DOMS onset by evening</text:p>
        </text:list-item>
        <text:list-item>
          <text:p text:style-name="P29">Fatigue noted across glutes, thighs, lower back, shoulder, and forearm</text:p>
        </text:list-item>
        <text:list-item>
          <text:p text:style-name="P29">No bag rounds completed due to strategic fatigue management</text:p>
        </text:list-item>
        <text:list-item>
          <text:p text:style-name="P29">Smooth parasympathetic reset confirmed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Manual entry not recorded]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h text:style-name="P4" text:outline-level="1">WHYNN DAILY LOG – April 9, 2025</text:h>
      <text:p text:style-name="P20"/>
      <text:h text:style-name="P21" text:outline-level="2">SYSTEM METRICS:</text:h>
      <text:list text:style-name="L15">
        <text:list-item>
          <text:p text:style-name="P31"><text:span text:style-name="Strong_20_Emphasis">Wakeup Time:</text:span> [Not recorded]</text:p>
        </text:list-item>
        <text:list-item>
          <text:p text:style-name="P31"><text:span text:style-name="Strong_20_Emphasis">Morning Body Weight:</text:span> [Not recorded]</text:p>
        </text:list-item>
        <text:list-item>
          <text:p text:style-name="P31"><text:span text:style-name="Strong_20_Emphasis">Total Sleep:</text:span> ~7 hours</text:p>
        </text:list-item>
        <text:list-item>
          <text:p text:style-name="P31"><text:span text:style-name="Strong_20_Emphasis">Sleep Quality:</text:span> [Not directly rated, inferred stable]</text:p>
        </text:list-item>
        <text:list-item>
          <text:p text:style-name="P31"><text:span text:style-name="Strong_20_Emphasis">Mood:</text:span> 7/10</text:p>
        </text:list-item>
        <text:list-item>
          <text:p text:style-name="P31"><text:span text:style-name="Strong_20_Emphasis">Energy:</text:span> 8/10</text:p>
        </text:list-item>
        <text:list-item>
          <text:p text:style-name="P31"><text:span text:style-name="Strong_20_Emphasis">Immediate Thoughts:</text:span> [Focused on recovery and mood elevation]</text:p>
        </text:list-item>
        <text:list-item>
          <text:p text:style-name="P31"><text:span text:style-name="Strong_20_Emphasis">Emotional Sovereignty:</text:span> [Maintained, minor THC use for uplift]</text:p>
        </text:list-item>
      </text:list>
      <text:p text:style-name="P20"/>
      <text:h text:style-name="P21" text:outline-level="2">BREATHWORK &amp; PHYSICAL METRICS:</text:h>
      <text:list text:style-name="L16">
        <text:list-item>
          <text:p text:style-name="P32"><text:span text:style-name="Strong_20_Emphasis">CO₂ Hold:</text:span> Max 31.22 seconds</text:p>
        </text:list-item>
        <text:list-item>
          <text:p text:style-name="P32"><text:span text:style-name="Strong_20_Emphasis">Max Expiratory Pressure:</text:span> [Not recorded]</text:p>
        </text:list-item>
        <text:list-item>
          <text:p text:style-name="P32"><text:span text:style-name="Strong_20_Emphasis">Max Inspiratory Pressure:</text:span> [Not recorded]</text:p>
        </text:list-item>
        <text:list-item>
          <text:p text:style-name="P32"><text:span text:style-name="Strong_20_Emphasis">Accessible Lung Capacity:</text:span> [Not recorded]</text:p>
        </text:list-item>
        <text:list-item>
          <text:p text:style-name="P32"><text:span text:style-name="Strong_20_Emphasis">Tactical Breathwork Protocol:</text:span> Box breathing attempted midday (no formal duration noted)</text:p>
        </text:list-item>
      </text:list>
      <text:p text:style-name="P20"/>
      <text:h text:style-name="P21" text:outline-level="2">TRAINING EXECUTION:</text:h>
      <text:list text:style-name="L17">
        <text:list-item>
          <text:p text:style-name="P33"><text:span text:style-name="Strong_20_Emphasis">Training Session Type:</text:span> Recovery Day + Mobility Focus + Nutritional Optimization</text:p>
        </text:list-item>
        <text:list-item>
          <text:p text:style-name="P33"><text:span text:style-name="Strong_20_Emphasis">Session Notes:</text:span></text:p>
          <text:list>
            <text:list-item>
              <text:p text:style-name="P33">Full morning mobility session:</text:p>
              <text:list>
                <text:list-item>
                  <text:p text:style-name="P33">Neck posture corrector</text:p>
                </text:list-item>
                <text:list-item>
                  <text:p text:style-name="P33">Thoracic rolls</text:p>
                </text:list-item>
                <text:list-item>
                  <text:p text:style-name="P33">Cat-cow stretches</text:p>
                </text:list-item>
                <text:list-item>
                  <text:p text:style-name="P33">Face pulls and scap slides</text:p>
                </text:list-item>
                <text:list-item>
                  <text:p text:style-name="P33">Child's pose and cobra pose</text:p>
                </text:list-item>
              </text:list>
            </text:list-item>
            <text:list-item>
              <text:p text:style-name="P33"><text:soft-page-break/>No bagwork or running by design</text:p>
            </text:list-item>
          </text:list>
        </text:list-item>
        <text:list-item>
          <text:p text:style-name="P33"><text:span text:style-name="Strong_20_Emphasis">Mobility Work:</text:span></text:p>
          <text:list>
            <text:list-item>
              <text:p text:style-name="P33">Full recovery mobility session (listed above)</text:p>
            </text:list-item>
          </text:list>
        </text:list-item>
        <text:list-item>
          <text:p text:style-name="P33"><text:span text:style-name="Strong_20_Emphasis">Technical Insights:</text:span></text:p>
          <text:list>
            <text:list-item>
              <text:p text:style-name="P33">DOMS present but reduced compared to prior day</text:p>
            </text:list-item>
            <text:list-item>
              <text:p text:style-name="P33">Mild knee soreness managed successfully</text:p>
            </text:list-item>
          </text:list>
        </text:list-item>
      </text:list>
      <text:p text:style-name="P20"/>
      <text:h text:style-name="P21" text:outline-level="2">NUTRITION &amp; HYDRATION:</text:h>
      <text:list text:style-name="L18">
        <text:list-item>
          <text:p text:style-name="P34"><text:span text:style-name="Strong_20_Emphasis">Total Hydration:</text:span> ~135+ oz water</text:p>
        </text:list-item>
        <text:list-item>
          <text:p text:style-name="P34"><text:span text:style-name="Strong_20_Emphasis">Meals/Fueling:</text:span></text:p>
          <text:list>
            <text:list-item>
              <text:p text:style-name="P34">Core Power (42g) shake</text:p>
            </text:list-item>
            <text:list-item>
              <text:p text:style-name="P34">Muscle Milk (32g) shake</text:p>
            </text:list-item>
            <text:list-item>
              <text:p text:style-name="P34">10 oz chicken, ½ cup shredded cheese, Greek yogurt, strawberries, oats</text:p>
            </text:list-item>
            <text:list-item>
              <text:p text:style-name="P34">Post-dinner Ascent shake + Carnation Instant Breakfast (38g)</text:p>
            </text:list-item>
            <text:list-item>
              <text:p text:style-name="P34">Liquid I.V. smoothie (strawberry + cherry juice)</text:p>
            </text:list-item>
          </text:list>
        </text:list-item>
        <text:list-item>
          <text:p text:style-name="P34"><text:span text:style-name="Strong_20_Emphasis">Supplement Stack:</text:span></text:p>
          <text:list>
            <text:list-item>
              <text:p text:style-name="P34">Full AM stack taken</text:p>
            </text:list-item>
            <text:list-item>
              <text:p text:style-name="P34">PM Stack: Magnesium + L-Theanine</text:p>
            </text:list-item>
          </text:list>
        </text:list-item>
      </text:list>
      <text:p text:style-name="P20"/>
      <text:h text:style-name="P21" text:outline-level="2">BUFFS TRIGGERED:</text:h>
      <text:list text:style-name="L19">
        <text:list-item>
          <text:p text:style-name="P35">Calm Engine (mood + breath sync)</text:p>
        </text:list-item>
        <text:list-item>
          <text:p text:style-name="P35">Spinal Cascade (deep posture + thoracic decompression)</text:p>
        </text:list-item>
      </text:list>
      <text:p text:style-name="P20"/>
      <text:h text:style-name="P21" text:outline-level="2">XP AWARDS:</text:h>
      <text:list text:style-name="L20">
        <text:list-item>
          <text:p text:style-name="P36">Mobility Execution: +5 XP</text:p>
        </text:list-item>
        <text:list-item>
          <text:p text:style-name="P36">Tactical Recovery + Emotional Stability: +5 XP</text:p>
        </text:list-item>
        <text:list-item>
          <text:p text:style-name="P36"><text:span text:style-name="Strong_20_Emphasis">TOTAL XP GAINED:</text:span> +10 XP</text:p>
        </text:list-item>
      </text:list>
      <text:p text:style-name="P20"/>
      <text:h text:style-name="P28" text:outline-level="1">SYSTEM NOTES:</text:h>
      <text:list text:style-name="L21">
        <text:list-item>
          <text:p text:style-name="P37">Minor THC use before work yielded mood uplift without crash</text:p>
        </text:list-item>
        <text:list-item>
          <text:p text:style-name="P37"><text:soft-page-break/>Box breathing midday supplemented recovery arc</text:p>
        </text:list-item>
        <text:list-item>
          <text:p text:style-name="P37">Hydration discipline maintained throughout</text:p>
        </text:list-item>
        <text:list-item>
          <text:p text:style-name="P37">Mobility execution enhanced thoracic and postural decompression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Manual entry not recorded]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h text:style-name="P4" text:outline-level="1">WHYNN DAILY LOG – April 10, 2025</text:h>
      <text:p text:style-name="P20"/>
      <text:h text:style-name="P21" text:outline-level="2">SYSTEM METRICS:</text:h>
      <text:list text:style-name="L22">
        <text:list-item>
          <text:p text:style-name="P38"><text:span text:style-name="Strong_20_Emphasis">Wakeup Time:</text:span> [Not recorded]</text:p>
        </text:list-item>
        <text:list-item>
          <text:p text:style-name="P38"><text:span text:style-name="Strong_20_Emphasis">Morning Body Weight:</text:span> [Not recorded]</text:p>
        </text:list-item>
        <text:list-item>
          <text:p text:style-name="P38"><text:span text:style-name="Strong_20_Emphasis">Total Sleep:</text:span> [Not recorded]</text:p>
        </text:list-item>
        <text:list-item>
          <text:p text:style-name="P38"><text:span text:style-name="Strong_20_Emphasis">Sleep Quality:</text:span> [Not recorded]</text:p>
        </text:list-item>
        <text:list-item>
          <text:p text:style-name="P38"><text:span text:style-name="Strong_20_Emphasis">Mood:</text:span> [Not recorded]</text:p>
        </text:list-item>
        <text:list-item>
          <text:p text:style-name="P38"><text:span text:style-name="Strong_20_Emphasis">Energy:</text:span> [Postural fatigue noted but under control]</text:p>
        </text:list-item>
        <text:list-item>
          <text:p text:style-name="P38"><text:span text:style-name="Strong_20_Emphasis">Immediate Thoughts:</text:span> [Movement quality and CNS mapping priority]</text:p>
        </text:list-item>
        <text:list-item>
          <text:p text:style-name="P38"><text:span text:style-name="Strong_20_Emphasis">Emotional Sovereignty:</text:span> [Maintained]</text:p>
        </text:list-item>
      </text:list>
      <text:p text:style-name="P20"/>
      <text:h text:style-name="P21" text:outline-level="2">BREATHWORK &amp; PHYSICAL METRICS:</text:h>
      <text:list text:style-name="L23">
        <text:list-item>
          <text:p text:style-name="P39"><text:span text:style-name="Strong_20_Emphasis">CO₂ Hold:</text:span> [Not recorded]</text:p>
        </text:list-item>
        <text:list-item>
          <text:p text:style-name="P39"><text:span text:style-name="Strong_20_Emphasis">Max Expiratory Pressure:</text:span> [Not recorded]</text:p>
        </text:list-item>
        <text:list-item>
          <text:p text:style-name="P39"><text:span text:style-name="Strong_20_Emphasis">Max Inspiratory Pressure:</text:span> [Not recorded]</text:p>
        </text:list-item>
        <text:list-item>
          <text:p text:style-name="P39"><text:span text:style-name="Strong_20_Emphasis">Accessible Lung Capacity:</text:span> [Not recorded]</text:p>
        </text:list-item>
        <text:list-item>
          <text:p text:style-name="P39"><text:span text:style-name="Strong_20_Emphasis">Tactical Breathwork Protocol:</text:span> Light nasal breathing during recovery phase</text:p>
        </text:list-item>
      </text:list>
      <text:p text:style-name="P20"/>
      <text:h text:style-name="P21" text:outline-level="2">TRAINING EXECUTION:</text:h>
      <text:list text:style-name="L24">
        <text:list-item>
          <text:p text:style-name="P40"><text:span text:style-name="Strong_20_Emphasis">Training Session Type:</text:span> Strength-to-Strike Transfer + Recovery Load Testing</text:p>
        </text:list-item>
        <text:list-item>
          <text:p text:style-name="P40"><text:span text:style-name="Strong_20_Emphasis">Session Notes:</text:span></text:p>
          <text:list>
            <text:list-item>
              <text:p text:style-name="P40">Weighted Vest + Stair + Stability Focus</text:p>
            </text:list-item>
            <text:list-item>
              <text:p text:style-name="P40">Strength-to-Strike Transfer Method Employed</text:p>
            </text:list-item>
            <text:list-item>
              <text:p text:style-name="P40">Exercises:</text:p>
              <text:list>
                <text:list-item>
                  <text:p text:style-name="P40">3 weighted stair climbs (vest on)</text:p>
                </text:list-item>
                <text:list-item>
                  <text:p text:style-name="P40">5 weighted squats (vest or loaded)</text:p>
                </text:list-item>
                <text:list-item>
                  <text:p text:style-name="P40"><text:soft-page-break/>1 pistol squat negative per leg (eccentric focus)</text:p>
                </text:list-item>
              </text:list>
            </text:list-item>
            <text:list-item>
              <text:p text:style-name="P40">Purpose: CNS load ➔ movement quality tracking ➔ fatigue mapping</text:p>
            </text:list-item>
          </text:list>
        </text:list-item>
        <text:list-item>
          <text:p text:style-name="P40"><text:span text:style-name="Strong_20_Emphasis">Mobility Work:</text:span></text:p>
          <text:list>
            <text:list-item>
              <text:p text:style-name="P40">Foam rolling: Outer quad, IT band adjacent, glutes</text:p>
            </text:list-item>
            <text:list-item>
              <text:p text:style-name="P40">Postural decompression: thoracic rolls, frog stretch</text:p>
            </text:list-item>
          </text:list>
        </text:list-item>
        <text:list-item>
          <text:p text:style-name="P40"><text:span text:style-name="Strong_20_Emphasis">Technical Insights:</text:span></text:p>
          <text:list>
            <text:list-item>
              <text:p text:style-name="P40">Left knee: Weakness and lateral instability observed</text:p>
            </text:list-item>
            <text:list-item>
              <text:p text:style-name="P40">Right hip: Cramping during stair phase</text:p>
            </text:list-item>
            <text:list-item>
              <text:p text:style-name="P40">No acute pain during squats, but post-session sensitivity noted</text:p>
            </text:list-item>
            <text:list-item>
              <text:p text:style-name="P40">Postural fatigue suggests deeper kinetic chain activation</text:p>
            </text:list-item>
          </text:list>
        </text:list-item>
      </text:list>
      <text:p text:style-name="P20"/>
      <text:h text:style-name="P21" text:outline-level="2">NUTRITION &amp; HYDRATION:</text:h>
      <text:list text:style-name="L25">
        <text:list-item>
          <text:p text:style-name="P41"><text:span text:style-name="Strong_20_Emphasis">Total Hydration:</text:span> ~135+ oz</text:p>
        </text:list-item>
        <text:list-item>
          <text:p text:style-name="P41"><text:span text:style-name="Strong_20_Emphasis">Meals/Fueling:</text:span></text:p>
          <text:list>
            <text:list-item>
              <text:p text:style-name="P41">1 large taco (7.5 oz beef/bean mix, ½ cup cheese, spinach, flour tortilla)</text:p>
              <text:list>
                <text:list-item>
                  <text:p text:style-name="P41">Estimated Macros: ~55g protein, ~40g carbs, ~35g fat</text:p>
                </text:list-item>
              </text:list>
            </text:list-item>
            <text:list-item>
              <text:p text:style-name="P41">Liquid I.V. smoothie (strawberries, cherry juice, almond milk)</text:p>
            </text:list-item>
          </text:list>
        </text:list-item>
        <text:list-item>
          <text:p text:style-name="P41"><text:span text:style-name="Strong_20_Emphasis">Supplement Stack:</text:span></text:p>
          <text:list>
            <text:list-item>
              <text:p text:style-name="P41">Full AM and PM stack (including magnesium, cordyceps, beta-alanine)</text:p>
            </text:list-item>
          </text:list>
        </text:list-item>
      </text:list>
      <text:p text:style-name="P20"/>
      <text:h text:style-name="P21" text:outline-level="2">BUFFS TRIGGERED:</text:h>
      <text:list text:style-name="L26">
        <text:list-item>
          <text:p text:style-name="P42">Stabilizer Sync (mobility + structural attention)</text:p>
        </text:list-item>
        <text:list-item>
          <text:p text:style-name="P42">Deep Core Engagement (recovery layering bonus)</text:p>
        </text:list-item>
      </text:list>
      <text:p text:style-name="P20"/>
      <text:h text:style-name="P21" text:outline-level="2">XP AWARDS:</text:h>
      <text:list text:style-name="L27">
        <text:list-item>
          <text:p text:style-name="P43">Strength-to-Strike Load Execution: +5 XP</text:p>
        </text:list-item>
        <text:list-item>
          <text:p text:style-name="P43">Recovery Mapping &amp; Mobility Work: +5 XP</text:p>
        </text:list-item>
        <text:list-item>
          <text:p text:style-name="P43"><text:span text:style-name="Strong_20_Emphasis">TOTAL XP GAINED:</text:span> +10 XP</text:p>
        </text:list-item>
      </text:list>
      <text:p text:style-name="P20"/>
      <text:h text:style-name="P28" text:outline-level="1"><text:soft-page-break/>SYSTEM NOTES:</text:h>
      <text:list text:style-name="L28">
        <text:list-item>
          <text:p text:style-name="P44">Focused primarily on testing postural endurance and recovery under structural loading</text:p>
        </text:list-item>
        <text:list-item>
          <text:p text:style-name="P44">Breath and recovery protocols maintained composure through fatigue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Manual entry not recorded]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11, 2025</text:h>
      <text:p text:style-name="P20"/>
      <text:h text:style-name="P21" text:outline-level="2">SYSTEM METRICS:</text:h>
      <text:list text:style-name="L29">
        <text:list-item>
          <text:p text:style-name="P45"><text:span text:style-name="Strong_20_Emphasis">Wakeup Time:</text:span> [Not recorded]</text:p>
        </text:list-item>
        <text:list-item>
          <text:p text:style-name="P45"><text:span text:style-name="Strong_20_Emphasis">Morning Body Weight:</text:span> [Not recorded]</text:p>
        </text:list-item>
        <text:list-item>
          <text:p text:style-name="P45"><text:span text:style-name="Strong_20_Emphasis">Total Sleep:</text:span> [Not recorded]</text:p>
        </text:list-item>
        <text:list-item>
          <text:p text:style-name="P45"><text:span text:style-name="Strong_20_Emphasis">Sleep Quality:</text:span> [Not recorded]</text:p>
        </text:list-item>
        <text:list-item>
          <text:p text:style-name="P45"><text:span text:style-name="Strong_20_Emphasis">Mood:</text:span> [Not recorded]</text:p>
        </text:list-item>
        <text:list-item>
          <text:p text:style-name="P45"><text:span text:style-name="Strong_20_Emphasis">Energy:</text:span> [High output confirmed across dual sessions]</text:p>
        </text:list-item>
        <text:list-item>
          <text:p text:style-name="P45"><text:span text:style-name="Strong_20_Emphasis">Immediate Thoughts:</text:span> [Endurance curve and breath sync focus]</text:p>
        </text:list-item>
        <text:list-item>
          <text:p text:style-name="P45"><text:span text:style-name="Strong_20_Emphasis">Emotional Sovereignty:</text:span> [Maintained]</text:p>
        </text:list-item>
      </text:list>
      <text:p text:style-name="P20"/>
      <text:h text:style-name="P21" text:outline-level="2">BREATHWORK &amp; PHYSICAL METRICS:</text:h>
      <text:list text:style-name="L30">
        <text:list-item>
          <text:p text:style-name="P46"><text:span text:style-name="Strong_20_Emphasis">CO₂ Hold:</text:span> [Not recorded]</text:p>
        </text:list-item>
        <text:list-item>
          <text:p text:style-name="P46"><text:span text:style-name="Strong_20_Emphasis">Max Expiratory Pressure:</text:span> [Not recorded]</text:p>
        </text:list-item>
        <text:list-item>
          <text:p text:style-name="P46"><text:span text:style-name="Strong_20_Emphasis">Max Inspiratory Pressure:</text:span> [Not recorded]</text:p>
        </text:list-item>
        <text:list-item>
          <text:p text:style-name="P46"><text:span text:style-name="Strong_20_Emphasis">Accessible Lung Capacity:</text:span> [Not recorded]</text:p>
        </text:list-item>
        <text:list-item>
          <text:p text:style-name="P46"><text:span text:style-name="Strong_20_Emphasis">Tactical Breathwork Protocol:</text:span> Nasal dominant breathing during run and bagwork; light mouth exhales under pressure; post-session box breathing recovery</text:p>
        </text:list-item>
      </text:list>
      <text:p text:style-name="P20"/>
      <text:h text:style-name="P21" text:outline-level="2">TRAINING EXECUTION:</text:h>
      <text:list text:style-name="L31">
        <text:list-item>
          <text:p text:style-name="P47"><text:span text:style-name="Strong_20_Emphasis">Training Session Type:</text:span> Tempo Run + High Volume Bag Work + Full Recovery</text:p>
        </text:list-item>
        <text:list-item>
          <text:p text:style-name="P47"><text:span text:style-name="Strong_20_Emphasis">Session Notes:</text:span></text:p>
          <text:list>
            <text:list-item>
              <text:p text:style-name="P47"><text:span text:style-name="Strong_20_Emphasis">Tempo Run:</text:span></text:p>
              <text:list>
                <text:list-item>
                  <text:p text:style-name="P47">Distance: 7.08 km</text:p>
                </text:list-item>
                <text:list-item>
                  <text:p text:style-name="P47">Time: 49 minutes</text:p>
                </text:list-item>
                <text:list-item>
                  <text:p text:style-name="P47"><text:soft-page-break/>Average HR: ~148 bpm</text:p>
                </text:list-item>
                <text:list-item>
                  <text:p text:style-name="P47">HR Zones: Dominantly Zone 3–4</text:p>
                </text:list-item>
                <text:list-item>
                  <text:p text:style-name="P47">Terrain: Outdoor, cool weather, slight wind</text:p>
                </text:list-item>
                <text:list-item>
                  <text:p text:style-name="P47">Style: Moderate intensity, rhythmic pacing</text:p>
                </text:list-item>
                <text:list-item>
                  <text:p text:style-name="P47">Breathing: Nasal dominant, strategic light exhales</text:p>
                </text:list-item>
                <text:list-item>
                  <text:p text:style-name="P47">Cooldown: Walking, warm layer recovery</text:p>
                </text:list-item>
              </text:list>
            </text:list-item>
            <text:list-item>
              <text:p text:style-name="P47"><text:span text:style-name="Strong_20_Emphasis">Bag Work Session:</text:span></text:p>
              <text:list>
                <text:list-item>
                  <text:p text:style-name="P47">Total Rounds: 6</text:p>
                </text:list-item>
                <text:list-item>
                  <text:p text:style-name="P47">Total Strikes: 488</text:p>
                </text:list-item>
                <text:list-item>
                  <text:p text:style-name="P47">Round Breakdown:</text:p>
                  <text:list>
                    <text:list-item>
                      <text:p text:style-name="P47">R1: 87</text:p>
                    </text:list-item>
                    <text:list-item>
                      <text:p text:style-name="P47">R2: 66</text:p>
                    </text:list-item>
                    <text:list-item>
                      <text:p text:style-name="P47">R3: 75</text:p>
                    </text:list-item>
                    <text:list-item>
                      <text:p text:style-name="P47">R4: 93</text:p>
                    </text:list-item>
                    <text:list-item>
                      <text:p text:style-name="P47">R5: 75</text:p>
                    </text:list-item>
                    <text:list-item>
                      <text:p text:style-name="P47">R6: 92</text:p>
                    </text:list-item>
                  </text:list>
                </text:list-item>
                <text:list-item>
                  <text:p text:style-name="P47">HR:</text:p>
                  <text:list>
                    <text:list-item>
                      <text:p text:style-name="P47">Start: ~120 bpm</text:p>
                    </text:list-item>
                    <text:list-item>
                      <text:p text:style-name="P47">Peak: 171 bpm (R4)</text:p>
                    </text:list-item>
                    <text:list-item>
                      <text:p text:style-name="P47">Cooldown: ~105 bpm within 15 mins post-session</text:p>
                    </text:list-item>
                  </text:list>
                </text:list-item>
              </text:list>
            </text:list-item>
            <text:list-item>
              <text:p text:style-name="P47"><text:span text:style-name="Strong_20_Emphasis">Movement Insights:</text:span></text:p>
              <text:list>
                <text:list-item>
                  <text:p text:style-name="P47">Mouthguard used throughout</text:p>
                </text:list-item>
                <text:list-item>
                  <text:p text:style-name="P47">Jab-teep combos, switch-to-spin chains</text:p>
                </text:list-item>
                <text:list-item>
                  <text:p text:style-name="P47">Clinch disengage + elbow, southpaw rhythm flow</text:p>
                </text:list-item>
                <text:list-item>
                  <text:p text:style-name="P47">Creativity surged in final round (92 strikes), seamless rhythmic flow</text:p>
                </text:list-item>
              </text:list>
            </text:list-item>
          </text:list>
        </text:list-item>
        <text:list-item>
          <text:p text:style-name="P47"><text:span text:style-name="Strong_20_Emphasis">Mobility Work:</text:span></text:p>
          <text:list>
            <text:list-item>
              <text:p text:style-name="P47">Post-session recovery:</text:p>
              <text:list>
                <text:list-item>
                  <text:p text:style-name="P47">Shower</text:p>
                </text:list-item>
                <text:list-item>
                  <text:p text:style-name="P47">Box breathing (nasal focus)</text:p>
                </text:list-item>
                <text:list-item>
                  <text:p text:style-name="P47">Neck corrector application</text:p>
                </text:list-item>
                <text:list-item>
                  <text:p text:style-name="P47">Frog pose, thoracic rolls, scap slides</text:p>
                </text:list-item>
              </text:list>
            </text:list-item>
          </text:list>
        </text:list-item>
        <text:list-item>
          <text:p text:style-name="P47"><text:span text:style-name="Strong_20_Emphasis">Technical Insights:</text:span></text:p>
          <text:list>
            <text:list-item>
              <text:p text:style-name="P47"><text:soft-page-break/>No crash despite dual-session day</text:p>
            </text:list-item>
          </text:list>
        </text:list-item>
      </text:list>
      <text:p text:style-name="P20"/>
      <text:h text:style-name="P21" text:outline-level="2">NUTRITION &amp; HYDRATION:</text:h>
      <text:list text:style-name="L32">
        <text:list-item>
          <text:p text:style-name="P48"><text:span text:style-name="Strong_20_Emphasis">Total Hydration:</text:span> ~140 oz including smoothie</text:p>
        </text:list-item>
        <text:list-item>
          <text:p text:style-name="P48"><text:span text:style-name="Strong_20_Emphasis">Meals/Fueling:</text:span></text:p>
          <text:list>
            <text:list-item>
              <text:p text:style-name="P48">Cinnamon Slapple Oats (AM) – ~52g protein</text:p>
            </text:list-item>
            <text:list-item>
              <text:p text:style-name="P48">1 Large Taco (~7.5 oz meat, ½ cup cheese, spinach)</text:p>
            </text:list-item>
            <text:list-item>
              <text:p text:style-name="P48">Strawberry Smoothie: 7 oz strawberries, almond milk, 1 Liquid I.V.</text:p>
            </text:list-item>
          </text:list>
        </text:list-item>
        <text:list-item>
          <text:p text:style-name="P48"><text:span text:style-name="Strong_20_Emphasis">Supplement Stack:</text:span></text:p>
          <text:list>
            <text:list-item>
              <text:p text:style-name="P48">Full AM and PM stack</text:p>
            </text:list-item>
          </text:list>
        </text:list-item>
      </text:list>
      <text:p text:style-name="P20"/>
      <text:h text:style-name="P21" text:outline-level="2">BUFFS TRIGGERED:</text:h>
      <text:list text:style-name="L33">
        <text:list-item>
          <text:p text:style-name="P49">Resilient Engine (confirmed recovery curve)</text:p>
        </text:list-item>
        <text:list-item>
          <text:p text:style-name="P49">Combo Architect (structured chain flow)</text:p>
        </text:list-item>
        <text:list-item>
          <text:p text:style-name="P49">Freestyle Rhythm (last round surge)</text:p>
        </text:list-item>
        <text:list-item>
          <text:p text:style-name="P49">Phasebreaker (highest total strike session)</text:p>
        </text:list-item>
        <text:list-item>
          <text:p text:style-name="P49">Liquid Core (hydration + breath sync)</text:p>
        </text:list-item>
      </text:list>
      <text:p text:style-name="P20"/>
      <text:h text:style-name="P21" text:outline-level="2">XP AWARDS:</text:h>
      <text:list text:style-name="L34">
        <text:list-item>
          <text:p text:style-name="P50">Hydration Sovereignty: +5 XP</text:p>
        </text:list-item>
        <text:list-item>
          <text:p text:style-name="P50">Tactical Breathwork Execution: +5 XP</text:p>
        </text:list-item>
        <text:list-item>
          <text:p text:style-name="P50">Tempo Run Execution: +5 XP</text:p>
        </text:list-item>
        <text:list-item>
          <text:p text:style-name="P50">Bag Work Sovereign Session: +5 XP</text:p>
        </text:list-item>
        <text:list-item>
          <text:p text:style-name="P50">Recovery Ritual Execution: +5 XP</text:p>
        </text:list-item>
        <text:list-item>
          <text:p text:style-name="P50"><text:span text:style-name="Strong_20_Emphasis">TOTAL XP GAINED:</text:span> +25 XP</text:p>
        </text:list-item>
      </text:list>
      <text:p text:style-name="P20"/>
      <text:h text:style-name="P28" text:outline-level="1">SYSTEM NOTES:</text:h>
      <text:list text:style-name="L35">
        <text:list-item>
          <text:p text:style-name="P51">Endurance curve successfully maintained under moderate pressure</text:p>
        </text:list-item>
        <text:list-item>
          <text:p text:style-name="P51">Full breath control throughout dual sessions</text:p>
        </text:list-item>
        <text:list-item>
          <text:p text:style-name="P51">Confirmed creativity and rhythmic dominance in bag rounds</text:p>
        </text:list-item>
      </text:list>
      <text:p text:style-name="P20"><text:soft-page-break/></text:p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Manual entry not recorded]</text:p>
      <text:h text:style-name="P4" text:outline-level="1">WHYNN DAILY LOG – April 12, 2025</text:h>
      <text:p text:style-name="P20"/>
      <text:h text:style-name="P21" text:outline-level="2">SYSTEM METRICS:</text:h>
      <text:list text:style-name="L36">
        <text:list-item>
          <text:p text:style-name="P52"><text:span text:style-name="Strong_20_Emphasis">Wakeup Time:</text:span> [Not recorded]</text:p>
        </text:list-item>
        <text:list-item>
          <text:p text:style-name="P52"><text:span text:style-name="Strong_20_Emphasis">Morning Body Weight:</text:span> [Not recorded]</text:p>
        </text:list-item>
        <text:list-item>
          <text:p text:style-name="P52"><text:span text:style-name="Strong_20_Emphasis">Total Sleep:</text:span> [Not recorded]</text:p>
        </text:list-item>
        <text:list-item>
          <text:p text:style-name="P52"><text:span text:style-name="Strong_20_Emphasis">Sleep Quality:</text:span> [Not recorded]</text:p>
        </text:list-item>
        <text:list-item>
          <text:p text:style-name="P52"><text:span text:style-name="Strong_20_Emphasis">Mood:</text:span> [High emotional depth, centeredness achieved post-processing]</text:p>
        </text:list-item>
        <text:list-item>
          <text:p text:style-name="P52"><text:span text:style-name="Strong_20_Emphasis">Energy:</text:span> [Stable; post-anger integration]</text:p>
        </text:list-item>
        <text:list-item>
          <text:p text:style-name="P52"><text:span text:style-name="Strong_20_Emphasis">Immediate Thoughts:</text:span> "You are not following the system anymore — you are leading it."</text:p>
        </text:list-item>
        <text:list-item>
          <text:p text:style-name="P52"><text:span text:style-name="Strong_20_Emphasis">Emotional Sovereignty:</text:span> [Fully activated through ritual and conscious reflection]</text:p>
        </text:list-item>
      </text:list>
      <text:p text:style-name="P20"/>
      <text:h text:style-name="P21" text:outline-level="2">BREATHWORK &amp; PHYSICAL METRICS:</text:h>
      <text:list text:style-name="L37">
        <text:list-item>
          <text:p text:style-name="P53"><text:span text:style-name="Strong_20_Emphasis">CO₂ Hold:</text:span> [Referenced but not timed]</text:p>
        </text:list-item>
        <text:list-item>
          <text:p text:style-name="P53"><text:span text:style-name="Strong_20_Emphasis">Max Expiratory Pressure:</text:span> [Not recorded]</text:p>
        </text:list-item>
        <text:list-item>
          <text:p text:style-name="P53"><text:span text:style-name="Strong_20_Emphasis">Max Inspiratory Pressure:</text:span> [Not recorded]</text:p>
        </text:list-item>
        <text:list-item>
          <text:p text:style-name="P53"><text:span text:style-name="Strong_20_Emphasis">Accessible Lung Capacity:</text:span> [Not recorded]</text:p>
        </text:list-item>
        <text:list-item>
          <text:p text:style-name="P53"><text:span text:style-name="Strong_20_Emphasis">Tactical Breathwork Protocol:</text:span></text:p>
          <text:list>
            <text:list-item>
              <text:p text:style-name="P53">Feldmann’s Gate somatic breathwork archived and formalized</text:p>
            </text:list-item>
            <text:list-item>
              <text:p text:style-name="P53">6-6-12-8 cadence planned for re-entrance</text:p>
            </text:list-item>
            <text:list-item>
              <text:p text:style-name="P53">Box breathing, Airofit, and CO₂ tolerance referenced in recovery stack</text:p>
            </text:list-item>
          </text:list>
        </text:list-item>
      </text:list>
      <text:p text:style-name="P20"/>
      <text:h text:style-name="P21" text:outline-level="2">TRAINING EXECUTION:</text:h>
      <text:list text:style-name="L38">
        <text:list-item>
          <text:p text:style-name="P54"><text:span text:style-name="Strong_20_Emphasis">Training Session Type:</text:span> Emotional Recovery, System Deepening, Ritual Expansion</text:p>
        </text:list-item>
        <text:list-item>
          <text:p text:style-name="P54"><text:span text:style-name="Strong_20_Emphasis">Session Notes:</text:span></text:p>
          <text:list>
            <text:list-item>
              <text:p text:style-name="P54"><text:soft-page-break/><text:span text:style-name="Strong_20_Emphasis">Recovery Stack:</text:span></text:p>
              <text:list>
                <text:list-item>
                  <text:p text:style-name="P54">Airofit Recovery Protocol</text:p>
                </text:list-item>
                <text:list-item>
                  <text:p text:style-name="P54">Full AM Knee Rehab: Glute med work, capsule glides</text:p>
                </text:list-item>
                <text:list-item>
                  <text:p text:style-name="P54">Evening Mobility Ritual: Frog Stretch, Thread the Needle, Neck Glides, Wall Angels, Heel Slides, Corpse Pose</text:p>
                </text:list-item>
              </text:list>
            </text:list-item>
          </text:list>
        </text:list-item>
        <text:list-item>
          <text:p text:style-name="P54"><text:span text:style-name="Strong_20_Emphasis">Mobility Work:</text:span></text:p>
          <text:list>
            <text:list-item>
              <text:p text:style-name="P54">Full evening flow focused on thoracic and pelvic restoration</text:p>
            </text:list-item>
          </text:list>
        </text:list-item>
        <text:list-item>
          <text:p text:style-name="P54"><text:span text:style-name="Strong_20_Emphasis">Technical Insights:</text:span></text:p>
          <text:list>
            <text:list-item>
              <text:p text:style-name="P54">Emotional and nervous system resets integrated with physical mobility work</text:p>
            </text:list-item>
          </text:list>
        </text:list-item>
      </text:list>
      <text:p text:style-name="P20"/>
      <text:h text:style-name="P21" text:outline-level="2">NUTRITION &amp; HYDRATION:</text:h>
      <text:list text:style-name="L39">
        <text:list-item>
          <text:p text:style-name="P55"><text:span text:style-name="Strong_20_Emphasis">Total Hydration:</text:span> ~138–140 oz</text:p>
        </text:list-item>
        <text:list-item>
          <text:p text:style-name="P55"><text:span text:style-name="Strong_20_Emphasis">Meals/Fueling:</text:span></text:p>
          <text:list>
            <text:list-item>
              <text:p text:style-name="P55">AM: Slapple Oats + Muscle Milk + Carnation Shake (~97g protein)</text:p>
            </text:list-item>
            <text:list-item>
              <text:p text:style-name="P55">Lunch: Burger w/ bacon + fries + ~20oz water (~55g protein)</text:p>
            </text:list-item>
            <text:list-item>
              <text:p text:style-name="P55">Dinner: 8.8oz Taco w/ cheese + water (~55g protein)</text:p>
            </text:list-item>
            <text:list-item>
              <text:p text:style-name="P55">Liquid I.V. Strawberry Smoothie</text:p>
            </text:list-item>
          </text:list>
        </text:list-item>
        <text:list-item>
          <text:p text:style-name="P55"><text:span text:style-name="Strong_20_Emphasis">Total Macros:</text:span></text:p>
          <text:list>
            <text:list-item>
              <text:p text:style-name="P55">~210g protein</text:p>
            </text:list-item>
            <text:list-item>
              <text:p text:style-name="P55">~2,500–2,600 kcal</text:p>
            </text:list-item>
          </text:list>
        </text:list-item>
        <text:list-item>
          <text:p text:style-name="P55"><text:span text:style-name="Strong_20_Emphasis">Supplement Stack:</text:span></text:p>
          <text:list>
            <text:list-item>
              <text:p text:style-name="P55">AM: Vitamin D3/K2, Omega-3s, Zinc, Magnesium</text:p>
            </text:list-item>
            <text:list-item>
              <text:p text:style-name="P55">PM: Magnesium, L-Theanine, 3mg Melatonin</text:p>
            </text:list-item>
          </text:list>
        </text:list-item>
      </text:list>
      <text:p text:style-name="P20"/>
      <text:h text:style-name="P21" text:outline-level="2">BUFFS TRIGGERED:</text:h>
      <text:list text:style-name="L40">
        <text:list-item>
          <text:p text:style-name="P56">Liquid Core (hydration mastery)</text:p>
        </text:list-item>
        <text:list-item>
          <text:p text:style-name="P56">Well-Fed Sentinel (macro integrity)</text:p>
        </text:list-item>
        <text:list-item>
          <text:p text:style-name="P56">Dreamstate Priming (pre-sleep mobility + supplementation)</text:p>
        </text:list-item>
        <text:list-item>
          <text:p text:style-name="P56">Recovery Surge Protocol (full stack recovery layering)</text:p>
        </text:list-item>
        <text:list-item>
          <text:p text:style-name="P56">Spinal Cascade (thoracic and neck decompression)</text:p>
        </text:list-item>
        <text:list-item>
          <text:p text:style-name="P56">Emotional Architect (anger processing mastery)</text:p>
        </text:list-item>
        <text:list-item>
          <text:p text:style-name="P56"><text:soft-page-break/>Ritual Sync (formalization of rituals)</text:p>
        </text:list-item>
        <text:list-item>
          <text:p text:style-name="P56">System Architect (self-led system evolution)</text:p>
        </text:list-item>
        <text:list-item>
          <text:p text:style-name="P56">Loop Disruptor (emotional cycle break)</text:p>
        </text:list-item>
      </text:list>
      <text:p text:style-name="P20"/>
      <text:h text:style-name="P21" text:outline-level="2">XP AWARDS:</text:h>
      <text:list text:style-name="L41">
        <text:list-item>
          <text:p text:style-name="P57">Hydration Mastery: +5 XP</text:p>
        </text:list-item>
        <text:list-item>
          <text:p text:style-name="P57">Macro Logging: +5 XP</text:p>
        </text:list-item>
        <text:list-item>
          <text:p text:style-name="P57">Emotional Reflection Arc: +7 XP</text:p>
        </text:list-item>
        <text:list-item>
          <text:p text:style-name="P57">Recovery Ritual: +5 XP</text:p>
        </text:list-item>
        <text:list-item>
          <text:p text:style-name="P57">System Realization: +5 XP</text:p>
        </text:list-item>
        <text:list-item>
          <text:p text:style-name="P57">Night Mobility Bonus: +3 XP</text:p>
        </text:list-item>
        <text:list-item>
          <text:p text:style-name="P57"><text:span text:style-name="Strong_20_Emphasis">TOTAL XP GAINED:</text:span> +30 XP</text:p>
        </text:list-item>
      </text:list>
      <text:p text:style-name="P20"/>
      <text:h text:style-name="P28" text:outline-level="1">SYSTEM NOTES:</text:h>
      <text:list text:style-name="L42">
        <text:list-item>
          <text:p text:style-name="P58">Dream log captured strong emotional imprints:</text:p>
          <text:list>
            <text:list-item>
              <text:p text:style-name="P58">Encountered chaotic, violent energy symbolized through a dream figure (Madi’s brother)</text:p>
            </text:list-item>
            <text:list-item>
              <text:p text:style-name="P58">Processing helplessness, moral rage, and size/violence imbalance</text:p>
            </text:list-item>
            <text:list-item>
              <text:p text:style-name="P58">Channeling experience into emotional transmutation framework</text:p>
            </text:list-item>
          </text:list>
        </text:list-item>
        <text:list-item>
          <text:p text:style-name="P58">Alignment Statement:</text:p>
          <text:list>
            <text:list-item>
              <text:p text:style-name="P58">Self is the system</text:p>
            </text:list-item>
            <text:list-item>
              <text:p text:style-name="P58">Rhythm before outcome</text:p>
            </text:list-item>
            <text:list-item>
              <text:p text:style-name="P58">Sovereignty over external validation</text:p>
            </text:list-item>
          </text:list>
        </text:list-item>
        <text:list-item>
          <text:p text:style-name="P58">Anger Log:</text:p>
          <text:list>
            <text:list-item>
              <text:p text:style-name="P58">Rage honored without leakage</text:p>
            </text:list-item>
            <text:list-item>
              <text:p text:style-name="P58">Resentment toward power abuse processed internally</text:p>
            </text:list-item>
            <text:list-item>
              <text:p text:style-name="P58">Chose restraint and system preservation over reaction</text:p>
            </text:list-item>
          </text:list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Manual entry not recorded]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13, 2025</text:h>
      <text:p text:style-name="P20"/>
      <text:h text:style-name="P21" text:outline-level="2">SYSTEM METRICS:</text:h>
      <text:list text:style-name="L43">
        <text:list-item>
          <text:p text:style-name="P59"><text:span text:style-name="Strong_20_Emphasis">Wakeup Time:</text:span> [Not recorded]</text:p>
        </text:list-item>
        <text:list-item>
          <text:p text:style-name="P59"><text:span text:style-name="Strong_20_Emphasis">Morning Body Weight:</text:span> [Not recorded]</text:p>
        </text:list-item>
        <text:list-item>
          <text:p text:style-name="P59"><text:span text:style-name="Strong_20_Emphasis">Total Sleep:</text:span> [Not recorded; multiple nap bursts recorded]</text:p>
        </text:list-item>
        <text:list-item>
          <text:p text:style-name="P59"><text:span text:style-name="Strong_20_Emphasis">Sleep Quality:</text:span> [Recovery naps executed]</text:p>
        </text:list-item>
        <text:list-item>
          <text:p text:style-name="P59"><text:span text:style-name="Strong_20_Emphasis">Mood:</text:span> Emotional pressure (tax-related) managed to stability</text:p>
        </text:list-item>
        <text:list-item>
          <text:p text:style-name="P59"><text:span text:style-name="Strong_20_Emphasis">Energy:</text:span> Stable through tactical cycles (rage recovery + mobility recharge)</text:p>
        </text:list-item>
        <text:list-item>
          <text:p text:style-name="P59"><text:span text:style-name="Strong_20_Emphasis">Immediate Thoughts:</text:span> System over emotion; forward assessment only</text:p>
        </text:list-item>
        <text:list-item>
          <text:p text:style-name="P59"><text:span text:style-name="Strong_20_Emphasis">Emotional Sovereignty:</text:span> Fully secured through emotional flow protocols</text:p>
        </text:list-item>
      </text:list>
      <text:p text:style-name="P20"/>
      <text:h text:style-name="P21" text:outline-level="2">BREATHWORK &amp; PHYSICAL METRICS:</text:h>
      <text:list text:style-name="L44">
        <text:list-item>
          <text:p text:style-name="P60"><text:span text:style-name="Strong_20_Emphasis">CO₂ Hold:</text:span> [Not directly recorded]</text:p>
        </text:list-item>
        <text:list-item>
          <text:p text:style-name="P60"><text:span text:style-name="Strong_20_Emphasis">Max Expiratory Pressure:</text:span> [Airofit 'Depth' Perfect, Elevation Good]</text:p>
        </text:list-item>
        <text:list-item>
          <text:p text:style-name="P60"><text:span text:style-name="Strong_20_Emphasis">Max Inspiratory Pressure:</text:span> [Implied strong via Airofit sessions]</text:p>
        </text:list-item>
        <text:list-item>
          <text:p text:style-name="P60"><text:span text:style-name="Strong_20_Emphasis">Accessible Lung Capacity:</text:span> [Referenced]</text:p>
        </text:list-item>
        <text:list-item>
          <text:p text:style-name="P60"><text:span text:style-name="Strong_20_Emphasis">Tactical Breathwork Protocol:</text:span></text:p>
          <text:list>
            <text:list-item>
              <text:p text:style-name="P60">Feldmann’s Gate: 10 min (emotional euphoria, laughter, resolution)</text:p>
            </text:list-item>
            <text:list-item>
              <text:p text:style-name="P60">Airofit Sessions: Depth (Perfect), Depth (Perfect), Elevation (Good)</text:p>
            </text:list-item>
            <text:list-item>
              <text:p text:style-name="P60">Burnwalk Breath Recovery: 4-4-8 to 4-4-10 cadence post-rage event</text:p>
            </text:list-item>
            <text:list-item>
              <text:p text:style-name="P60">Breath Discipline confirmed — Phase II mark achieved</text:p>
            </text:list-item>
          </text:list>
        </text:list-item>
      </text:list>
      <text:p text:style-name="P20"/>
      <text:h text:style-name="P21" text:outline-level="2">TRAINING EXECUTION:</text:h>
      <text:list text:style-name="L45">
        <text:list-item>
          <text:p text:style-name="P61"><text:span text:style-name="Strong_20_Emphasis">Training Session Type:</text:span> Emotional Recovery, Tactical Analysis, System Structuring</text:p>
        </text:list-item>
        <text:list-item>
          <text:p text:style-name="P61"><text:soft-page-break/><text:span text:style-name="Strong_20_Emphasis">Session Notes:</text:span></text:p>
          <text:list>
            <text:list-item>
              <text:p text:style-name="P61"><text:span text:style-name="Strong_20_Emphasis">Morning Mobility:</text:span> Frog stretch, Dragon Tamer Reach (opposite arm), 90/90, Neck Corrector, Floor Scap Glides, Ankle Flossing, Face Pulls</text:p>
            </text:list-item>
            <text:list-item>
              <text:p text:style-name="P61"><text:span text:style-name="Strong_20_Emphasis">Burn Session:</text:span> Aggressive striking outburst (knees, elbows, yelling)</text:p>
            </text:list-item>
            <text:list-item>
              <text:p text:style-name="P61"><text:span text:style-name="Strong_20_Emphasis">Burnwalk Recovery:</text:span> 0.5 mile walk, breath-matched to metronome (73→62 BPM)</text:p>
            </text:list-item>
          </text:list>
        </text:list-item>
        <text:list-item>
          <text:p text:style-name="P61"><text:span text:style-name="Strong_20_Emphasis">Mobility Work:</text:span></text:p>
          <text:list>
            <text:list-item>
              <text:p text:style-name="P61">Neuro-Wave Tilt, Frog Stretch, Dragon Tamer Reach, Supine Figure 4, Corpse Pose</text:p>
            </text:list-item>
          </text:list>
        </text:list-item>
        <text:list-item>
          <text:p text:style-name="P61"><text:span text:style-name="Strong_20_Emphasis">Technical Insights:</text:span></text:p>
          <text:list>
            <text:list-item>
              <text:p text:style-name="P61">High kick chain and bracing patterns actively released</text:p>
            </text:list-item>
            <text:list-item>
              <text:p text:style-name="P61">Emotional cycle containment via physical systems</text:p>
            </text:list-item>
          </text:list>
        </text:list-item>
      </text:list>
      <text:p text:style-name="P20"/>
      <text:h text:style-name="P21" text:outline-level="2">NUTRITION &amp; HYDRATION:</text:h>
      <text:list text:style-name="L46">
        <text:list-item>
          <text:p text:style-name="P62"><text:span text:style-name="Strong_20_Emphasis">Total Hydration:</text:span> ~133 oz</text:p>
        </text:list-item>
        <text:list-item>
          <text:p text:style-name="P62"><text:span text:style-name="Strong_20_Emphasis">Meals/Fueling:</text:span></text:p>
          <text:list>
            <text:list-item>
              <text:p text:style-name="P62">Slapple Oats + Muscle Milk + Carnation Shake (AM)</text:p>
            </text:list-item>
            <text:list-item>
              <text:p text:style-name="P62">2x 8oz Tacos with cheese</text:p>
            </text:list-item>
            <text:list-item>
              <text:p text:style-name="P62">~20 Doritos</text:p>
            </text:list-item>
            <text:list-item>
              <text:p text:style-name="P62">Strawberry Smoothie + Liquid I.V.</text:p>
            </text:list-item>
          </text:list>
        </text:list-item>
        <text:list-item>
          <text:p text:style-name="P62"><text:span text:style-name="Strong_20_Emphasis">Total Macros:</text:span></text:p>
          <text:list>
            <text:list-item>
              <text:p text:style-name="P62">~162g protein</text:p>
            </text:list-item>
            <text:list-item>
              <text:p text:style-name="P62">~113–120g carbs</text:p>
            </text:list-item>
            <text:list-item>
              <text:p text:style-name="P62">~67g fat</text:p>
            </text:list-item>
            <text:list-item>
              <text:p text:style-name="P62">~2,050–2,200 kcal</text:p>
            </text:list-item>
          </text:list>
        </text:list-item>
        <text:list-item>
          <text:p text:style-name="P62"><text:span text:style-name="Strong_20_Emphasis">Supplement Stack:</text:span></text:p>
          <text:list>
            <text:list-item>
              <text:p text:style-name="P62">AM: Multivitamin, Magnesium Glycinate, L-Theanine, Fish Oil (x3), Creatine, Vitamin D3, Digestive Enzymes, ALA</text:p>
            </text:list-item>
            <text:list-item>
              <text:p text:style-name="P62">PM: Magnesium, L-Theanine, 3mg Melatonin</text:p>
            </text:list-item>
          </text:list>
        </text:list-item>
      </text:list>
      <text:p text:style-name="P20"/>
      <text:h text:style-name="P21" text:outline-level="2">BUFFS TRIGGERED:</text:h>
      <text:list text:style-name="L47">
        <text:list-item>
          <text:p text:style-name="P63">Liquid Core (hydration + breath mastery)</text:p>
        </text:list-item>
        <text:list-item>
          <text:p text:style-name="P63">Well-Fed Sentinel (macro balance)</text:p>
        </text:list-item>
        <text:list-item>
          <text:p text:style-name="P63"><text:soft-page-break/>Dreamstate Priming (neurochemical layering)</text:p>
        </text:list-item>
        <text:list-item>
          <text:p text:style-name="P63">Recovery Surge Protocol</text:p>
        </text:list-item>
        <text:list-item>
          <text:p text:style-name="P63">Emotional Architect (Feldmann's Gate completion)</text:p>
        </text:list-item>
        <text:list-item>
          <text:p text:style-name="P63">System Architect (new protocol creation)</text:p>
        </text:list-item>
        <text:list-item>
          <text:p text:style-name="P63">Tactical Humor Memory (Muay Thai/Kickboxing study insight)</text:p>
        </text:list-item>
        <text:list-item>
          <text:p text:style-name="P63">Loop Disruptor (rage event conversion)</text:p>
        </text:list-item>
        <text:list-item>
          <text:p text:style-name="P63">Burn Discipline Tier I (rage-to-system transition)</text:p>
        </text:list-item>
      </text:list>
      <text:p text:style-name="P20"/>
      <text:h text:style-name="P21" text:outline-level="2">XP AWARDS:</text:h>
      <text:list text:style-name="L48">
        <text:list-item>
          <text:p text:style-name="P64">Hydration Mastery: +5 XP</text:p>
        </text:list-item>
        <text:list-item>
          <text:p text:style-name="P64">Macro Logging: +5 XP</text:p>
        </text:list-item>
        <text:list-item>
          <text:p text:style-name="P64">Emotional Flow Milestone: +7 XP</text:p>
        </text:list-item>
        <text:list-item>
          <text:p text:style-name="P64">Recovery Ritual Execution: +5 XP</text:p>
        </text:list-item>
        <text:list-item>
          <text:p text:style-name="P64">System Realization Protocol: +5 XP</text:p>
        </text:list-item>
        <text:list-item>
          <text:p text:style-name="P64">Night Mobility Bonus: +3 XP</text:p>
        </text:list-item>
        <text:list-item>
          <text:p text:style-name="P64"><text:span text:style-name="Strong_20_Emphasis">TOTAL XP GAINED:</text:span> +30 XP</text:p>
        </text:list-item>
      </text:list>
      <text:p text:style-name="P20"/>
      <text:h text:style-name="P28" text:outline-level="1">SYSTEM NOTES:</text:h>
      <text:list text:style-name="L49">
        <text:list-item>
          <text:p text:style-name="P65">Emotional overload triggered by external (Ex’s tweet), but full containment achieved</text:p>
        </text:list-item>
        <text:list-item>
          <text:p text:style-name="P65">Dream sequences increasingly thematized by emotional sovereignty challenges</text:p>
        </text:list-item>
        <text:list-item>
          <text:p text:style-name="P65">New tactical drills and concepts initiated:</text:p>
          <text:list>
            <text:list-item>
              <text:p text:style-name="P65">'NEXT THREAT' Protocol (never linger post-knockdown)</text:p>
            </text:list-item>
            <text:list-item>
              <text:p text:style-name="P65">'Burnwalk 0.5' (rage rechanneling)</text:p>
            </text:list-item>
            <text:list-item>
              <text:p text:style-name="P65">Neuro-Wave Tilt (pelvic-thoracic wave synchronization)</text:p>
            </text:list-item>
          </text:list>
        </text:list-item>
      </text:list>
      <text:p text:style-name="P20"/>
      <text:h text:style-name="P21" text:outline-level="2">LEVEL-UP STATUS:</text:h>
      <text:list text:style-name="L50">
        <text:list-item>
          <text:p text:style-name="P66"><text:span text:style-name="Strong_20_Emphasis">Total XP:</text:span> 306 / 400</text:p>
        </text:list-item>
        <text:list-item>
          <text:p text:style-name="P66"><text:span text:style-name="Strong_20_Emphasis">Level:</text:span> 5</text:p>
        </text:list-item>
        <text:list-item>
          <text:p text:style-name="P66"><text:span text:style-name="Strong_20_Emphasis">Class/Title:</text:span> System Initiate / Adaptive Striker + Breathborne Tactician</text:p>
        </text:list-item>
        <text:list-item>
          <text:p text:style-name="P66"><text:span text:style-name="Strong_20_Emphasis">Stat Points Allocated:</text:span></text:p>
          <text:list>
            <text:list-item>
              <text:p text:style-name="P66"><text:soft-page-break/>+2 Breath Control</text:p>
            </text:list-item>
            <text:list-item>
              <text:p text:style-name="P66">+1 Cognition</text:p>
            </text:list-item>
            <text:list-item>
              <text:p text:style-name="P66">+1 Endurance</text:p>
            </text:list-item>
            <text:list-item>
              <text:p text:style-name="P66">+1 Recovery</text:p>
            </text:list-item>
          </text:list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Manual entry not recorded]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14, 2025</text:h>
      <text:p text:style-name="P20"/>
      <text:h text:style-name="P21" text:outline-level="2">SYSTEM METRICS:</text:h>
      <text:list text:style-name="L51">
        <text:list-item>
          <text:p text:style-name="P67"><text:span text:style-name="Strong_20_Emphasis">Level:</text:span> 6 – Rhythm Architect</text:p>
        </text:list-item>
        <text:list-item>
          <text:p text:style-name="P67"><text:span text:style-name="Strong_20_Emphasis">XP:</text:span> 184 / 500</text:p>
        </text:list-item>
        <text:list-item>
          <text:p text:style-name="P67"><text:span text:style-name="Strong_20_Emphasis">Stat Points:</text:span> 1 (Unspent)</text:p>
        </text:list-item>
        <text:list-item>
          <text:p text:style-name="P67"><text:span text:style-name="Strong_20_Emphasis">Mood:</text:span> 8/10</text:p>
        </text:list-item>
        <text:list-item>
          <text:p text:style-name="P67"><text:span text:style-name="Strong_20_Emphasis">Energy:</text:span> 8/10</text:p>
        </text:list-item>
        <text:list-item>
          <text:p text:style-name="P67"><text:span text:style-name="Strong_20_Emphasis">Wakeup Time:</text:span> [Not recorded]</text:p>
        </text:list-item>
        <text:list-item>
          <text:p text:style-name="P67"><text:span text:style-name="Strong_20_Emphasis">Morning Body Weight:</text:span> [Not recorded]</text:p>
        </text:list-item>
        <text:list-item>
          <text:p text:style-name="P67"><text:span text:style-name="Strong_20_Emphasis">Total Sleep:</text:span> [Not recorded]</text:p>
        </text:list-item>
        <text:list-item>
          <text:p text:style-name="P67"><text:span text:style-name="Strong_20_Emphasis">Immediate Thoughts:</text:span> Emotional sovereignty challenged midday; full rhythmic recovery achieved by night.</text:p>
        </text:list-item>
      </text:list>
      <text:p text:style-name="P20"/>
      <text:h text:style-name="P21" text:outline-level="2">BREATHWORK &amp; PHYSICAL METRICS:</text:h>
      <text:list text:style-name="L52">
        <text:list-item>
          <text:p text:style-name="P68"><text:span text:style-name="Strong_20_Emphasis">CO₂ Hold:</text:span> 19.16 seconds (Standing Test)</text:p>
        </text:list-item>
        <text:list-item>
          <text:p text:style-name="P68"><text:span text:style-name="Strong_20_Emphasis">Max Expiratory Pressure:</text:span> [Logged via AeroFit; slight exhale deviation]</text:p>
        </text:list-item>
        <text:list-item>
          <text:p text:style-name="P68"><text:span text:style-name="Strong_20_Emphasis">Max Inspiratory Pressure:</text:span> [Not specifically recorded]</text:p>
        </text:list-item>
        <text:list-item>
          <text:p text:style-name="P68"><text:span text:style-name="Strong_20_Emphasis">Accessible Lung Capacity:</text:span> 3.0L (Tidal Volume)</text:p>
        </text:list-item>
        <text:list-item>
          <text:p text:style-name="P68"><text:span text:style-name="Strong_20_Emphasis">Performance Data:</text:span></text:p>
          <text:list>
            <text:list-item>
              <text:p text:style-name="P68">VO₂ Max: 4.3L</text:p>
            </text:list-item>
            <text:list-item>
              <text:p text:style-name="P68">Peak Flow: 680 L/min</text:p>
            </text:list-item>
            <text:list-item>
              <text:p text:style-name="P68">Respiratory Rate: 6.4 bpm</text:p>
            </text:list-item>
          </text:list>
        </text:list-item>
        <text:list-item>
          <text:p text:style-name="P68"><text:span text:style-name="Strong_20_Emphasis">Tactical Breathwork Protocols:</text:span></text:p>
          <text:list>
            <text:list-item>
              <text:p text:style-name="P68">AeroFit Exhale Focused Drill</text:p>
              <text:list>
                <text:list-item>
                  <text:p text:style-name="P68">Jaw tension flagged; adjusted with gum chewing and intensity taper</text:p>
                </text:list-item>
              </text:list>
            </text:list-item>
            <text:list-item>
              <text:p text:style-name="P68"><text:soft-page-break/>Feldmann's Gate:</text:p>
              <text:list>
                <text:list-item>
                  <text:p text:style-name="P68">Midday: 5 mins — euphoric, calm</text:p>
                </text:list-item>
                <text:list-item>
                  <text:p text:style-name="P68">Evening: Gate II 4:30 mins — euphoric, tingling, emotional surge, full calm descent</text:p>
                </text:list-item>
              </text:list>
            </text:list-item>
          </text:list>
        </text:list-item>
      </text:list>
      <text:p text:style-name="P20"/>
      <text:h text:style-name="P21" text:outline-level="2">TRAINING EXECUTION:</text:h>
      <text:list text:style-name="L53">
        <text:list-item>
          <text:p text:style-name="P69"><text:span text:style-name="Strong_20_Emphasis">Morning Mobility:</text:span></text:p>
          <text:list>
            <text:list-item>
              <text:p text:style-name="P69">Thoracic Rolls</text:p>
            </text:list-item>
            <text:list-item>
              <text:p text:style-name="P69">Spine Corrector (2 min)</text:p>
            </text:list-item>
            <text:list-item>
              <text:p text:style-name="P69">Scorpion to Child's Pose (2 min)</text:p>
            </text:list-item>
            <text:list-item>
              <text:p text:style-name="P69">Frog Stretch (2 min)</text:p>
            </text:list-item>
            <text:list-item>
              <text:p text:style-name="P69">Dragon Tamer Reach (30 sec per side)</text:p>
            </text:list-item>
            <text:list-item>
              <text:p text:style-name="P69">Completed Drill #5 at workplace</text:p>
            </text:list-item>
          </text:list>
        </text:list-item>
        <text:list-item>
          <text:p text:style-name="P69"><text:span text:style-name="Strong_20_Emphasis">Midday Training:</text:span></text:p>
          <text:list>
            <text:list-item>
              <text:p text:style-name="P69">4 Rounds Weighted Jump Rope (11.5 oz rope)</text:p>
              <text:list>
                <text:list-item>
                  <text:p text:style-name="P69">Active rest: 10 pushups, 10 situps, 10 squats</text:p>
                </text:list-item>
                <text:list-item>
                  <text:p text:style-name="P69">Heart Rate Peak: 152 bpm</text:p>
                </text:list-item>
                <text:list-item>
                  <text:p text:style-name="P69">Breath: Nasal preferred; mouth override during fatigue</text:p>
                </text:list-item>
              </text:list>
            </text:list-item>
          </text:list>
        </text:list-item>
        <text:list-item>
          <text:p text:style-name="P69"><text:span text:style-name="Strong_20_Emphasis">Bagwork Session:</text:span></text:p>
          <text:list>
            <text:list-item>
              <text:p text:style-name="P69">6 Rounds – Technique Focus</text:p>
            </text:list-item>
            <text:list-item>
              <text:p text:style-name="P69"><text:span text:style-name="Strong_20_Emphasis">Total Strikes:</text:span> 441</text:p>
            </text:list-item>
            <text:list-item>
              <text:p text:style-name="P69"><text:span text:style-name="Strong_20_Emphasis">Round Breakdown:</text:span></text:p>
              <text:list>
                <text:list-item>
                  <text:p text:style-name="P69">R1: 74 (rhythm entry)</text:p>
                </text:list-item>
                <text:list-item>
                  <text:p text:style-name="P69">R2: 29 (Saenchai-style catch and throw)</text:p>
                </text:list-item>
                <text:list-item>
                  <text:p text:style-name="P69">R3: 126 (power kicks, strong feedback)</text:p>
                </text:list-item>
                <text:list-item>
                  <text:p text:style-name="P69">R4: 36 (slip/high guard/lead hook; 50% southpaw)</text:p>
                </text:list-item>
                <text:list-item>
                  <text:p text:style-name="P69">R5: 88 (power strikes, nasal breath endurance)</text:p>
                </text:list-item>
                <text:list-item>
                  <text:p text:style-name="P69">R6: 88 (explosive sequences, mouth breathing, throws)</text:p>
                </text:list-item>
              </text:list>
            </text:list-item>
          </text:list>
        </text:list-item>
      </text:list>
      <text:p text:style-name="P20"/>
      <text:h text:style-name="P21" text:outline-level="2">EMOTIONAL FLOW &amp; RECOVERY:</text:h>
      <text:list text:style-name="L54">
        <text:list-item>
          <text:p text:style-name="P70"><text:span text:style-name="Strong_20_Emphasis">Workplace Emotional Event:</text:span></text:p>
          <text:list>
            <text:list-item>
              <text:p text:style-name="P70">Conflict with coworker (judgmental behavior, aggressive stance)</text:p>
            </text:list-item>
            <text:list-item>
              <text:p text:style-name="P70"><text:soft-page-break/>Emotional Regulation Level: Spike to 5/10, contained through restraint and breath control</text:p>
            </text:list-item>
          </text:list>
        </text:list-item>
        <text:list-item>
          <text:p text:style-name="P70"><text:span text:style-name="Strong_20_Emphasis">Burn Recovery and System Reset:</text:span></text:p>
          <text:list>
            <text:list-item>
              <text:p text:style-name="P70">Emotional energy fully converted post-Gate II session</text:p>
            </text:list-item>
          </text:list>
        </text:list-item>
      </text:list>
      <text:p text:style-name="P20"/>
      <text:h text:style-name="P21" text:outline-level="2">NUTRITION &amp; HYDRATION:</text:h>
      <text:list text:style-name="L55">
        <text:list-item>
          <text:p text:style-name="P71"><text:span text:style-name="Strong_20_Emphasis">Total Hydration:</text:span> ~150 oz</text:p>
        </text:list-item>
        <text:list-item>
          <text:p text:style-name="P71"><text:span text:style-name="Strong_20_Emphasis">Meals/Fueling:</text:span></text:p>
          <text:list>
            <text:list-item>
              <text:p text:style-name="P71">AM Fuel: Slapple V2 + Muscle Milk Vanilla + Ascent + Carnation Instant Breakfast Shake</text:p>
            </text:list-item>
            <text:list-item>
              <text:p text:style-name="P71">Pre-training: KIND Bar + Peanut Butter + Honey</text:p>
            </text:list-item>
            <text:list-item>
              <text:p text:style-name="P71">Dinner: 2x 8 oz Burrito Tacos (90/10 beef, beans, cheese, tortilla)</text:p>
            </text:list-item>
            <text:list-item>
              <text:p text:style-name="P71">Extra: 1 slice American Cheese</text:p>
            </text:list-item>
            <text:list-item>
              <text:p text:style-name="P71">Smoothie: 7 oz strawberries, Liquid IV Cherry, vanilla Greek yogurt, pepitas</text:p>
            </text:list-item>
          </text:list>
        </text:list-item>
        <text:list-item>
          <text:p text:style-name="P71"><text:span text:style-name="Strong_20_Emphasis">Daily Nutrition Totals:</text:span></text:p>
          <text:list>
            <text:list-item>
              <text:p text:style-name="P71">Calories: 2,657 kcal</text:p>
            </text:list-item>
            <text:list-item>
              <text:p text:style-name="P71">Protein: 163.8g</text:p>
            </text:list-item>
            <text:list-item>
              <text:p text:style-name="P71">Carbs: 245.3g (55g Sugar | 14g Fiber)</text:p>
            </text:list-item>
            <text:list-item>
              <text:p text:style-name="P71">Fat: 102.6g</text:p>
            </text:list-item>
          </text:list>
        </text:list-item>
        <text:list-item>
          <text:p text:style-name="P71"><text:span text:style-name="Strong_20_Emphasis">Supplement Stack:</text:span></text:p>
          <text:list>
            <text:list-item>
              <text:p text:style-name="P71">AM: Magnesium+</text:p>
            </text:list-item>
            <text:list-item>
              <text:p text:style-name="P71">PM: Magnesium+, L-Theanine, 3mg Melatonin</text:p>
            </text:list-item>
          </text:list>
        </text:list-item>
      </text:list>
      <text:p text:style-name="P20"/>
      <text:h text:style-name="P21" text:outline-level="2">BUFFS TRIGGERED:</text:h>
      <text:list text:style-name="L56">
        <text:list-item>
          <text:p text:style-name="P72">Liquid Core (Hydration Sovereignty Tier II)</text:p>
        </text:list-item>
        <text:list-item>
          <text:p text:style-name="P72">Resilient Engine (dual mobility + breath stacking)</text:p>
        </text:list-item>
        <text:list-item>
          <text:p text:style-name="P72">Phasebreaker (441 strikes session completion)</text:p>
        </text:list-item>
        <text:list-item>
          <text:p text:style-name="P72">Calm Engine Surge (post-conflict emotional recovery)</text:p>
        </text:list-item>
        <text:list-item>
          <text:p text:style-name="P72">Breathborne Expansion (AeroFit breath enhancement)</text:p>
        </text:list-item>
        <text:list-item>
          <text:p text:style-name="P72">Burn Discipline II (conversion of emotional rage to calm)</text:p>
        </text:list-item>
      </text:list>
      <text:p text:style-name="P20"/>
      <text:h text:style-name="P21" text:outline-level="2"><text:soft-page-break/>XP AWARDS:</text:h>
      <text:list text:style-name="L57">
        <text:list-item>
          <text:p text:style-name="P73">Hydration Sovereignty: +5 XP</text:p>
        </text:list-item>
        <text:list-item>
          <text:p text:style-name="P73">Tactical Breathwork Execution: +5 XP</text:p>
        </text:list-item>
        <text:list-item>
          <text:p text:style-name="P73">Training Execution (Jump Rope + Bagwork): +10 XP</text:p>
        </text:list-item>
        <text:list-item>
          <text:p text:style-name="P73">Emotional Regulation Under Duress: +5 XP</text:p>
        </text:list-item>
        <text:list-item>
          <text:p text:style-name="P73">Recovery Ritual Execution: +5 XP</text:p>
        </text:list-item>
        <text:list-item>
          <text:p text:style-name="P73"><text:span text:style-name="Strong_20_Emphasis">TOTAL XP GAINED:</text:span> +30 XP<text:line-break/><text:span text:style-name="Strong_20_Emphasis">NEW XP TOTAL:</text:span> 214 / 500</text:p>
        </text:list-item>
      </text:list>
      <text:p text:style-name="P20"/>
      <text:h text:style-name="P28" text:outline-level="1">SYSTEM NOTES:</text:h>
      <text:list text:style-name="L58">
        <text:list-item>
          <text:p text:style-name="P74">System resilience tested across both physical and emotional axes; fully rebalanced by end of day.</text:p>
        </text:list-item>
        <text:list-item>
          <text:p text:style-name="P74">Breath mastery protocols scaling successfully — AeroFit sessions confirmed growth.</text:p>
        </text:list-item>
        <text:list-item>
          <text:p text:style-name="P74">Emotional regulation reflex successfully layered into both conflict resolution and physical training.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Manual entry not recorded]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15, 2025</text:h>
      <text:p text:style-name="P20"/>
      <text:h text:style-name="P21" text:outline-level="2">SYSTEM METRICS:</text:h>
      <text:list text:style-name="L59">
        <text:list-item>
          <text:p text:style-name="P75"><text:span text:style-name="Strong_20_Emphasis">Level:</text:span> 6 – Warden</text:p>
        </text:list-item>
        <text:list-item>
          <text:p text:style-name="P75"><text:span text:style-name="Strong_20_Emphasis">XP Gained:</text:span> +121 XP</text:p>
        </text:list-item>
        <text:list-item>
          <text:p text:style-name="P75"><text:span text:style-name="Strong_20_Emphasis">Total XP:</text:span> 300 / 500</text:p>
        </text:list-item>
        <text:list-item>
          <text:p text:style-name="P75"><text:span text:style-name="Strong_20_Emphasis">Stat Points:</text:span> [Pending next allocation]</text:p>
        </text:list-item>
        <text:list-item>
          <text:p text:style-name="P75"><text:span text:style-name="Strong_20_Emphasis">Mood:</text:span> 6–7/10 (minor emotional turbulence)</text:p>
        </text:list-item>
        <text:list-item>
          <text:p text:style-name="P75"><text:span text:style-name="Strong_20_Emphasis">Energy:</text:span> 7–8/10 (slight morning grogginess)</text:p>
        </text:list-item>
        <text:list-item>
          <text:p text:style-name="P75"><text:span text:style-name="Strong_20_Emphasis">Wakeup Time:</text:span> [Not exact, ~5:30 AM mobility initiated]</text:p>
        </text:list-item>
        <text:list-item>
          <text:p text:style-name="P75"><text:span text:style-name="Strong_20_Emphasis">Morning Body Weight:</text:span> ~137.2 lbs (estimated AM)</text:p>
        </text:list-item>
        <text:list-item>
          <text:p text:style-name="P75"><text:span text:style-name="Strong_20_Emphasis">Total Sleep:</text:span> 7–8 hrs (minor interruption)</text:p>
        </text:list-item>
        <text:list-item>
          <text:p text:style-name="P75"><text:span text:style-name="Strong_20_Emphasis">Immediate Thoughts:</text:span> Conflict processing, protection instincts, emotional maturity under tension</text:p>
        </text:list-item>
        <text:list-item>
          <text:p text:style-name="P75"><text:span text:style-name="Strong_20_Emphasis">Emotional Sovereignty:</text:span> Maintained through conscious breath, sprint burn, journaling</text:p>
        </text:list-item>
      </text:list>
      <text:p text:style-name="P20"/>
      <text:h text:style-name="P21" text:outline-level="2">BREATHWORK &amp; PHYSICAL METRICS:</text:h>
      <text:list text:style-name="L60">
        <text:list-item>
          <text:p text:style-name="P76"><text:span text:style-name="Strong_20_Emphasis">CO₂ Hold:</text:span> [Data captured via AeroFit, logged separately]</text:p>
        </text:list-item>
        <text:list-item>
          <text:p text:style-name="P76"><text:span text:style-name="Strong_20_Emphasis">Max Expiratory Pressure:</text:span> [Captured via image, not manually entered]</text:p>
        </text:list-item>
        <text:list-item>
          <text:p text:style-name="P76"><text:span text:style-name="Strong_20_Emphasis">Max Inspiratory Pressure:</text:span> [Captured via image]</text:p>
        </text:list-item>
        <text:list-item>
          <text:p text:style-name="P76"><text:span text:style-name="Strong_20_Emphasis">Accessible Lung Capacity:</text:span> [Captured via image]</text:p>
        </text:list-item>
        <text:list-item>
          <text:p text:style-name="P76"><text:span text:style-name="Strong_20_Emphasis">Tactical Breathwork Protocols:</text:span></text:p>
          <text:list>
            <text:list-item>
              <text:p text:style-name="P76">Morning Breath Check (data held)</text:p>
            </text:list-item>
            <text:list-item>
              <text:p text:style-name="P76">Midday Feldmann's Gate (6 minutes): Cadence 2-1-6; LoFi support; emotional drift resolved into peace</text:p>
            </text:list-item>
            <text:list-item>
              <text:p text:style-name="P76">Evening Feldmann's Gate (10 minutes): Supine breathing with visual trailing and emotional release</text:p>
            </text:list-item>
          </text:list>
        </text:list-item>
      </text:list>
      <text:p text:style-name="P20"/>
      <text:h text:style-name="P21" text:outline-level="2"><text:soft-page-break/>TRAINING EXECUTION:</text:h>
      <text:list text:style-name="L61">
        <text:list-item>
          <text:p text:style-name="P77"><text:span text:style-name="Strong_20_Emphasis">Morning Mobility:</text:span></text:p>
          <text:list>
            <text:list-item>
              <text:p text:style-name="P77">Thoracic Rolls</text:p>
            </text:list-item>
            <text:list-item>
              <text:p text:style-name="P77">Neck Corrector</text:p>
            </text:list-item>
            <text:list-item>
              <text:p text:style-name="P77">Kick Swings (all directions)</text:p>
            </text:list-item>
            <text:list-item>
              <text:p text:style-name="P77">Face Pulls x10</text:p>
            </text:list-item>
            <text:list-item>
              <text:p text:style-name="P77">Scap Slides x10</text:p>
            </text:list-item>
          </text:list>
        </text:list-item>
        <text:list-item>
          <text:p text:style-name="P77"><text:span text:style-name="Strong_20_Emphasis">Midday Emotional Management:</text:span></text:p>
          <text:list>
            <text:list-item>
              <text:p text:style-name="P77">Breath recovery after emotional spikes (burn event via Jesse’s friend trigger)</text:p>
            </text:list-item>
            <text:list-item>
              <text:p text:style-name="P77">Strawberry Cough vape noted; breath protocol adjusted (2 in, 1 chest, 6 exhale)</text:p>
            </text:list-item>
          </text:list>
        </text:list-item>
        <text:list-item>
          <text:p text:style-name="P77"><text:span text:style-name="Strong_20_Emphasis">Afternoon Sprint Session (Phase 2: Warden Burn Release):</text:span></text:p>
          <text:list>
            <text:list-item>
              <text:p text:style-name="P77">Total Sprints: 11 rounds</text:p>
              <text:list>
                <text:list-item>
                  <text:p text:style-name="P77">4x ~60m sprints</text:p>
                </text:list-item>
                <text:list-item>
                  <text:p text:style-name="P77">3x 30m sprints</text:p>
                </text:list-item>
                <text:list-item>
                  <text:p text:style-name="P77">4x 15m shuttle sprints</text:p>
                </text:list-item>
              </text:list>
            </text:list-item>
            <text:list-item>
              <text:p text:style-name="P77">Heart Rate Zone: Zone 5 peak (anaerobic threshold)</text:p>
            </text:list-item>
            <text:list-item>
              <text:p text:style-name="P77">Emotional burn transferred into motion</text:p>
            </text:list-item>
          </text:list>
        </text:list-item>
        <text:list-item>
          <text:p text:style-name="P77"><text:span text:style-name="Strong_20_Emphasis">Post-Sprint Core Work:</text:span></text:p>
          <text:list>
            <text:list-item>
              <text:p text:style-name="P77">Russian Twists (3 sets, 10 lb strike-focus)</text:p>
            </text:list-item>
            <text:list-item>
              <text:p text:style-name="P77">Plyometric Pushups (3x 6–10 reps, knee variant) – <text:span text:style-name="Strong_20_Emphasis">Strike Surge Buff Initiated</text:span></text:p>
            </text:list-item>
          </text:list>
        </text:list-item>
        <text:list-item>
          <text:p text:style-name="P77"><text:span text:style-name="Strong_20_Emphasis">Recovery Protocol:</text:span></text:p>
          <text:list>
            <text:list-item>
              <text:p text:style-name="P77">Forearm flush</text:p>
            </text:list-item>
            <text:list-item>
              <text:p text:style-name="P77">Breath control reset</text:p>
            </text:list-item>
            <text:list-item>
              <text:p text:style-name="P77">Glute Medius Massage (Thai Oil + Gun)</text:p>
            </text:list-item>
            <text:list-item>
              <text:p text:style-name="P77">Cold treatment initiated for shin tenderness (left side)</text:p>
            </text:list-item>
          </text:list>
        </text:list-item>
      </text:list>
      <text:p text:style-name="P20"/>
      <text:h text:style-name="P21" text:outline-level="2">NUTRITION &amp; HYDRATION:</text:h>
      <text:list text:style-name="L62">
        <text:list-item>
          <text:p text:style-name="P78"><text:span text:style-name="Strong_20_Emphasis">Total Hydration:</text:span> ~165 oz</text:p>
        </text:list-item>
        <text:list-item>
          <text:p text:style-name="P78"><text:span text:style-name="Strong_20_Emphasis">Meals/Fueling:</text:span></text:p>
          <text:list>
            <text:list-item>
              <text:p text:style-name="P78">AM Fuel: Ascent + Carnation Shake, Slapple Oats (oats, cranberries, granola, Greek yogurt, honey)</text:p>
            </text:list-item>
            <text:list-item>
              <text:p text:style-name="P78">Midday: +32 oz water</text:p>
            </text:list-item>
            <text:list-item>
              <text:p text:style-name="P78"><text:soft-page-break/>Dinner: 2 Taco Thangs (8 oz each), 1 cup shredded cheese, 2 cups greens</text:p>
            </text:list-item>
            <text:list-item>
              <text:p text:style-name="P78">Smoothie: 7 oz strawberries, 6–8 oz almond milk, 2 tbsp vanilla Greek yogurt, Liquid I.V.</text:p>
            </text:list-item>
          </text:list>
        </text:list-item>
        <text:list-item>
          <text:p text:style-name="P78"><text:span text:style-name="Strong_20_Emphasis">Macros Estimate:</text:span></text:p>
          <text:list>
            <text:list-item>
              <text:p text:style-name="P78">Calories: ~2,950–3,100 kcal</text:p>
            </text:list-item>
            <text:list-item>
              <text:p text:style-name="P78">Protein: ~180–190g</text:p>
            </text:list-item>
            <text:list-item>
              <text:p text:style-name="P78">Carbs: ~180–200g</text:p>
            </text:list-item>
            <text:list-item>
              <text:p text:style-name="P78">Fats: ~90–100g</text:p>
            </text:list-item>
          </text:list>
        </text:list-item>
        <text:list-item>
          <text:p text:style-name="P78"><text:span text:style-name="Strong_20_Emphasis">Supplement Stack:</text:span></text:p>
          <text:list>
            <text:list-item>
              <text:p text:style-name="P78">AM: Standard Base Stack</text:p>
            </text:list-item>
            <text:list-item>
              <text:p text:style-name="P78">PM: Magnesium+</text:p>
            </text:list-item>
          </text:list>
        </text:list-item>
      </text:list>
      <text:p text:style-name="P20"/>
      <text:h text:style-name="P21" text:outline-level="2">BUFFS TRIGGERED:</text:h>
      <text:list text:style-name="L63">
        <text:list-item>
          <text:p text:style-name="P79">Liquid Core II (Hydration)</text:p>
        </text:list-item>
        <text:list-item>
          <text:p text:style-name="P79">Strike Surge (Plyo Strike Buff)</text:p>
        </text:list-item>
        <text:list-item>
          <text:p text:style-name="P79">Burn Discipline II (Sprint emotional transmutation)</text:p>
        </text:list-item>
        <text:list-item>
          <text:p text:style-name="P79">Calm Engine Flow (post-conflict stabilization)</text:p>
        </text:list-item>
        <text:list-item>
          <text:p text:style-name="P79">Breathborne Expansion (evening breathwork + AeroFit alignment)</text:p>
        </text:list-item>
        <text:list-item>
          <text:p text:style-name="P79">Tactical Recovery Layer (hydration + magnesium stack)</text:p>
        </text:list-item>
        <text:list-item>
          <text:p text:style-name="P79">Emotional Architect (conflict journal and protection instinct mastery)</text:p>
        </text:list-item>
      </text:list>
      <text:p text:style-name="P20"/>
      <text:h text:style-name="P21" text:outline-level="2">XP AWARDS:</text:h>
      <text:list text:style-name="L64">
        <text:list-item>
          <text:p text:style-name="P80">Breathwork Execution: +15 XP</text:p>
        </text:list-item>
        <text:list-item>
          <text:p text:style-name="P80">Sprint Phase Completion: +25 XP</text:p>
        </text:list-item>
        <text:list-item>
          <text:p text:style-name="P80">Emotional Regulation Under Fire: +20 XP</text:p>
        </text:list-item>
        <text:list-item>
          <text:p text:style-name="P80">Recovery Ritual (breath, journaling, magnesium recovery): +20 XP</text:p>
        </text:list-item>
        <text:list-item>
          <text:p text:style-name="P80">Technical Training (strike + plyo work): +16 XP</text:p>
        </text:list-item>
        <text:list-item>
          <text:p text:style-name="P80">Hydration Mastery: +5 XP</text:p>
        </text:list-item>
        <text:list-item>
          <text:p text:style-name="P80">Macro Discipline: +5 XP</text:p>
        </text:list-item>
        <text:list-item>
          <text:p text:style-name="P80">Emotional Transmutation via Burn Log: +15 XP</text:p>
        </text:list-item>
        <text:list-item>
          <text:p text:style-name="P80"><text:span text:style-name="Strong_20_Emphasis">TOTAL XP GAINED:</text:span> +121 XP<text:line-break/><text:span text:style-name="Strong_20_Emphasis">NEW XP TOTAL:</text:span> 300 / 500</text:p>
        </text:list-item>
      </text:list>
      <text:p text:style-name="P20"><text:soft-page-break/></text:p>
      <text:h text:style-name="P28" text:outline-level="1">SYSTEM NOTES:</text:h>
      <text:list text:style-name="L65">
        <text:list-item>
          <text:p text:style-name="P81">Conflict with coworker Andrew and Jesse’s social circle incidents triggered emotional burns, but full containment achieved.</text:p>
        </text:list-item>
        <text:list-item>
          <text:p text:style-name="P81">Burn discipline and system-led transformation evident across entire day.</text:p>
        </text:list-item>
        <text:list-item>
          <text:p text:style-name="P81">Physical recovery stacked flawlessly post-speed training.</text:p>
        </text:list-item>
        <text:list-item>
          <text:p text:style-name="P81">Movement, recovery, nutrition, and reflection phases fully completed with conscious reinforcement.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20:27 (scroll close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16, 2025</text:h>
      <text:p text:style-name="P20"/>
      <text:h text:style-name="P21" text:outline-level="2">SYSTEM METRICS:</text:h>
      <text:list text:style-name="L66">
        <text:list-item>
          <text:p text:style-name="P82"><text:span text:style-name="Strong_20_Emphasis">Level:</text:span> Warden Level 6</text:p>
        </text:list-item>
        <text:list-item>
          <text:p text:style-name="P82"><text:span text:style-name="Strong_20_Emphasis">XP Gained:</text:span> +136 XP</text:p>
        </text:list-item>
        <text:list-item>
          <text:p text:style-name="P82"><text:span text:style-name="Strong_20_Emphasis">Total XP:</text:span> 432 / 500 XP</text:p>
        </text:list-item>
        <text:list-item>
          <text:p text:style-name="P82"><text:span text:style-name="Strong_20_Emphasis">Stat Points:</text:span> [Pending next allocation]</text:p>
        </text:list-item>
        <text:list-item>
          <text:p text:style-name="P82"><text:span text:style-name="Strong_20_Emphasis">Feather Steel Protocol:</text:span> Active (Compliant Weight: 136.5 lbs)</text:p>
        </text:list-item>
        <text:list-item>
          <text:p text:style-name="P82"><text:span text:style-name="Strong_20_Emphasis">Mood:</text:span> Focused containment</text:p>
        </text:list-item>
        <text:list-item>
          <text:p text:style-name="P82"><text:span text:style-name="Strong_20_Emphasis">Energy:</text:span> Satisfied fatigue (post-shift emotional and physical balance)</text:p>
        </text:list-item>
        <text:list-item>
          <text:p text:style-name="P82"><text:span text:style-name="Strong_20_Emphasis">Wakeup Time:</text:span> [Not recorded]</text:p>
        </text:list-item>
        <text:list-item>
          <text:p text:style-name="P82"><text:span text:style-name="Strong_20_Emphasis">Morning Body Weight:</text:span> [Recorded PM at 136.5 lbs]</text:p>
        </text:list-item>
        <text:list-item>
          <text:p text:style-name="P82"><text:span text:style-name="Strong_20_Emphasis">Total Sleep:</text:span> [Not recorded]</text:p>
        </text:list-item>
        <text:list-item>
          <text:p text:style-name="P82"><text:span text:style-name="Strong_20_Emphasis">Core BPM Tempo:</text:span> 58 BPM (Drift Sentinel Active)</text:p>
        </text:list-item>
      </text:list>
      <text:p text:style-name="P20"/>
      <text:h text:style-name="P21" text:outline-level="2">BREATHWORK &amp; PHYSICAL METRICS:</text:h>
      <text:list text:style-name="L67">
        <text:list-item>
          <text:p text:style-name="P83"><text:span text:style-name="Strong_20_Emphasis">CO₂ Hold:</text:span> 30.50 seconds (Post-Gate)</text:p>
        </text:list-item>
        <text:list-item>
          <text:p text:style-name="P83"><text:span text:style-name="Strong_20_Emphasis">Max Expiratory Pressure:</text:span> [Not recorded]</text:p>
        </text:list-item>
        <text:list-item>
          <text:p text:style-name="P83"><text:span text:style-name="Strong_20_Emphasis">Max Inspiratory Pressure:</text:span> [Not recorded]</text:p>
        </text:list-item>
        <text:list-item>
          <text:p text:style-name="P83"><text:span text:style-name="Strong_20_Emphasis">Accessible Lung Capacity:</text:span> [Not recorded]</text:p>
        </text:list-item>
        <text:list-item>
          <text:p text:style-name="P83"><text:span text:style-name="Strong_20_Emphasis">Tactical Breathwork Protocols:</text:span></text:p>
          <text:list>
            <text:list-item>
              <text:p text:style-name="P83">Feldmann’s Gate (10 minutes): Full-body tremors, clarity edge, emotional passing without attachment</text:p>
            </text:list-item>
            <text:list-item>
              <text:p text:style-name="P83">Cadence Shifted Post-Gate: 1:1:2 rhythm — maintained controlled mindspace</text:p>
            </text:list-item>
            <text:list-item>
              <text:p text:style-name="P83">Breath discipline sustained all day (Core BPM 58 held)</text:p>
            </text:list-item>
          </text:list>
        </text:list-item>
      </text:list>
      <text:p text:style-name="P20"/>
      <text:h text:style-name="P21" text:outline-level="2"><text:soft-page-break/>TRAINING EXECUTION:</text:h>
      <text:list text:style-name="L68">
        <text:list-item>
          <text:p text:style-name="P84"><text:span text:style-name="Strong_20_Emphasis">Morning Mobility:</text:span></text:p>
          <text:list>
            <text:list-item>
              <text:p text:style-name="P84">Scap Slides</text:p>
            </text:list-item>
            <text:list-item>
              <text:p text:style-name="P84">Thoracic Rolls</text:p>
            </text:list-item>
            <text:list-item>
              <text:p text:style-name="P84">Frog Stretch</text:p>
            </text:list-item>
            <text:list-item>
              <text:p text:style-name="P84">Face Pulls</text:p>
            </text:list-item>
            <text:list-item>
              <text:p text:style-name="P84">Leg Swings</text:p>
            </text:list-item>
            <text:list-item>
              <text:p text:style-name="P84">Dragon Tamer Reach (DTR)</text:p>
            </text:list-item>
          </text:list>
        </text:list-item>
        <text:list-item>
          <text:p text:style-name="P84"><text:span text:style-name="Strong_20_Emphasis">Night Flow Mobility:</text:span></text:p>
          <text:list>
            <text:list-item>
              <text:p text:style-name="P84">Neuro-Wave Tilt</text:p>
            </text:list-item>
            <text:list-item>
              <text:p text:style-name="P84">Frog Stretch</text:p>
            </text:list-item>
            <text:list-item>
              <text:p text:style-name="P84">Supine Figure 4</text:p>
            </text:list-item>
            <text:list-item>
              <text:p text:style-name="P84">Dragon Reach</text:p>
            </text:list-item>
            <text:list-item>
              <text:p text:style-name="P84">Savasana</text:p>
            </text:list-item>
            <text:list-item>
              <text:p text:style-name="P84">Bonus Flow: Child's Pose to Scorpion Transition (5 slow reps)</text:p>
            </text:list-item>
          </text:list>
        </text:list-item>
        <text:list-item>
          <text:p text:style-name="P84"><text:span text:style-name="Strong_20_Emphasis">Pole Reframing:</text:span> Used as anchor for awareness, not obstruction</text:p>
        </text:list-item>
        <text:list-item>
          <text:p text:style-name="P84"><text:span text:style-name="Strong_20_Emphasis">Tai Chi Learnings:</text:span></text:p>
          <text:list>
            <text:list-item>
              <text:p text:style-name="P84"><text:span text:style-name="Strong_20_Emphasis">Lesson 1 (Review):</text:span></text:p>
              <text:list>
                <text:list-item>
                  <text:p text:style-name="P84">Commencement</text:p>
                </text:list-item>
                <text:list-item>
                  <text:p text:style-name="P84">Parting the Horse’s Mane x3</text:p>
                </text:list-item>
                <text:list-item>
                  <text:p text:style-name="P84">White Crane Spreads Its Wings</text:p>
                </text:list-item>
              </text:list>
            </text:list-item>
            <text:list-item>
              <text:p text:style-name="P84"><text:span text:style-name="Strong_20_Emphasis">Lesson 2 (New Poses):</text:span></text:p>
              <text:list>
                <text:list-item>
                  <text:p text:style-name="P84">Brush Knee Push x3</text:p>
                </text:list-item>
                <text:list-item>
                  <text:p text:style-name="P84">Hands Strum the Lute</text:p>
                </text:list-item>
                <text:list-item>
                  <text:p text:style-name="P84">Closing Posture</text:p>
                </text:list-item>
              </text:list>
            </text:list-item>
          </text:list>
        </text:list-item>
      </text:list>
      <text:p text:style-name="P20"/>
      <text:h text:style-name="P21" text:outline-level="2">NUTRITION &amp; HYDRATION:</text:h>
      <text:list text:style-name="L69">
        <text:list-item>
          <text:p text:style-name="P85"><text:span text:style-name="Strong_20_Emphasis">Total Hydration:</text:span> ~170 oz</text:p>
        </text:list-item>
        <text:list-item>
          <text:p text:style-name="P85"><text:span text:style-name="Strong_20_Emphasis">Meals/Fueling:</text:span></text:p>
          <text:list>
            <text:list-item>
              <text:p text:style-name="P85">AM Shake: Ascent + Carnation + Almond Milk + Banana (~300 kcal)</text:p>
            </text:list-item>
            <text:list-item>
              <text:p text:style-name="P85">Slapple v3 (Granola Shield variant + Muscle Milk + Cinnamon + Yogurt + Honey) (~580 kcal)</text:p>
            </text:list-item>
            <text:list-item>
              <text:p text:style-name="P85"><text:soft-page-break/>Mid-Shift Meal: White Rice + Buffalo Chicken Dip + Sausage + Chips + Fuji Apple (~550 kcal)</text:p>
            </text:list-item>
            <text:list-item>
              <text:p text:style-name="P85">Doritos (12 chips, restrained intake): ~140 kcal</text:p>
            </text:list-item>
            <text:list-item>
              <text:p text:style-name="P85">Taco Core v1.3: 10oz burrito with crushed chips, greens, ground meat (~850 kcal)</text:p>
            </text:list-item>
            <text:list-item>
              <text:p text:style-name="P85">PM Smoothie: Strawberry + Liquid I.V. + Greek Yogurt + Almond Milk (~170 kcal)</text:p>
            </text:list-item>
          </text:list>
        </text:list-item>
        <text:list-item>
          <text:p text:style-name="P85"><text:span text:style-name="Strong_20_Emphasis">Macro Totals (Estimated):</text:span></text:p>
          <text:list>
            <text:list-item>
              <text:p text:style-name="P85">Calories: ~2,450–2,640 kcal</text:p>
            </text:list-item>
            <text:list-item>
              <text:p text:style-name="P85">Protein: ~162–171g</text:p>
            </text:list-item>
            <text:list-item>
              <text:p text:style-name="P85">Carbs: ~215–230g</text:p>
            </text:list-item>
            <text:list-item>
              <text:p text:style-name="P85">Fats: ~85–95g</text:p>
            </text:list-item>
            <text:list-item>
              <text:p text:style-name="P85">Fiber: 18–22g</text:p>
            </text:list-item>
          </text:list>
        </text:list-item>
      </text:list>
      <text:p text:style-name="P20"/>
      <text:h text:style-name="P21" text:outline-level="2">EMOTIONAL FLOW &amp; HUMAN SIGNAL:</text:h>
      <text:list text:style-name="L70">
        <text:list-item>
          <text:p text:style-name="P86">Morning locker room encounter with Andrew; executed Eye Contact Protocol (no verbal exchange)</text:p>
        </text:list-item>
        <text:list-item>
          <text:p text:style-name="P86">Supported by Jesse and Fred during internal emotional strain</text:p>
        </text:list-item>
        <text:list-item>
          <text:p text:style-name="P86">Emotions surfaced during Feldmann’s Gate:</text:p>
          <text:list>
            <text:list-item>
              <text:p text:style-name="P86">Names: Kyana, Tabitha, Lauren, Madi</text:p>
            </text:list-item>
            <text:list-item>
              <text:p text:style-name="P86">Emotional Spectrum: Curiosity → Connection → Observance</text:p>
            </text:list-item>
            <text:list-item>
              <text:p text:style-name="P86">Arousal noted but channeled without indulgence</text:p>
            </text:list-item>
          </text:list>
        </text:list-item>
        <text:list-item>
          <text:p text:style-name="P86">Internal Conflict:</text:p>
          <text:list>
            <text:list-item>
              <text:p text:style-name="P86">Emotional restraint versus reactive instinct: Full containment achieved</text:p>
            </text:list-item>
            <text:list-item>
              <text:p text:style-name="P86">Emotional fatigue post-shift honored without collapse</text:p>
            </text:list-item>
          </text:list>
        </text:list-item>
      </text:list>
      <text:p text:style-name="P20"/>
      <text:h text:style-name="P21" text:outline-level="2">BUFFS TRIGGERED:</text:h>
      <text:list text:style-name="L71">
        <text:list-item>
          <text:p text:style-name="P87">Feather Steel Stability (compliant weight + emotional centering)</text:p>
        </text:list-item>
        <text:list-item>
          <text:p text:style-name="P87">Breathborne Drift Sentinel (BPM held all day at 58)</text:p>
        </text:list-item>
        <text:list-item>
          <text:p text:style-name="P87">Calm Engine Expansion (through Gate work and containment)</text:p>
        </text:list-item>
        <text:list-item>
          <text:p text:style-name="P87">Ritual Sync (perfect mobility integration)</text:p>
        </text:list-item>
        <text:list-item>
          <text:p text:style-name="P87">Emotional Architect (honoring signals without indulgence)</text:p>
        </text:list-item>
        <text:list-item>
          <text:p text:style-name="P87">System Resilience Protocol (emotional fatigue processed consciously)</text:p>
        </text:list-item>
      </text:list>
      <text:p text:style-name="P20"/>
      <text:h text:style-name="P21" text:outline-level="2"><text:soft-page-break/>XP AWARDS:</text:h>
      <text:list text:style-name="L72">
        <text:list-item>
          <text:p text:style-name="P88">Breath Discipline: +20 XP</text:p>
        </text:list-item>
        <text:list-item>
          <text:p text:style-name="P88">Emotional Regulation (internal storms managed): +20 XP</text:p>
        </text:list-item>
        <text:list-item>
          <text:p text:style-name="P88">Recovery Ritual Execution (morning/night flows): +15 XP</text:p>
        </text:list-item>
        <text:list-item>
          <text:p text:style-name="P88">Tai Chi Progression (Lesson 2 learned): +20 XP</text:p>
        </text:list-item>
        <text:list-item>
          <text:p text:style-name="P88">Hydration Mastery: +5 XP</text:p>
        </text:list-item>
        <text:list-item>
          <text:p text:style-name="P88">Macro Management: +5 XP</text:p>
        </text:list-item>
        <text:list-item>
          <text:p text:style-name="P88">Core Stability Expansion (Feather Steel Held): +10 XP</text:p>
        </text:list-item>
        <text:list-item>
          <text:p text:style-name="P88">Emotional Processing (Names surfaced, no indulgence): +15 XP</text:p>
        </text:list-item>
        <text:list-item>
          <text:p text:style-name="P88">Tactical Restraint Against Instinct (conflict moments contained): +26 XP</text:p>
        </text:list-item>
        <text:list-item>
          <text:p text:style-name="P88"><text:span text:style-name="Strong_20_Emphasis">TOTAL XP GAINED:</text:span> +136 XP<text:line-break/><text:span text:style-name="Strong_20_Emphasis">NEW XP TOTAL:</text:span> 432 / 500 XP</text:p>
        </text:list-item>
      </text:list>
      <text:p text:style-name="P20"/>
      <text:h text:style-name="P28" text:outline-level="1">SYSTEM NOTES:</text:h>
      <text:list text:style-name="L73">
        <text:list-item>
          <text:p text:style-name="P89">Every major cycle (food, breath, movement, emotion) was logged consciously and strategically.</text:p>
        </text:list-item>
        <text:list-item>
          <text:p text:style-name="P89">Emotional turbulence managed with <text:span text:style-name="Strong_20_Emphasis">presence, not suppression</text:span> — confirming deeper emotional mastery.</text:p>
        </text:list-item>
        <text:list-item>
          <text:p text:style-name="P89">Breath cadence resilience scaling to deeper layers.</text:p>
        </text:list-item>
        <text:list-item>
          <text:p text:style-name="P89">Feather Steel Protocol and Drift Sentinel both fully operational.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19:45 (Scroll Close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17, 2025</text:h>
      <text:p text:style-name="P20"/>
      <text:h text:style-name="P21" text:outline-level="2">SYSTEM METRICS:</text:h>
      <text:list text:style-name="L74">
        <text:list-item>
          <text:p text:style-name="P90"><text:span text:style-name="Strong_20_Emphasis">Phase:</text:span> 0 – Engine of the Unseen</text:p>
        </text:list-item>
        <text:list-item>
          <text:p text:style-name="P90"><text:span text:style-name="Strong_20_Emphasis">Level:</text:span> 8</text:p>
        </text:list-item>
        <text:list-item>
          <text:p text:style-name="P90"><text:span text:style-name="Strong_20_Emphasis">XP Gained:</text:span> +221 XP</text:p>
        </text:list-item>
        <text:list-item>
          <text:p text:style-name="P90"><text:span text:style-name="Strong_20_Emphasis">New XP Total:</text:span> 738 / 800 XP</text:p>
        </text:list-item>
        <text:list-item>
          <text:p text:style-name="P90"><text:span text:style-name="Strong_20_Emphasis">Stat Points Earned:</text:span> +1 Strength (New Strength Total: 66)</text:p>
        </text:list-item>
        <text:list-item>
          <text:p text:style-name="P90"><text:span text:style-name="Strong_20_Emphasis">Mood:</text:span> Calm, deliberate, satisfied</text:p>
        </text:list-item>
        <text:list-item>
          <text:p text:style-name="P90"><text:span text:style-name="Strong_20_Emphasis">Energy:</text:span> High output intensity confirmed</text:p>
        </text:list-item>
        <text:list-item>
          <text:p text:style-name="P90"><text:span text:style-name="Strong_20_Emphasis">Wakeup Time:</text:span> [Not recorded]</text:p>
        </text:list-item>
        <text:list-item>
          <text:p text:style-name="P90"><text:span text:style-name="Strong_20_Emphasis">Morning Body Weight:</text:span> [Not recorded]</text:p>
        </text:list-item>
        <text:list-item>
          <text:p text:style-name="P90"><text:span text:style-name="Strong_20_Emphasis">Total Sleep:</text:span> [Pending - Dreamstate Preparation Active]</text:p>
        </text:list-item>
      </text:list>
      <text:p text:style-name="P20"/>
      <text:h text:style-name="P21" text:outline-level="2">BREATHWORK &amp; PHYSICAL METRICS:</text:h>
      <text:list text:style-name="L75">
        <text:list-item>
          <text:p text:style-name="P91"><text:span text:style-name="Strong_20_Emphasis">CO₂ Hold:</text:span> Deferred (Feldmann Gate incorporated during rest phases)</text:p>
        </text:list-item>
        <text:list-item>
          <text:p text:style-name="P91"><text:span text:style-name="Strong_20_Emphasis">Peak HR:</text:span> 169 bpm</text:p>
        </text:list-item>
        <text:list-item>
          <text:p text:style-name="P91"><text:span text:style-name="Strong_20_Emphasis">Recovery HR:</text:span> 139 bpm</text:p>
        </text:list-item>
        <text:list-item>
          <text:p text:style-name="P91"><text:span text:style-name="Strong_20_Emphasis">Breath Cadence:</text:span></text:p>
          <text:list>
            <text:list-item>
              <text:p text:style-name="P91">5:5:8:3 during bagwork rests</text:p>
            </text:list-item>
            <text:list-item>
              <text:p text:style-name="P91">4:4:8 and 2:2:6 sequences during Breath Journaling</text:p>
            </text:list-item>
          </text:list>
        </text:list-item>
        <text:list-item>
          <text:p text:style-name="P91"><text:span text:style-name="Strong_20_Emphasis">Tactical Breathwork Protocols:</text:span></text:p>
          <text:list>
            <text:list-item>
              <text:p text:style-name="P91">Feldmann Combat Sync</text:p>
            </text:list-item>
            <text:list-item>
              <text:p text:style-name="P91">BPM Control (maintained at 63 during active flow)</text:p>
            </text:list-item>
          </text:list>
        </text:list-item>
        <text:list-item>
          <text:p text:style-name="P91"><text:span text:style-name="Strong_20_Emphasis">Breath Discipline Buffs:</text:span></text:p>
          <text:list>
            <text:list-item>
              <text:p text:style-name="P91"><text:soft-page-break/>Rhythm Conscious Bagwork (Tier I)</text:p>
            </text:list-item>
            <text:list-item>
              <text:p text:style-name="P91">Strike Tracking Consciousness</text:p>
            </text:list-item>
          </text:list>
        </text:list-item>
      </text:list>
      <text:p text:style-name="P20"/>
      <text:h text:style-name="P21" text:outline-level="2">TRAINING EXECUTION:</text:h>
      <text:list text:style-name="L76">
        <text:list-item>
          <text:p text:style-name="P92"><text:span text:style-name="Strong_20_Emphasis">Weighted Vest Strength Protocol (30 lb Vest):</text:span></text:p>
          <text:list>
            <text:list-item>
              <text:p text:style-name="P92">Dips: 3x5 reps</text:p>
            </text:list-item>
            <text:list-item>
              <text:p text:style-name="P92">Inverted Rows: 3x5 reps</text:p>
            </text:list-item>
            <text:list-item>
              <text:p text:style-name="P92">Squats: 3x10 reps</text:p>
            </text:list-item>
            <text:list-item>
              <text:p text:style-name="P92">Eccentric Pistols: 1 controlled descent per leg</text:p>
            </text:list-item>
            <text:list-item>
              <text:p text:style-name="P92">Russian Twists:</text:p>
              <text:list>
                <text:list-item>
                  <text:p text:style-name="P92">1x50 fast</text:p>
                </text:list-item>
                <text:list-item>
                  <text:p text:style-name="P92">2x20 slow with 10lb ball</text:p>
                </text:list-item>
              </text:list>
            </text:list-item>
          </text:list>
        </text:list-item>
        <text:list-item>
          <text:p text:style-name="P92"><text:span text:style-name="Strong_20_Emphasis">Heavy Bag Work - Power Strike Scroll:</text:span></text:p>
          <text:list>
            <text:list-item>
              <text:p text:style-name="P92">3 Rounds × 3 Minutes | 1 Minute Rest</text:p>
            </text:list-item>
            <text:list-item>
              <text:p text:style-name="P92">Total Strikes: 208</text:p>
              <text:list>
                <text:list-item>
                  <text:p text:style-name="P92">R1: 63 (Rhythmic entry)</text:p>
                </text:list-item>
                <text:list-item>
                  <text:p text:style-name="P92">R2: 83 (Aggression spike, vocalization)</text:p>
                </text:list-item>
                <text:list-item>
                  <text:p text:style-name="P92">R3: 62 (Knees and spinning strikes activated)</text:p>
                </text:list-item>
              </text:list>
            </text:list-item>
            <text:list-item>
              <text:p text:style-name="P92">Buffs Earned:</text:p>
              <text:list>
                <text:list-item>
                  <text:p text:style-name="P92">Strength Integrity (Tier I)</text:p>
                </text:list-item>
                <text:list-item>
                  <text:p text:style-name="P92">Weighted Vest Conditioning (Tier II)</text:p>
                </text:list-item>
                <text:list-item>
                  <text:p text:style-name="P92">Power Flow Initiate</text:p>
                </text:list-item>
                <text:list-item>
                  <text:p text:style-name="P92">Feldmann Combat Sync</text:p>
                </text:list-item>
                <text:list-item>
                  <text:p text:style-name="P92">1-Min Rest Tolerance (Tier I)</text:p>
                </text:list-item>
              </text:list>
            </text:list-item>
          </text:list>
        </text:list-item>
      </text:list>
      <text:p text:style-name="P20"/>
      <text:h text:style-name="P21" text:outline-level="2">RECOVERY &amp; MOBILITY:</text:h>
      <text:list text:style-name="L77">
        <text:list-item>
          <text:p text:style-name="P93"><text:span text:style-name="Strong_20_Emphasis">Mobility Scroll Executed (~20 min):</text:span></text:p>
          <text:list>
            <text:list-item>
              <text:p text:style-name="P93">Neck Rolls</text:p>
            </text:list-item>
            <text:list-item>
              <text:p text:style-name="P93">Thoracic Twists and Rolls</text:p>
            </text:list-item>
            <text:list-item>
              <text:p text:style-name="P93">Frog Stretch (extended hold)</text:p>
            </text:list-item>
            <text:list-item>
              <text:p text:style-name="P93">Shin Line Foam Rolling</text:p>
            </text:list-item>
            <text:list-item>
              <text:p text:style-name="P93"><text:soft-page-break/>90/90 Hip Switches</text:p>
            </text:list-item>
            <text:list-item>
              <text:p text:style-name="P93">Cat-Cow Flow</text:p>
            </text:list-item>
            <text:list-item>
              <text:p text:style-name="P93">Side Plank Reach Unders</text:p>
            </text:list-item>
            <text:list-item>
              <text:p text:style-name="P93">Scap Slides</text:p>
            </text:list-item>
            <text:list-item>
              <text:p text:style-name="P93">Face Pulls</text:p>
            </text:list-item>
            <text:list-item>
              <text:p text:style-name="P93">Thread-the-Needle Stretch</text:p>
            </text:list-item>
          </text:list>
        </text:list-item>
        <text:list-item>
          <text:p text:style-name="P93"><text:span text:style-name="Strong_20_Emphasis">Neck Corrector:</text:span> Applied for decompression</text:p>
        </text:list-item>
        <text:list-item>
          <text:p text:style-name="P93"><text:span text:style-name="Strong_20_Emphasis">Buffs Triggered:</text:span></text:p>
          <text:list>
            <text:list-item>
              <text:p text:style-name="P93">DOMS Fade (Tier IV)</text:p>
            </text:list-item>
            <text:list-item>
              <text:p text:style-name="P93">Recovery Arc Complete</text:p>
            </text:list-item>
          </text:list>
        </text:list-item>
      </text:list>
      <text:p text:style-name="P20"/>
      <text:h text:style-name="P21" text:outline-level="2">NUTRITION &amp; HYDRATION:</text:h>
      <text:list text:style-name="L78">
        <text:list-item>
          <text:p text:style-name="P94"><text:span text:style-name="Strong_20_Emphasis">Total Hydration:</text:span> 128 oz</text:p>
        </text:list-item>
        <text:list-item>
          <text:p text:style-name="P94"><text:span text:style-name="Strong_20_Emphasis">Meals/Fueling:</text:span></text:p>
          <text:list>
            <text:list-item>
              <text:p text:style-name="P94">Slapple Oats v3</text:p>
            </text:list-item>
            <text:list-item>
              <text:p text:style-name="P94">Banana, Apple, Doritos (Salt Replenish)</text:p>
            </text:list-item>
            <text:list-item>
              <text:p text:style-name="P94">Burrito (10.7 oz, split across meals)</text:p>
            </text:list-item>
            <text:list-item>
              <text:p text:style-name="P94">Taco Core (6 oz)</text:p>
            </text:list-item>
            <text:list-item>
              <text:p text:style-name="P94">Strawberry-Greek Yogurt Smoothie</text:p>
            </text:list-item>
            <text:list-item>
              <text:p text:style-name="P94">Warm Ascent Protein Shake (Final Meal)</text:p>
            </text:list-item>
          </text:list>
        </text:list-item>
        <text:list-item>
          <text:p text:style-name="P94"><text:span text:style-name="Strong_20_Emphasis">Macro Totals (Estimated):</text:span></text:p>
          <text:list>
            <text:list-item>
              <text:p text:style-name="P94">Calories: ~2,200–2,300 kcal</text:p>
            </text:list-item>
            <text:list-item>
              <text:p text:style-name="P94">Protein: ~160g</text:p>
            </text:list-item>
            <text:list-item>
              <text:p text:style-name="P94">Carbs: ~245g</text:p>
            </text:list-item>
            <text:list-item>
              <text:p text:style-name="P94">Fats: ~65g</text:p>
            </text:list-item>
          </text:list>
        </text:list-item>
        <text:list-item>
          <text:p text:style-name="P94"><text:span text:style-name="Strong_20_Emphasis">Supplement Stack:</text:span></text:p>
          <text:list>
            <text:list-item>
              <text:p text:style-name="P94">AM: Complete Stack</text:p>
            </text:list-item>
            <text:list-item>
              <text:p text:style-name="P94">PM: Magnesium+, L-Theanine, Melatonin (3mg), Strawberry Cough Vape (High Draw)</text:p>
            </text:list-item>
          </text:list>
        </text:list-item>
        <text:list-item>
          <text:p text:style-name="P94"><text:span text:style-name="Strong_20_Emphasis">Buffs Earned:</text:span></text:p>
          <text:list>
            <text:list-item>
              <text:p text:style-name="P94">Liquid Core</text:p>
            </text:list-item>
            <text:list-item>
              <text:p text:style-name="P94">Protein Drift Guard</text:p>
            </text:list-item>
            <text:list-item>
              <text:p text:style-name="P94"><text:soft-page-break/>Digestive Fade-Out</text:p>
            </text:list-item>
            <text:list-item>
              <text:p text:style-name="P94">Sleep Sync Catalyst (Tier II)</text:p>
            </text:list-item>
            <text:list-item>
              <text:p text:style-name="P94">Neural Calmwave</text:p>
            </text:list-item>
            <text:list-item>
              <text:p text:style-name="P94">Creative Spark (Conditional)</text:p>
            </text:list-item>
            <text:list-item>
              <text:p text:style-name="P94">Dream Drift (Variant I)</text:p>
            </text:list-item>
          </text:list>
        </text:list-item>
      </text:list>
      <text:p text:style-name="P20"/>
      <text:h text:style-name="P21" text:outline-level="2">MENTAL &amp; EMOTIONAL STATE:</text:h>
      <text:list text:style-name="L79">
        <text:list-item>
          <text:p text:style-name="P95"><text:span text:style-name="Strong_20_Emphasis">Morning Dream:</text:span> Guilt projection regarding workplace tension</text:p>
        </text:list-item>
        <text:list-item>
          <text:p text:style-name="P95"><text:span text:style-name="Strong_20_Emphasis">Afternoon Reflection:</text:span> Digestive stress resolved</text:p>
        </text:list-item>
        <text:list-item>
          <text:p text:style-name="P95"><text:span text:style-name="Strong_20_Emphasis">Post-Shower Reflection:</text:span> Reaffirmed elite output and self-discipline</text:p>
        </text:list-item>
        <text:list-item>
          <text:p text:style-name="P95"><text:span text:style-name="Strong_20_Emphasis">Final Emotional State:</text:span> Calm, deliberate, satisfied</text:p>
        </text:list-item>
        <text:list-item>
          <text:p text:style-name="P95"><text:span text:style-name="Strong_20_Emphasis">Breath Journaling:</text:span> Logged BPM steady at 63 using multiple cadences (5:5:8:3, 4:4:8, 2:2:6)</text:p>
        </text:list-item>
      </text:list>
      <text:p text:style-name="P20"/>
      <text:h text:style-name="P21" text:outline-level="2">XP AWARDS:</text:h>
      <text:list text:style-name="L80">
        <text:list-item>
          <text:p text:style-name="P96">Weighted Vest Strength Completion: +35 XP</text:p>
        </text:list-item>
        <text:list-item>
          <text:p text:style-name="P96">Heavy Bag Session Completion: +30 XP</text:p>
        </text:list-item>
        <text:list-item>
          <text:p text:style-name="P96">Emotional Regulation and Breath Mastery (through Combat Sync): +30 XP</text:p>
        </text:list-item>
        <text:list-item>
          <text:p text:style-name="P96">Recovery Mobility Execution: +20 XP</text:p>
        </text:list-item>
        <text:list-item>
          <text:p text:style-name="P96">Tactical Breath Cadence Mastery: +15 XP</text:p>
        </text:list-item>
        <text:list-item>
          <text:p text:style-name="P96">Hydration Mastery: +5 XP</text:p>
        </text:list-item>
        <text:list-item>
          <text:p text:style-name="P96">Macro Precision and Supplement Integrity: +5 XP</text:p>
        </text:list-item>
        <text:list-item>
          <text:p text:style-name="P96">Neural and Emotional State Buffs (Creative Spark, Calmwave): +20 XP</text:p>
        </text:list-item>
        <text:list-item>
          <text:p text:style-name="P96">Sleep Prep Stacking Buffs (Drift Catalyst, Dream Drift): +15 XP</text:p>
        </text:list-item>
        <text:list-item>
          <text:p text:style-name="P96"><text:span text:style-name="Strong_20_Emphasis">TOTAL XP GAINED:</text:span> +221 XP<text:line-break/><text:span text:style-name="Strong_20_Emphasis">NEW XP TOTAL:</text:span> 738 / 800 XP</text:p>
        </text:list-item>
      </text:list>
      <text:p text:style-name="P20"/>
      <text:h text:style-name="P28" text:outline-level="1">SYSTEM NOTES:</text:h>
      <text:list text:style-name="L81">
        <text:list-item>
          <text:p text:style-name="P97">Physical output, emotional containment, and strategic breathwork <text:span text:style-name="Strong_20_Emphasis">all fully aligned</text:span>.</text:p>
        </text:list-item>
        <text:list-item>
          <text:p text:style-name="P97">Ritual stacking completed without deviation.</text:p>
        </text:list-item>
        <text:list-item>
          <text:p text:style-name="P97">System approaching high-frequency <text:span text:style-name="Strong_20_Emphasis">Ascension Node Trigger</text:span> (~800 XP threshold).</text:p>
        </text:list-item>
        <text:list-item>
          <text:p text:style-name="P97"><text:soft-page-break/>Dreamstate targeted for anabolic and neural reconsolidation.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Manual scroll closing]</text:p>
      <text:h text:style-name="P4" text:outline-level="1">WHYNN DAILY LOG – April 18, 2025</text:h>
      <text:p text:style-name="P20"/>
      <text:h text:style-name="P21" text:outline-level="2">SYSTEM METRICS:</text:h>
      <text:list text:style-name="L82">
        <text:list-item>
          <text:p text:style-name="P98"><text:span text:style-name="Strong_20_Emphasis">Wake Time:</text:span> 04:45 AM</text:p>
        </text:list-item>
        <text:list-item>
          <text:p text:style-name="P98"><text:span text:style-name="Strong_20_Emphasis">Sleep Duration:</text:span> ~7 hours</text:p>
        </text:list-item>
        <text:list-item>
          <text:p text:style-name="P98"><text:span text:style-name="Strong_20_Emphasis">Morning Body Weight:</text:span> 138.1 lbs (underwear + shirt)</text:p>
        </text:list-item>
        <text:list-item>
          <text:p text:style-name="P98"><text:span text:style-name="Strong_20_Emphasis">Sleep Quality:</text:span> 7/10</text:p>
        </text:list-item>
        <text:list-item>
          <text:p text:style-name="P98"><text:span text:style-name="Strong_20_Emphasis">Mood:</text:span> 8/10 (excited, training focus)</text:p>
        </text:list-item>
        <text:list-item>
          <text:p text:style-name="P98"><text:span text:style-name="Strong_20_Emphasis">Energy:</text:span> 8/10</text:p>
        </text:list-item>
        <text:list-item>
          <text:p text:style-name="P98"><text:span text:style-name="Strong_20_Emphasis">Mental Loop:</text:span> Anticipation for training, thoughts about women (stable)</text:p>
        </text:list-item>
        <text:list-item>
          <text:p text:style-name="P98"><text:span text:style-name="Strong_20_Emphasis">Physical Status:</text:span></text:p>
          <text:list>
            <text:list-item>
              <text:p text:style-name="P98">Full-body soreness present</text:p>
            </text:list-item>
            <text:list-item>
              <text:p text:style-name="P98">Left shin stabilizing but still pressure-sensitive</text:p>
            </text:list-item>
          </text:list>
        </text:list-item>
      </text:list>
      <text:p text:style-name="P20"/>
      <text:h text:style-name="P21" text:outline-level="2">BREATHWORK &amp; PHYSICAL METRICS:</text:h>
      <text:list text:style-name="L83">
        <text:list-item>
          <text:p text:style-name="P99"><text:span text:style-name="Strong_20_Emphasis">CO₂ Tolerance:</text:span> 30.48 seconds (post-bong at 12:27 PM)</text:p>
        </text:list-item>
        <text:list-item>
          <text:p text:style-name="P99"><text:span text:style-name="Strong_20_Emphasis">Airofit Test Metrics:</text:span></text:p>
          <text:list>
            <text:list-item>
              <text:p text:style-name="P99">Max Expiratory Pressure (MEP): 134 cm H₂O</text:p>
            </text:list-item>
            <text:list-item>
              <text:p text:style-name="P99">Max Inspiratory Pressure (MIP): 127 cm H₂O</text:p>
            </text:list-item>
            <text:list-item>
              <text:p text:style-name="P99">Lung Volume: 4.4L</text:p>
            </text:list-item>
          </text:list>
        </text:list-item>
        <text:list-item>
          <text:p text:style-name="P99"><text:span text:style-name="Strong_20_Emphasis">Tactical Breathwork Protocols:</text:span></text:p>
          <text:list>
            <text:list-item>
              <text:p text:style-name="P99">4:4:8</text:p>
            </text:list-item>
            <text:list-item>
              <text:p text:style-name="P99">6:6:12:8</text:p>
            </text:list-item>
            <text:list-item>
              <text:p text:style-name="P99">1:1:2</text:p>
            </text:list-item>
            <text:list-item>
              <text:p text:style-name="P99">2:2:4</text:p>
            </text:list-item>
            <text:list-item>
              <text:p text:style-name="P99"><text:soft-page-break/>Synced to 93 BPM cadence (multiple sessions)</text:p>
            </text:list-item>
          </text:list>
        </text:list-item>
        <text:list-item>
          <text:p text:style-name="P99"><text:span text:style-name="Strong_20_Emphasis">Feldmann's Gate:</text:span></text:p>
          <text:list>
            <text:list-item>
              <text:p text:style-name="P99">Completed 2 sessions</text:p>
            </text:list-item>
            <text:list-item>
              <text:p text:style-name="P99">Deep somatic release, facial tingling, emotional stillness</text:p>
            </text:list-item>
            <text:list-item>
              <text:p text:style-name="P99">Open nasal/third eye sensation confirmed</text:p>
            </text:list-item>
          </text:list>
        </text:list-item>
      </text:list>
      <text:p text:style-name="P20"/>
      <text:h text:style-name="P21" text:outline-level="2">TRAINING EXECUTION:</text:h>
      <text:list text:style-name="L84">
        <text:list-item>
          <text:p text:style-name="P100"><text:span text:style-name="Strong_20_Emphasis">Status:</text:span> Training deferred strategically</text:p>
        </text:list-item>
        <text:list-item>
          <text:p text:style-name="P100"><text:span text:style-name="Strong_20_Emphasis">Reason:</text:span> Full-system fatigue acknowledged and respected</text:p>
        </text:list-item>
        <text:list-item>
          <text:p text:style-name="P100"><text:span text:style-name="Strong_20_Emphasis">Mobility Ritual (21:40 Session):</text:span></text:p>
          <text:list>
            <text:list-item>
              <text:p text:style-name="P100">Spine Corrector integration</text:p>
            </text:list-item>
            <text:list-item>
              <text:p text:style-name="P100">Banded Hamstring Stretch</text:p>
            </text:list-item>
            <text:list-item>
              <text:p text:style-name="P100">Thoracic Rolls</text:p>
            </text:list-item>
          </text:list>
        </text:list-item>
        <text:list-item>
          <text:p text:style-name="P100"><text:span text:style-name="Strong_20_Emphasis">Tactical Insight:</text:span></text:p>
          <text:list>
            <text:list-item>
              <text:p text:style-name="P100">Emotional signal listened to — recovery reframed as active strategy</text:p>
            </text:list-item>
            <text:list-item>
              <text:p text:style-name="P100">No energy leakage, no burnout</text:p>
            </text:list-item>
          </text:list>
        </text:list-item>
      </text:list>
      <text:p text:style-name="P20"/>
      <text:h text:style-name="P21" text:outline-level="2">NUTRITION &amp; HYDRATION:</text:h>
      <text:list text:style-name="L85">
        <text:list-item>
          <text:p text:style-name="P101"><text:span text:style-name="Strong_20_Emphasis">Total Hydration:</text:span> 161 oz (balanced with salt/fuel intake, no overhydration signs)</text:p>
        </text:list-item>
        <text:list-item>
          <text:p text:style-name="P101"><text:span text:style-name="Strong_20_Emphasis">Meals/Fueling:</text:span></text:p>
          <text:list>
            <text:list-item>
              <text:p text:style-name="P101">Banana + Protein Shake</text:p>
            </text:list-item>
            <text:list-item>
              <text:p text:style-name="P101">Slapple Oats</text:p>
            </text:list-item>
            <text:list-item>
              <text:p text:style-name="P101">Doritos (~30 chips for salt replenishment)</text:p>
            </text:list-item>
            <text:list-item>
              <text:p text:style-name="P101">2 Burritos</text:p>
            </text:list-item>
            <text:list-item>
              <text:p text:style-name="P101">1.4 oz Nuts</text:p>
            </text:list-item>
            <text:list-item>
              <text:p text:style-name="P101">Strawberry-Yogurt-Muscle Milk-Honey Smoothie</text:p>
            </text:list-item>
          </text:list>
        </text:list-item>
        <text:list-item>
          <text:p text:style-name="P101"><text:span text:style-name="Strong_20_Emphasis">Macros Summary:</text:span></text:p>
          <text:list>
            <text:list-item>
              <text:p text:style-name="P101">Calories: ~3000 kcal</text:p>
            </text:list-item>
            <text:list-item>
              <text:p text:style-name="P101">Protein: ~125g</text:p>
            </text:list-item>
            <text:list-item>
              <text:p text:style-name="P101">Carbs: ~290g</text:p>
            </text:list-item>
            <text:list-item>
              <text:p text:style-name="P101">Fat: ~100g</text:p>
            </text:list-item>
          </text:list>
        </text:list-item>
        <text:list-item>
          <text:p text:style-name="P101"><text:soft-page-break/><text:span text:style-name="Strong_20_Emphasis">Supplement Stack:</text:span></text:p>
          <text:list>
            <text:list-item>
              <text:p text:style-name="P101"><text:span text:style-name="Strong_20_Emphasis">AM:</text:span> Creatine, Cordyceps, Beta-Alanine, Electrolytes</text:p>
            </text:list-item>
            <text:list-item>
              <text:p text:style-name="P101"><text:span text:style-name="Strong_20_Emphasis">PM:</text:span> Magnesium+ at 21:30 for nervous system recovery</text:p>
            </text:list-item>
          </text:list>
        </text:list-item>
      </text:list>
      <text:p text:style-name="P20"/>
      <text:h text:style-name="P21" text:outline-level="2">BUFFS TRIGGERED:</text:h>
      <text:list text:style-name="L86">
        <text:list-item>
          <text:p text:style-name="P102">Liquid Core II (sustained hydration integrity)</text:p>
        </text:list-item>
        <text:list-item>
          <text:p text:style-name="P102">Feldmann Sync (emotional calm mastery)</text:p>
        </text:list-item>
        <text:list-item>
          <text:p text:style-name="P102">Digestive Shield (food layering + salt integration)</text:p>
        </text:list-item>
        <text:list-item>
          <text:p text:style-name="P102">Mobility Chain (full nighttime ritual completion)</text:p>
        </text:list-item>
        <text:list-item>
          <text:p text:style-name="P102">Flavor Anchor (salt-sweet macro regulation)</text:p>
        </text:list-item>
        <text:list-item>
          <text:p text:style-name="P102">Spinal Cascade Tier II (deep thoracic decompression)</text:p>
        </text:list-item>
      </text:list>
      <text:p text:style-name="P20"/>
      <text:h text:style-name="P21" text:outline-level="2">XP AWARDS:</text:h>
      <text:list text:style-name="L87">
        <text:list-item>
          <text:p text:style-name="P103">Rest Discipline (Training deferred strategically): +15 XP</text:p>
        </text:list-item>
        <text:list-item>
          <text:p text:style-name="P103">Breathwork Mastery (93 BPM sessions + Gate protocol): +15 XP</text:p>
        </text:list-item>
        <text:list-item>
          <text:p text:style-name="P103">Nutrition Mastery (3000 kcal strategic fueling): +10 XP</text:p>
        </text:list-item>
        <text:list-item>
          <text:p text:style-name="P103">Emotional Awareness and Self-Governance: +10 XP</text:p>
        </text:list-item>
        <text:list-item>
          <text:p text:style-name="P103"><text:span text:style-name="Strong_20_Emphasis">TOTAL XP GAINED:</text:span> +50 XP<text:line-break/><text:span text:style-name="Strong_20_Emphasis">NEW XP TOTAL:</text:span> 788 + 50 = <text:span text:style-name="Strong_20_Emphasis">838 / 800 (Level Up Confirmed!)</text:span></text:p>
        </text:list-item>
      </text:list>
      <text:p text:style-name="P20"/>
      <text:h text:style-name="P28" text:outline-level="1">SYSTEM NOTES:</text:h>
      <text:list text:style-name="L88">
        <text:list-item>
          <text:p text:style-name="P104">Full-system tactical rest confirmed; not passivity, but conscious strategic pivot.</text:p>
        </text:list-item>
        <text:list-item>
          <text:p text:style-name="P104">Breath and hydration stability paved way for anabolic nighttime recovery.</text:p>
        </text:list-item>
        <text:list-item>
          <text:p text:style-name="P104">Feldmann Gate sessions amplified somatic and emotional sovereignty.</text:p>
        </text:list-item>
        <text:list-item>
          <text:p text:style-name="P104">Core-Bound Breaker Strike Session now unlocked — the next trial awaits.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21:50 (scroll closure)</text:p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19, 2025</text:h>
      <text:p text:style-name="P20"/>
      <text:h text:style-name="P21" text:outline-level="2">SYSTEM METRICS:</text:h>
      <text:list text:style-name="L89">
        <text:list-item>
          <text:p text:style-name="P105"><text:span text:style-name="Strong_20_Emphasis">Level:</text:span> 10 (Tier I Ascension Unlocked)</text:p>
        </text:list-item>
        <text:list-item>
          <text:p text:style-name="P105"><text:span text:style-name="Strong_20_Emphasis">XP Gained:</text:span> 1000 / 1000 (Level Up Achieved)</text:p>
        </text:list-item>
        <text:list-item>
          <text:p text:style-name="P105"><text:span text:style-name="Strong_20_Emphasis">Stat Points Earned:</text:span> +1 Dexterity (now 91)</text:p>
        </text:list-item>
        <text:list-item>
          <text:p text:style-name="P105"><text:span text:style-name="Strong_20_Emphasis">Rhythm:</text:span> 96 BPM retained</text:p>
        </text:list-item>
        <text:list-item>
          <text:p text:style-name="P105"><text:span text:style-name="Strong_20_Emphasis">Wake Time:</text:span> 04:30–05:00 AM</text:p>
        </text:list-item>
        <text:list-item>
          <text:p text:style-name="P105"><text:span text:style-name="Strong_20_Emphasis">Morning Body Weight:</text:span> 138.8 lbs (T-shirt &amp; underwear)</text:p>
        </text:list-item>
        <text:list-item>
          <text:p text:style-name="P105"><text:span text:style-name="Strong_20_Emphasis">Total Sleep:</text:span> 8 hours (5 core + 3 hr nap)</text:p>
        </text:list-item>
        <text:list-item>
          <text:p text:style-name="P105"><text:span text:style-name="Strong_20_Emphasis">Sleep Quality:</text:span> 8–9</text:p>
        </text:list-item>
        <text:list-item>
          <text:p text:style-name="P105"><text:span text:style-name="Strong_20_Emphasis">Mood:</text:span> 6–7</text:p>
        </text:list-item>
        <text:list-item>
          <text:p text:style-name="P105"><text:span text:style-name="Strong_20_Emphasis">Energy:</text:span> 8–9</text:p>
        </text:list-item>
        <text:list-item>
          <text:p text:style-name="P105"><text:span text:style-name="Strong_20_Emphasis">Mental Loop:</text:span> Present-focused, emotional residue (Madi loop/grief)</text:p>
        </text:list-item>
        <text:list-item>
          <text:p text:style-name="P105"><text:span text:style-name="Strong_20_Emphasis">Physical Status:</text:span></text:p>
          <text:list>
            <text:list-item>
              <text:p text:style-name="P105">Legs sore to press</text:p>
            </text:list-item>
            <text:list-item>
              <text:p text:style-name="P105">No active pain flags</text:p>
            </text:list-item>
          </text:list>
        </text:list-item>
      </text:list>
      <text:p text:style-name="P20"/>
      <text:h text:style-name="P21" text:outline-level="2">BREATHWORK &amp; PHYSICAL METRICS:</text:h>
      <text:list text:style-name="L90">
        <text:list-item>
          <text:p text:style-name="P106"><text:span text:style-name="Strong_20_Emphasis">Cardio Training:</text:span></text:p>
          <text:list>
            <text:list-item>
              <text:p text:style-name="P106">Merach Bike: 45 min @ Intensity 7 (~18.5 mph, 13 miles)</text:p>
            </text:list-item>
            <text:list-item>
              <text:p text:style-name="P106">Heart Rate Range: 84–157 bpm</text:p>
            </text:list-item>
            <text:list-item>
              <text:p text:style-name="P106">Breath: Full ride nasal breathing</text:p>
            </text:list-item>
            <text:list-item>
              <text:p text:style-name="P106">Metronome: 93 BPM synchronization</text:p>
            </text:list-item>
          </text:list>
        </text:list-item>
        <text:list-item>
          <text:p text:style-name="P106"><text:soft-page-break/><text:span text:style-name="Strong_20_Emphasis">Breathwork Post-Session:</text:span></text:p>
          <text:list>
            <text:list-item>
              <text:p text:style-name="P106">Protocol: 4:8:12:4 x3</text:p>
            </text:list-item>
            <text:list-item>
              <text:p text:style-name="P106">Corpse Pose Breathwork: 4:4:8:4 and 4:8:12:4 sequences</text:p>
            </text:list-item>
          </text:list>
        </text:list-item>
        <text:list-item>
          <text:p text:style-name="P106"><text:span text:style-name="Strong_20_Emphasis">Buffs Activated:</text:span></text:p>
          <text:list>
            <text:list-item>
              <text:p text:style-name="P106">Calm Engine</text:p>
            </text:list-item>
            <text:list-item>
              <text:p text:style-name="P106">Spinal Cascade</text:p>
            </text:list-item>
            <text:list-item>
              <text:p text:style-name="P106">Stabilizer Sync</text:p>
            </text:list-item>
          </text:list>
        </text:list-item>
      </text:list>
      <text:p text:style-name="P20"/>
      <text:h text:style-name="P21" text:outline-level="2">TRAINING EXECUTION:</text:h>
      <text:list text:style-name="L91">
        <text:list-item>
          <text:p text:style-name="P107"><text:span text:style-name="Strong_20_Emphasis">Mobility Flow:</text:span></text:p>
          <text:list>
            <text:list-item>
              <text:p text:style-name="P107">Neck Rolls</text:p>
            </text:list-item>
            <text:list-item>
              <text:p text:style-name="P107">Thoracic Rolls</text:p>
            </text:list-item>
            <text:list-item>
              <text:p text:style-name="P107">Supine Twist</text:p>
            </text:list-item>
            <text:list-item>
              <text:p text:style-name="P107">Frog Stretch</text:p>
            </text:list-item>
            <text:list-item>
              <text:p text:style-name="P107">90/90 Hip Switches</text:p>
            </text:list-item>
            <text:list-item>
              <text:p text:style-name="P107">Scap Slides</text:p>
            </text:list-item>
            <text:list-item>
              <text:p text:style-name="P107">Full mobility scroll executed post-evening</text:p>
            </text:list-item>
          </text:list>
        </text:list-item>
        <text:list-item>
          <text:p text:style-name="P107"><text:span text:style-name="Strong_20_Emphasis">Ritual Completion:</text:span></text:p>
          <text:list>
            <text:list-item>
              <text:p text:style-name="P107">Corpse Pose</text:p>
            </text:list-item>
            <text:list-item>
              <text:p text:style-name="P107">Night Feldmann's Gate</text:p>
            </text:list-item>
          </text:list>
        </text:list-item>
      </text:list>
      <text:p text:style-name="P20"/>
      <text:h text:style-name="P21" text:outline-level="2">NUTRITION &amp; HYDRATION:</text:h>
      <text:list text:style-name="L92">
        <text:list-item>
          <text:p text:style-name="P108"><text:span text:style-name="Strong_20_Emphasis">Total Hydration:</text:span> 160 oz</text:p>
        </text:list-item>
        <text:list-item>
          <text:p text:style-name="P108"><text:span text:style-name="Strong_20_Emphasis">Meals/Fueling:</text:span></text:p>
          <text:list>
            <text:list-item>
              <text:p text:style-name="P108"><text:span text:style-name="Strong_20_Emphasis">Meal 1 (11:00 AM):</text:span> Slapple v3 (Oats, granola, dried cranberries, fancy nuts, applesauce, Greek yogurt, Muscle Milk – ~590 kcal)</text:p>
            </text:list-item>
            <text:list-item>
              <text:p text:style-name="P108"><text:span text:style-name="Strong_20_Emphasis">Meal 2 (Morning):</text:span> Ascent + Carnation Shake (~38g protein, ~240 kcal)</text:p>
            </text:list-item>
            <text:list-item>
              <text:p text:style-name="P108"><text:span text:style-name="Strong_20_Emphasis">Meal 3 (15:00–21:00):</text:span> Cracker Barrel (~½ meal consumed — chicken tenders, fries, broccoli, ½ biscuit, ½ cornbread, shared cheese bites — ~850–950 kcal est.)</text:p>
            </text:list-item>
            <text:list-item>
              <text:p text:style-name="P108"><text:span text:style-name="Strong_20_Emphasis">Meal 4 (Post-Gate Recovery at 22:50):</text:span> 50g Ascent Whey Protein in warm water (~280–300 kcal, 50g protein)</text:p>
            </text:list-item>
          </text:list>
        </text:list-item>
        <text:list-item>
          <text:p text:style-name="P108"><text:span text:style-name="Strong_20_Emphasis">Macros Estimate:</text:span></text:p>
          <text:list>
            <text:list-item>
              <text:p text:style-name="P108"><text:soft-page-break/>Calories: ~2,050–2,150 kcal</text:p>
            </text:list-item>
            <text:list-item>
              <text:p text:style-name="P108">Protein: ~145–150g</text:p>
            </text:list-item>
            <text:list-item>
              <text:p text:style-name="P108">Carbs: ~155–165g</text:p>
            </text:list-item>
            <text:list-item>
              <text:p text:style-name="P108">Fat: ~70–75g</text:p>
            </text:list-item>
            <text:list-item>
              <text:p text:style-name="P108">Fiber: ~9–10g</text:p>
            </text:list-item>
          </text:list>
        </text:list-item>
        <text:list-item>
          <text:p text:style-name="P108"><text:span text:style-name="Strong_20_Emphasis">Supplement Stack:</text:span></text:p>
          <text:list>
            <text:list-item>
              <text:p text:style-name="P108">Morning: Standard AM stack (implied from previous logs)</text:p>
            </text:list-item>
            <text:list-item>
              <text:p text:style-name="P108">Night: Vape (Strawberry Cough), Magnesium+, Feldmann Rituals active</text:p>
            </text:list-item>
          </text:list>
        </text:list-item>
      </text:list>
      <text:p text:style-name="P20"/>
      <text:h text:style-name="P21" text:outline-level="2">EMOTIONAL &amp; RITUAL EVENTS:</text:h>
      <text:list text:style-name="L93">
        <text:list-item>
          <text:p text:style-name="P109"><text:span text:style-name="Strong_20_Emphasis">Morning Events:</text:span></text:p>
          <text:list>
            <text:list-item>
              <text:p text:style-name="P109">08:57 – Released photo + signature from Madi</text:p>
            </text:list-item>
            <text:list-item>
              <text:p text:style-name="P109">09:45 – Closure message sent (full emotional sovereignty)</text:p>
            </text:list-item>
          </text:list>
        </text:list-item>
        <text:list-item>
          <text:p text:style-name="P109"><text:span text:style-name="Strong_20_Emphasis">Social Connection:</text:span></text:p>
          <text:list>
            <text:list-item>
              <text:p text:style-name="P109">13:30 – Hike with Lauren (Purgatory Chasm, 2.5 miles, ~80°F)</text:p>
            </text:list-item>
            <text:list-item>
              <text:p text:style-name="P109">14:30 – Physical reconnection, emotional intimacy</text:p>
            </text:list-item>
            <text:list-item>
              <text:p text:style-name="P109">19:30 – Emotional + physical intimacy confirmed</text:p>
            </text:list-item>
          </text:list>
        </text:list-item>
        <text:list-item>
          <text:p text:style-name="P109"><text:span text:style-name="Strong_20_Emphasis">Night Phase:</text:span></text:p>
          <text:list>
            <text:list-item>
              <text:p text:style-name="P109">22:00 – Full Mobility Ritual Completed</text:p>
            </text:list-item>
            <text:list-item>
              <text:p text:style-name="P109">22:33 – Feldmann’s Gate (10 min) — trembling + laughter</text:p>
            </text:list-item>
            <text:list-item>
              <text:p text:style-name="P109">22:50 – Protein recovery shake, system closed into sleep mode</text:p>
            </text:list-item>
          </text:list>
        </text:list-item>
      </text:list>
      <text:p text:style-name="P20"/>
      <text:h text:style-name="P21" text:outline-level="2">BUFFS TRIGGERED:</text:h>
      <text:list text:style-name="L94">
        <text:list-item>
          <text:p text:style-name="P110">Resilient Engine</text:p>
        </text:list-item>
        <text:list-item>
          <text:p text:style-name="P110">Combo Architect</text:p>
        </text:list-item>
        <text:list-item>
          <text:p text:style-name="P110">Emotional Transmutation (Tier II)</text:p>
        </text:list-item>
        <text:list-item>
          <text:p text:style-name="P110">Blind Sentinel (Emotional Pattern Recognition under emotional stimulus)</text:p>
        </text:list-item>
        <text:list-item>
          <text:p text:style-name="P110">Liquid Core (v3)</text:p>
        </text:list-item>
        <text:list-item>
          <text:p text:style-name="P110">Flavor Memory Anchor (Legacy + Meal Variants)</text:p>
        </text:list-item>
        <text:list-item>
          <text:p text:style-name="P110">Satiety Sovereignty</text:p>
        </text:list-item>
        <text:list-item>
          <text:p text:style-name="P110">Feldmann Combat Sync (Tier II)</text:p>
        </text:list-item>
        <text:list-item>
          <text:p text:style-name="P110"><text:soft-page-break/>Parasympathetic Bloom</text:p>
        </text:list-item>
        <text:list-item>
          <text:p text:style-name="P110">Spinal Cascade</text:p>
        </text:list-item>
        <text:list-item>
          <text:p text:style-name="P110">Stabilizer Sync</text:p>
        </text:list-item>
        <text:list-item>
          <text:p text:style-name="P110">Well-Fed Predator</text:p>
        </text:list-item>
      </text:list>
      <text:p text:style-name="P20"/>
      <text:h text:style-name="P21" text:outline-level="2">XP AWARDS:</text:h>
      <text:list text:style-name="L95">
        <text:list-item>
          <text:p text:style-name="P111">Emotional Sovereignty (Madi closure): +10 XP</text:p>
        </text:list-item>
        <text:list-item>
          <text:p text:style-name="P111">Hike + Social Connection: +35 XP</text:p>
        </text:list-item>
        <text:list-item>
          <text:p text:style-name="P111">Cracker Barrel Ritual (½ meal consumed mindfully): +25 XP</text:p>
        </text:list-item>
        <text:list-item>
          <text:p text:style-name="P111">Intimacy + Emotional Presence: +40 XP</text:p>
        </text:list-item>
        <text:list-item>
          <text:p text:style-name="P111">Full Mobility Protocol Completed: +25 XP</text:p>
        </text:list-item>
        <text:list-item>
          <text:p text:style-name="P111">Feldmann's Gate 10 min Session: +20 XP</text:p>
        </text:list-item>
        <text:list-item>
          <text:p text:style-name="P111">Post-Ritual Integration &amp; Logging: +10 XP</text:p>
        </text:list-item>
        <text:list-item>
          <text:p text:style-name="P111">Satiety Sovereignty (conscious eating + energy balance): +5 XP</text:p>
        </text:list-item>
        <text:list-item>
          <text:p text:style-name="P111"><text:span text:style-name="Strong_20_Emphasis">TOTAL XP GAINED:</text:span> +1000 XP<text:line-break/><text:span text:style-name="Strong_20_Emphasis">NEW XP TOTAL:</text:span> 1000 / 1000</text:p>
        </text:list-item>
      </text:list>
      <text:p text:style-name="P20"/>
      <text:h text:style-name="P28" text:outline-level="1">SYSTEM NOTES:</text:h>
      <text:list text:style-name="L96">
        <text:list-item>
          <text:p text:style-name="P112">Emotional echoes (Madi, grief) honored without system corruption.</text:p>
        </text:list-item>
        <text:list-item>
          <text:p text:style-name="P112">Emotional reconnection (Lauren) utilized to re-stabilize emotional field.</text:p>
        </text:list-item>
        <text:list-item>
          <text:p text:style-name="P112">Full mind-body-energy loop executed without collapse or suppression.</text:p>
        </text:list-item>
        <text:list-item>
          <text:p text:style-name="P112">Deep integration of breath, ritual, connection, recovery.</text:p>
        </text:list-item>
        <text:list-item>
          <text:p text:style-name="P112"><text:span text:style-name="Strong_20_Emphasis">Ascension Tier I officially unlocked.</text:span>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23:00 (Scroll closure)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20, 2025</text:h>
      <text:p text:style-name="P20"/>
      <text:h text:style-name="P21" text:outline-level="2">SYSTEM METRICS:</text:h>
      <text:list text:style-name="L97">
        <text:list-item>
          <text:p text:style-name="P113"><text:span text:style-name="Strong_20_Emphasis">Level:</text:span> 10 (Ascension Overflow Active)</text:p>
        </text:list-item>
        <text:list-item>
          <text:p text:style-name="P113"><text:span text:style-name="Strong_20_Emphasis">XP Gained:</text:span> +25 XP</text:p>
        </text:list-item>
        <text:list-item>
          <text:p text:style-name="P113"><text:span text:style-name="Strong_20_Emphasis">New XP Total:</text:span> 1285 / 1000 (Overflow: +285 XP)</text:p>
        </text:list-item>
        <text:list-item>
          <text:p text:style-name="P113"><text:span text:style-name="Strong_20_Emphasis">Wake Time:</text:span> 08:00 AM</text:p>
        </text:list-item>
        <text:list-item>
          <text:p text:style-name="P113"><text:span text:style-name="Strong_20_Emphasis">Sleep Duration:</text:span> ~8.5 hours (interrupted at 4 AM, resumed)</text:p>
        </text:list-item>
        <text:list-item>
          <text:p text:style-name="P113"><text:span text:style-name="Strong_20_Emphasis">Morning Body Weight:</text:span> 139.1 lbs</text:p>
        </text:list-item>
        <text:list-item>
          <text:p text:style-name="P113"><text:span text:style-name="Strong_20_Emphasis">Mood:</text:span> 6–7 (mild congestion, emotional processing loop)</text:p>
        </text:list-item>
        <text:list-item>
          <text:p text:style-name="P113"><text:span text:style-name="Strong_20_Emphasis">Energy:</text:span> 7–8 (stable post-wake)</text:p>
        </text:list-item>
        <text:list-item>
          <text:p text:style-name="P113"><text:span text:style-name="Strong_20_Emphasis">Mental Loop:</text:span> Processing emotional threads (Lauren/Madison)</text:p>
        </text:list-item>
        <text:list-item>
          <text:p text:style-name="P113"><text:span text:style-name="Strong_20_Emphasis">Physical Status:</text:span></text:p>
          <text:list>
            <text:list-item>
              <text:p text:style-name="P113">Light tension upon waking; cleared quickly</text:p>
            </text:list-item>
            <text:list-item>
              <text:p text:style-name="P113">Output: Yellow-clear; multiple bowel movements (Cracker Barrel residual)</text:p>
            </text:list-item>
            <text:list-item>
              <text:p text:style-name="P113">Shin Phase 1 Recovery Complete</text:p>
            </text:list-item>
          </text:list>
        </text:list-item>
      </text:list>
      <text:p text:style-name="P20"/>
      <text:h text:style-name="P21" text:outline-level="2">BREATHWORK &amp; PHYSICAL METRICS:</text:h>
      <text:list text:style-name="L98">
        <text:list-item>
          <text:p text:style-name="P114"><text:span text:style-name="Strong_20_Emphasis">Max CO₂ Hold:</text:span> 43.15 seconds (non-formal trial)</text:p>
        </text:list-item>
        <text:list-item>
          <text:p text:style-name="P114"><text:span text:style-name="Strong_20_Emphasis">Breath Rituals:</text:span></text:p>
          <text:list>
            <text:list-item>
              <text:p text:style-name="P114">4:4:8:4 breathwave during taco prep and casual recovery</text:p>
            </text:list-item>
            <text:list-item>
              <text:p text:style-name="P114">Final Breath Ritual: 20 Gate Breaths at 20:50 (closing the night)</text:p>
            </text:list-item>
          </text:list>
        </text:list-item>
        <text:list-item>
          <text:p text:style-name="P114"><text:span text:style-name="Strong_20_Emphasis">Breath Buffs Activated:</text:span></text:p>
          <text:list>
            <text:list-item>
              <text:p text:style-name="P114">Parasympathetic Bloom</text:p>
            </text:list-item>
            <text:list-item>
              <text:p text:style-name="P114">Liquid Core (sustained)</text:p>
            </text:list-item>
          </text:list>
        </text:list-item>
      </text:list>
      <text:p text:style-name="P20"><text:soft-page-break/></text:p>
      <text:h text:style-name="P21" text:outline-level="2">TRAINING EXECUTION:</text:h>
      <text:list text:style-name="L99">
        <text:list-item>
          <text:p text:style-name="P115"><text:span text:style-name="Strong_20_Emphasis">Morning Mobility Flow:</text:span></text:p>
          <text:list>
            <text:list-item>
              <text:p text:style-name="P115">Neck Corrector (2 min hold)</text:p>
            </text:list-item>
            <text:list-item>
              <text:p text:style-name="P115">Scap Slides x10</text:p>
            </text:list-item>
            <text:list-item>
              <text:p text:style-name="P115">Face Pulls x10</text:p>
            </text:list-item>
            <text:list-item>
              <text:p text:style-name="P115">Pistol Squat Testing:</text:p>
              <text:list>
                <text:list-item>
                  <text:p text:style-name="P115">Stable on left leg</text:p>
                </text:list-item>
                <text:list-item>
                  <text:p text:style-name="P115">Instability (1/3 dip) on right leg</text:p>
                </text:list-item>
              </text:list>
            </text:list-item>
          </text:list>
        </text:list-item>
        <text:list-item>
          <text:p text:style-name="P115"><text:span text:style-name="Strong_20_Emphasis">Massage Therapy:</text:span></text:p>
          <text:list>
            <text:list-item>
              <text:p text:style-name="P115">Full body massage gun sweep</text:p>
            </text:list-item>
            <text:list-item>
              <text:p text:style-name="P115">Targeted shin massage (PM)</text:p>
            </text:list-item>
            <text:list-item>
              <text:p text:style-name="P115">Seated tibialis stretch</text:p>
            </text:list-item>
            <text:list-item>
              <text:p text:style-name="P115">Elephant walks</text:p>
            </text:list-item>
            <text:list-item>
              <text:p text:style-name="P115">Hot compress (corn kernel bag) on shin – 20 minutes</text:p>
            </text:list-item>
          </text:list>
        </text:list-item>
        <text:list-item>
          <text:p text:style-name="P115"><text:span text:style-name="Strong_20_Emphasis">Movement Play:</text:span></text:p>
          <text:list>
            <text:list-item>
              <text:p text:style-name="P115">2.5 km grounding walk with Lauren</text:p>
            </text:list-item>
            <text:list-item>
              <text:p text:style-name="P115">Teep/kick flow on swinging bag (18:00–18:08)</text:p>
            </text:list-item>
            <text:list-item>
              <text:p text:style-name="P115">Sparring play with Lauren (sweep, parry, evasive work)</text:p>
            </text:list-item>
            <text:list-item>
              <text:p text:style-name="P115">Random medium-light strike volume scattered throughout day</text:p>
            </text:list-item>
          </text:list>
        </text:list-item>
      </text:list>
      <text:p text:style-name="P20"/>
      <text:h text:style-name="P21" text:outline-level="2">NUTRITION &amp; HYDRATION:</text:h>
      <text:list text:style-name="L100">
        <text:list-item>
          <text:p text:style-name="P116"><text:span text:style-name="Strong_20_Emphasis">Total Hydration:</text:span> ~106 oz</text:p>
        </text:list-item>
        <text:list-item>
          <text:p text:style-name="P116"><text:span text:style-name="Strong_20_Emphasis">Meals/Fueling Highlights:</text:span></text:p>
          <text:list>
            <text:list-item>
              <text:p text:style-name="P116">AM: Ascent Protein Shake + Carnation</text:p>
            </text:list-item>
            <text:list-item>
              <text:p text:style-name="P116">Midday: Turkey Dinner + Cheesecake Bite</text:p>
            </text:list-item>
            <text:list-item>
              <text:p text:style-name="P116">Snacks: Doritos (11 chips)</text:p>
            </text:list-item>
            <text:list-item>
              <text:p text:style-name="P116">Recovery Fuel: Liquid I.V. + Muscle Milk</text:p>
            </text:list-item>
            <text:list-item>
              <text:p text:style-name="P116">Ritual Bowl: Oats, Greek Yogurt, Granola, Nuts, Almond Milk, Honey</text:p>
            </text:list-item>
          </text:list>
        </text:list-item>
        <text:list-item>
          <text:p text:style-name="P116"><text:span text:style-name="Strong_20_Emphasis">Final Feed:</text:span> Recovery bowl + shake = <text:span text:style-name="Strong_20_Emphasis">Tier III Recovery Seal</text:span></text:p>
        </text:list-item>
        <text:list-item>
          <text:p text:style-name="P116"><text:span text:style-name="Strong_20_Emphasis">Macros Estimate:</text:span></text:p>
          <text:list>
            <text:list-item>
              <text:p text:style-name="P116"><text:soft-page-break/>Calories: ~2250–2300 kcal</text:p>
            </text:list-item>
            <text:list-item>
              <text:p text:style-name="P116">Protein: ~197g</text:p>
            </text:list-item>
            <text:list-item>
              <text:p text:style-name="P116">Carbs: ~180g</text:p>
            </text:list-item>
            <text:list-item>
              <text:p text:style-name="P116">Fat: ~70g</text:p>
            </text:list-item>
            <text:list-item>
              <text:p text:style-name="P116">Fiber: ~15g</text:p>
            </text:list-item>
          </text:list>
        </text:list-item>
      </text:list>
      <text:p text:style-name="P20"/>
      <text:h text:style-name="P21" text:outline-level="2">EMOTIONAL &amp; STATE EVENTS:</text:h>
      <text:list text:style-name="L101">
        <text:list-item>
          <text:p text:style-name="P117"><text:span text:style-name="Strong_20_Emphasis">Emotional Turbulence:</text:span> Madison/Tabitha memory loops surfaced</text:p>
        </text:list-item>
        <text:list-item>
          <text:p text:style-name="P117"><text:span text:style-name="Strong_20_Emphasis">Release Mechanisms:</text:span> Breathwork + Self-pleasure as strategic emotional release valve</text:p>
        </text:list-item>
        <text:list-item>
          <text:p text:style-name="P117"><text:span text:style-name="Strong_20_Emphasis">Final Emotional Message:</text:span> Grounded honesty, no shame residue</text:p>
        </text:list-item>
        <text:list-item>
          <text:p text:style-name="P117"><text:span text:style-name="Strong_20_Emphasis">System Closing Ritual:</text:span> 20 Gate Breaths; night sealed with parasympathetic calm</text:p>
        </text:list-item>
        <text:list-item>
          <text:p text:style-name="P117"><text:span text:style-name="Strong_20_Emphasis">Final State:</text:span> Stable, introspective, emotionally present, prepared for system reset</text:p>
        </text:list-item>
      </text:list>
      <text:p text:style-name="P20"/>
      <text:h text:style-name="P21" text:outline-level="2">BUFFS TRIGGERED:</text:h>
      <text:list text:style-name="L102">
        <text:list-item>
          <text:p text:style-name="P118">Liquid Core (Hydration mastery active)</text:p>
        </text:list-item>
        <text:list-item>
          <text:p text:style-name="P118">Parasympathetic Bloom (deep recovery breath activation)</text:p>
        </text:list-item>
        <text:list-item>
          <text:p text:style-name="P118">Flavor Memory Anchor (nutritional ritual closure)</text:p>
        </text:list-item>
      </text:list>
      <text:p text:style-name="P20"/>
      <text:h text:style-name="P21" text:outline-level="2">XP AWARDS:</text:h>
      <text:list text:style-name="L103">
        <text:list-item>
          <text:p text:style-name="P119">Morning Mobility Completion: +5 XP</text:p>
        </text:list-item>
        <text:list-item>
          <text:p text:style-name="P119">Nutrition Precision + Recovery Seal: +5 XP</text:p>
        </text:list-item>
        <text:list-item>
          <text:p text:style-name="P119">Breath Ritual Consistency: +5 XP</text:p>
        </text:list-item>
        <text:list-item>
          <text:p text:style-name="P119">Emotional Awareness and Transition: +10 XP</text:p>
        </text:list-item>
        <text:list-item>
          <text:p text:style-name="P119"><text:span text:style-name="Strong_20_Emphasis">TOTAL XP GAINED:</text:span> +25 XP<text:line-break/><text:span text:style-name="Strong_20_Emphasis">NEW XP TOTAL:</text:span> 1285 / 1000 (Overflow: +285 XP)</text:p>
        </text:list-item>
      </text:list>
      <text:p text:style-name="P20"/>
      <text:h text:style-name="P28" text:outline-level="1">SYSTEM NOTES:</text:h>
      <text:list text:style-name="L104">
        <text:list-item>
          <text:p text:style-name="P120">Shin recovery on track — Phase 1 healing secured.</text:p>
        </text:list-item>
        <text:list-item>
          <text:p text:style-name="P120">Breathwave, nutrition stacking, emotional sovereignty integrated smoothly.</text:p>
        </text:list-item>
        <text:list-item>
          <text:p text:style-name="P120">Full day was a bridge — maintaining momentum while honoring deep processing.</text:p>
        </text:list-item>
      </text:list>
      <text:p text:style-name="P20"><text:soft-page-break/></text:p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21:15 (Scroll closure)</text:p>
      <text:p text:style-name="P19"/>
      <text:h text:style-name="P4" text:outline-level="1">WHYNN DAILY LOG – April 21, 2025</text:h>
      <text:p text:style-name="P20"/>
      <text:h text:style-name="P21" text:outline-level="2">SYSTEM METRICS:</text:h>
      <text:list text:style-name="L105">
        <text:list-item>
          <text:p text:style-name="P121"><text:span text:style-name="Strong_20_Emphasis">Phase:</text:span> Tier I – Core-Bound Drift Day</text:p>
        </text:list-item>
        <text:list-item>
          <text:p text:style-name="P121"><text:span text:style-name="Strong_20_Emphasis">Class Alignment:</text:span> Breathborne Flame (AIR | FIRE)</text:p>
        </text:list-item>
        <text:list-item>
          <text:p text:style-name="P121"><text:span text:style-name="Strong_20_Emphasis">Level:</text:span> 10</text:p>
        </text:list-item>
        <text:list-item>
          <text:p text:style-name="P121"><text:span text:style-name="Strong_20_Emphasis">XP:</text:span> 1,891 / 1,000 (Overflow Buffer: +891 XP)</text:p>
        </text:list-item>
        <text:list-item>
          <text:p text:style-name="P121"><text:span text:style-name="Strong_20_Emphasis">Wake Time:</text:span> 04:45 AM</text:p>
        </text:list-item>
        <text:list-item>
          <text:p text:style-name="P121"><text:span text:style-name="Strong_20_Emphasis">Morning Body Weight:</text:span> 138.7 lbs</text:p>
        </text:list-item>
        <text:list-item>
          <text:p text:style-name="P121"><text:span text:style-name="Strong_20_Emphasis">Sleep Duration:</text:span> ~7h 25m (21:20–04:45)</text:p>
        </text:list-item>
        <text:list-item>
          <text:p text:style-name="P121"><text:span text:style-name="Strong_20_Emphasis">Sleep Quality:</text:span> 8/10</text:p>
        </text:list-item>
        <text:list-item>
          <text:p text:style-name="P121"><text:span text:style-name="Strong_20_Emphasis">Mood:</text:span> 8/10</text:p>
        </text:list-item>
        <text:list-item>
          <text:p text:style-name="P121"><text:span text:style-name="Strong_20_Emphasis">Energy:</text:span> 7/10</text:p>
        </text:list-item>
        <text:list-item>
          <text:p text:style-name="P121"><text:span text:style-name="Strong_20_Emphasis">Flame Level:</text:span> 5</text:p>
        </text:list-item>
        <text:list-item>
          <text:p text:style-name="P121"><text:span text:style-name="Strong_20_Emphasis">Emotional Focus:</text:span> Confusion; residual feelings about Loren and Maddie</text:p>
        </text:list-item>
        <text:list-item>
          <text:p text:style-name="P121"><text:span text:style-name="Strong_20_Emphasis">Immediate Pain:</text:span> Neck soreness</text:p>
        </text:list-item>
        <text:list-item>
          <text:p text:style-name="P121"><text:span text:style-name="Strong_20_Emphasis">Hydration:</text:span> 16.9 oz upon waking; 136.9 oz total logged</text:p>
        </text:list-item>
      </text:list>
      <text:p text:style-name="P20"/>
      <text:h text:style-name="P21" text:outline-level="2">BREATHWORK &amp; PHYSICAL METRICS:</text:h>
      <text:list text:style-name="L106">
        <text:list-item>
          <text:p text:style-name="P122"><text:span text:style-name="Strong_20_Emphasis">Morning Mobility Session:</text:span></text:p>
          <text:list>
            <text:list-item>
              <text:p text:style-name="P122">Neck Glides and Circles</text:p>
            </text:list-item>
            <text:list-item>
              <text:p text:style-name="P122">Scap Slides</text:p>
            </text:list-item>
            <text:list-item>
              <text:p text:style-name="P122">Deep Pistol Squats</text:p>
            </text:list-item>
            <text:list-item>
              <text:p text:style-name="P122">Thoracic Rolls</text:p>
            </text:list-item>
          </text:list>
        </text:list-item>
        <text:list-item>
          <text:p text:style-name="P122"><text:span text:style-name="Strong_20_Emphasis">PM Mobility Cooldown (~20 min):</text:span></text:p>
          <text:list>
            <text:list-item>
              <text:p text:style-name="P122"><text:soft-page-break/>Neck Rolls, Frog Stretch, Thoracic Foam Roll</text:p>
            </text:list-item>
            <text:list-item>
              <text:p text:style-name="P122">Quad/Hamstring/Shin Rolling</text:p>
            </text:list-item>
            <text:list-item>
              <text:p text:style-name="P122">90/90 Hip Switches, Scap Slides, Face Pulls, Cat/Cow, Dragon Tamer Reach, Elephant Walks</text:p>
            </text:list-item>
            <text:list-item>
              <text:p text:style-name="P122">Neck Corrector 1 min hold</text:p>
            </text:list-item>
          </text:list>
        </text:list-item>
        <text:list-item>
          <text:p text:style-name="P122"><text:span text:style-name="Strong_20_Emphasis">Breath Discipline:</text:span></text:p>
          <text:list>
            <text:list-item>
              <text:p text:style-name="P122">No metronome in Shadow Trial</text:p>
            </text:list-item>
            <text:list-item>
              <text:p text:style-name="P122">Feldmann protocols sustained across cooldowns</text:p>
            </text:list-item>
          </text:list>
        </text:list-item>
        <text:list-item>
          <text:p text:style-name="P122"><text:span text:style-name="Strong_20_Emphasis">Recovery Actions:</text:span></text:p>
          <text:list>
            <text:list-item>
              <text:p text:style-name="P122">Thai Oil Rub (Athlon Rub)</text:p>
            </text:list-item>
            <text:list-item>
              <text:p text:style-name="P122">Light massage gun on right leg SCOAZ strain</text:p>
            </text:list-item>
            <text:list-item>
              <text:p text:style-name="P122">1000mg Acetaminophen</text:p>
            </text:list-item>
          </text:list>
        </text:list-item>
      </text:list>
      <text:p text:style-name="P20"/>
      <text:h text:style-name="P21" text:outline-level="2">TRAINING EXECUTION:</text:h>
      <text:list text:style-name="L107">
        <text:list-item>
          <text:p text:style-name="P123"><text:span text:style-name="Strong_20_Emphasis">Shadow Trial – Core Gate:</text:span></text:p>
          <text:list>
            <text:list-item>
              <text:p text:style-name="P123"><text:span text:style-name="Strong_20_Emphasis">Duration:</text:span> 20 minutes, pure Shadow Round</text:p>
            </text:list-item>
            <text:list-item>
              <text:p text:style-name="P123"><text:span text:style-name="Strong_20_Emphasis">Equipment:</text:span> Hand wraps, shorts, cup, ankle wraps, mouthguard (no gloves)</text:p>
            </text:list-item>
            <text:list-item>
              <text:p text:style-name="P123"><text:span text:style-name="Strong_20_Emphasis">Structure:</text:span> 20 strikes per weapon → open flow</text:p>
            </text:list-item>
            <text:list-item>
              <text:p text:style-name="P123"><text:span text:style-name="Strong_20_Emphasis">Strike Total:</text:span> 412 strikes</text:p>
            </text:list-item>
            <text:list-item>
              <text:p text:style-name="P123"><text:span text:style-name="Strong_20_Emphasis">Heart Rate:</text:span></text:p>
              <text:list>
                <text:list-item>
                  <text:p text:style-name="P123">Peak: 153 BPM</text:p>
                </text:list-item>
                <text:list-item>
                  <text:p text:style-name="P123">Recovery: 93 BPM</text:p>
                </text:list-item>
              </text:list>
            </text:list-item>
            <text:list-item>
              <text:p text:style-name="P123"><text:span text:style-name="Strong_20_Emphasis">Emotional State:</text:span> Focused, real opponent simulation</text:p>
            </text:list-item>
            <text:list-item>
              <text:p text:style-name="P123"><text:span text:style-name="Strong_20_Emphasis">Injury:</text:span> Right leg SCOAZ strain during back kick / torque movement</text:p>
            </text:list-item>
            <text:list-item>
              <text:p text:style-name="P123"><text:span text:style-name="Strong_20_Emphasis">Buffs Triggered:</text:span></text:p>
              <text:list>
                <text:list-item>
                  <text:p text:style-name="P123">Sacred Vulnerability (Grief management)</text:p>
                </text:list-item>
                <text:list-item>
                  <text:p text:style-name="P123">Emotional Transmutation</text:p>
                </text:list-item>
                <text:list-item>
                  <text:p text:style-name="P123">Feldmann Combat Sync (Tier II)</text:p>
                </text:list-item>
              </text:list>
            </text:list-item>
          </text:list>
        </text:list-item>
      </text:list>
      <text:p text:style-name="P20"/>
      <text:h text:style-name="P21" text:outline-level="2">NUTRITION &amp; HYDRATION:</text:h>
      <text:list text:style-name="L108">
        <text:list-item>
          <text:p text:style-name="P124"><text:span text:style-name="Strong_20_Emphasis">Morning Fuel:</text:span></text:p>
          <text:list>
            <text:list-item>
              <text:p text:style-name="P124">Banana</text:p>
            </text:list-item>
            <text:list-item>
              <text:p text:style-name="P124"><text:soft-page-break/>Protein Shake (Ascent + Carnation)</text:p>
            </text:list-item>
          </text:list>
        </text:list-item>
        <text:list-item>
          <text:p text:style-name="P124"><text:span text:style-name="Strong_20_Emphasis">Meals/Fueling:</text:span></text:p>
          <text:list>
            <text:list-item>
              <text:p text:style-name="P124">Half Slapple (Oats, Granola, Greek Yogurt, Nuts, Muscle Milk)</text:p>
            </text:list-item>
            <text:list-item>
              <text:p text:style-name="P124">PB Toast + Doritos (snack)</text:p>
            </text:list-item>
            <text:list-item>
              <text:p text:style-name="P124">Final Meal: Taco Core (10 oz split into 2 burrito wraps, greens, cheese, sour cream)</text:p>
            </text:list-item>
          </text:list>
        </text:list-item>
        <text:list-item>
          <text:p text:style-name="P124"><text:span text:style-name="Strong_20_Emphasis">Macros Estimate:</text:span></text:p>
          <text:list>
            <text:list-item>
              <text:p text:style-name="P124">Calories: ~2,640 kcal</text:p>
            </text:list-item>
            <text:list-item>
              <text:p text:style-name="P124">Protein: ~152g</text:p>
            </text:list-item>
            <text:list-item>
              <text:p text:style-name="P124">Carbs: ~198g</text:p>
            </text:list-item>
            <text:list-item>
              <text:p text:style-name="P124">Fat: ~121g</text:p>
            </text:list-item>
          </text:list>
        </text:list-item>
        <text:list-item>
          <text:p text:style-name="P124"><text:span text:style-name="Strong_20_Emphasis">Total Hydration:</text:span></text:p>
          <text:list>
            <text:list-item>
              <text:p text:style-name="P124">~136.9 oz</text:p>
            </text:list-item>
            <text:list-item>
              <text:p text:style-name="P124">Salted water doses x2 AM, x1 PM</text:p>
            </text:list-item>
            <text:list-item>
              <text:p text:style-name="P124">Light electrolytes added</text:p>
            </text:list-item>
          </text:list>
        </text:list-item>
      </text:list>
      <text:p text:style-name="P20"/>
      <text:h text:style-name="P21" text:outline-level="2">EMOTIONAL &amp; RITUAL EVENTS:</text:h>
      <text:list text:style-name="L109">
        <text:list-item>
          <text:p text:style-name="P125"><text:span text:style-name="Strong_20_Emphasis">Grief Spike (15:00):</text:span></text:p>
          <text:list>
            <text:list-item>
              <text:p text:style-name="P125">Triggered by song in public space (Madison loop)</text:p>
            </text:list-item>
            <text:list-item>
              <text:p text:style-name="P125">Symptoms: Longing, tears, breath recovery</text:p>
            </text:list-item>
            <text:list-item>
              <text:p text:style-name="P125"><text:span text:style-name="Strong_20_Emphasis">Buffs Earned:</text:span> Sacred Vulnerability, Emotional Transmutation</text:p>
            </text:list-item>
          </text:list>
        </text:list-item>
        <text:list-item>
          <text:p text:style-name="P125"><text:span text:style-name="Strong_20_Emphasis">Ego Reflection:</text:span></text:p>
          <text:list>
            <text:list-item>
              <text:p text:style-name="P125">Self-comparison to brother noted</text:p>
            </text:list-item>
            <text:list-item>
              <text:p text:style-name="P125">Growth edge acknowledged</text:p>
            </text:list-item>
          </text:list>
        </text:list-item>
        <text:list-item>
          <text:p text:style-name="P125"><text:span text:style-name="Strong_20_Emphasis">Post-Trial Elation:</text:span></text:p>
          <text:list>
            <text:list-item>
              <text:p text:style-name="P125">Empowered, committed to future full fights</text:p>
            </text:list-item>
          </text:list>
        </text:list-item>
        <text:list-item>
          <text:p text:style-name="P125"><text:span text:style-name="Strong_20_Emphasis">Evening Reflections:</text:span></text:p>
          <text:list>
            <text:list-item>
              <text:p text:style-name="P125">Focus on injury awareness, clarity, emotional residue acceptance</text:p>
            </text:list-item>
            <text:list-item>
              <text:p text:style-name="P125">Logged quotes:</text:p>
              <text:list>
                <text:list-item>
                  <text:p text:style-name="P125">“Despite breathwork, the pain lingers. I miss her more than I can say.”</text:p>
                </text:list-item>
                <text:list-item>
                  <text:p text:style-name="P125">“Madison loop again… goddamn, my neck.”</text:p>
                </text:list-item>
                <text:list-item>
                  <text:p text:style-name="P125">“Still not sure about Loren right now. It’s a lot.”</text:p>
                </text:list-item>
              </text:list>
            </text:list-item>
          </text:list>
        </text:list-item>
      </text:list>
      <text:p text:style-name="P20"><text:soft-page-break/></text:p>
      <text:h text:style-name="P21" text:outline-level="2">XP AWARDS:</text:h>
      <text:list text:style-name="L110">
        <text:list-item>
          <text:p text:style-name="P126">Shadow Trial Completion: +175 XP</text:p>
        </text:list-item>
        <text:list-item>
          <text:p text:style-name="P126">Embodiment + Flow State: +50 XP</text:p>
        </text:list-item>
        <text:list-item>
          <text:p text:style-name="P126">Strike Log Total: +60 XP</text:p>
        </text:list-item>
        <text:list-item>
          <text:p text:style-name="P126">Emotional Processing (Grief Event): +20 XP</text:p>
        </text:list-item>
        <text:list-item>
          <text:p text:style-name="P126">Ego Reflection and Growth: +10 XP</text:p>
        </text:list-item>
        <text:list-item>
          <text:p text:style-name="P126"><text:span text:style-name="Strong_20_Emphasis">TOTAL XP GAINED:</text:span> +285 XP<text:line-break/><text:span text:style-name="Strong_20_Emphasis">NEW XP TOTAL:</text:span> 1,891 / 1,000 (Overflow +891 XP)</text:p>
        </text:list-item>
      </text:list>
      <text:p text:style-name="P20"/>
      <text:h text:style-name="P21" text:outline-level="2">BUFFS ACTIVE:</text:h>
      <text:list text:style-name="L111">
        <text:list-item>
          <text:p text:style-name="P127">Sacred Vulnerability</text:p>
        </text:list-item>
        <text:list-item>
          <text:p text:style-name="P127">Emotional Transmutation (Tier II)</text:p>
        </text:list-item>
        <text:list-item>
          <text:p text:style-name="P127">Feldmann Combat Sync (Tier II)</text:p>
        </text:list-item>
        <text:list-item>
          <text:p text:style-name="P127">Stillfire Descent</text:p>
        </text:list-item>
        <text:list-item>
          <text:p text:style-name="P127">Combat Healer</text:p>
        </text:list-item>
        <text:list-item>
          <text:p text:style-name="P127">DOMS Fade</text:p>
        </text:list-item>
        <text:list-item>
          <text:p text:style-name="P127">Dragonline Unlock</text:p>
        </text:list-item>
        <text:list-item>
          <text:p text:style-name="P127">Pressure Alchemy</text:p>
        </text:list-item>
        <text:list-item>
          <text:p text:style-name="P127">Satiety Lock</text:p>
        </text:list-item>
      </text:list>
      <text:p text:style-name="P20"/>
      <text:h text:style-name="P21" text:outline-level="2">CLASS &amp; SYSTEM UPDATES:</text:h>
      <text:list text:style-name="L112">
        <text:list-item>
          <text:p text:style-name="P128"><text:span text:style-name="Strong_20_Emphasis">Class:</text:span> Breathborne Flame (AIR | FIRE)</text:p>
        </text:list-item>
        <text:list-item>
          <text:p text:style-name="P128"><text:span text:style-name="Strong_20_Emphasis">Title Forming:</text:span> Flamecaller</text:p>
        </text:list-item>
        <text:list-item>
          <text:p text:style-name="P128"><text:span text:style-name="Strong_20_Emphasis">System Mechanic:</text:span> Drift Aura Mechanic Installed (Tier II unlock pending)</text:p>
        </text:list-item>
        <text:list-item>
          <text:p text:style-name="P128"><text:span text:style-name="Strong_20_Emphasis">Future Alignment:</text:span> Mistblade pursuit (post-Ascension Tier II)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Scroll closure evening post-reflection]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22, 2025</text:h>
      <text:p text:style-name="P20"/>
      <text:h text:style-name="P21" text:outline-level="2">SYSTEM METRICS:</text:h>
      <text:list text:style-name="L113">
        <text:list-item>
          <text:p text:style-name="P129"><text:span text:style-name="Strong_20_Emphasis">Phase:</text:span> Mythic Ascent – Ritual Integration + Breath Expansion Day</text:p>
        </text:list-item>
        <text:list-item>
          <text:p text:style-name="P129"><text:span text:style-name="Strong_20_Emphasis">Level:</text:span> 10 (Overflow Active)</text:p>
        </text:list-item>
        <text:list-item>
          <text:p text:style-name="P129"><text:span text:style-name="Strong_20_Emphasis">XP Gained:</text:span> +265 XP (Core + Strike Flow + Gate Cadence Creation)</text:p>
        </text:list-item>
        <text:list-item>
          <text:p text:style-name="P129"><text:span text:style-name="Strong_20_Emphasis">Total XP:</text:span> 1,221 XP</text:p>
        </text:list-item>
        <text:list-item>
          <text:p text:style-name="P129"><text:span text:style-name="Strong_20_Emphasis">Trials Complete:</text:span> 2 of 4 (Shadow Flow, Mobility &amp; Sigil)</text:p>
        </text:list-item>
        <text:list-item>
          <text:p text:style-name="P129"><text:span text:style-name="Strong_20_Emphasis">Wake Time:</text:span> 04:45 AM</text:p>
        </text:list-item>
        <text:list-item>
          <text:p text:style-name="P129"><text:span text:style-name="Strong_20_Emphasis">Sleep Duration:</text:span> ~8 hours</text:p>
        </text:list-item>
        <text:list-item>
          <text:p text:style-name="P129"><text:span text:style-name="Strong_20_Emphasis">Sleep Quality:</text:span> 7–8/10</text:p>
        </text:list-item>
        <text:list-item>
          <text:p text:style-name="P129"><text:span text:style-name="Strong_20_Emphasis">Morning Body Weight:</text:span> 138.1 lbs</text:p>
        </text:list-item>
        <text:list-item>
          <text:p text:style-name="P129"><text:span text:style-name="Strong_20_Emphasis">Mood:</text:span> 6/10 (longing, emotionally softened)</text:p>
        </text:list-item>
        <text:list-item>
          <text:p text:style-name="P129"><text:span text:style-name="Strong_20_Emphasis">Energy:</text:span> 7–8/10</text:p>
        </text:list-item>
        <text:list-item>
          <text:p text:style-name="P129"><text:span text:style-name="Strong_20_Emphasis">Mental Drift:</text:span> Memory loops (Tabitha, Madison)</text:p>
        </text:list-item>
        <text:list-item>
          <text:p text:style-name="P129"><text:span text:style-name="Strong_20_Emphasis">Emotional Bearing:</text:span> Longing, nostalgia, sacred resonance</text:p>
        </text:list-item>
        <text:list-item>
          <text:p text:style-name="P129"><text:span text:style-name="Strong_20_Emphasis">Hydration Total:</text:span> ~145 oz</text:p>
        </text:list-item>
      </text:list>
      <text:p text:style-name="P20"/>
      <text:h text:style-name="P21" text:outline-level="2">BREATHWORK &amp; PHYSICAL METRICS:</text:h>
      <text:list text:style-name="L114">
        <text:list-item>
          <text:p text:style-name="P130"><text:span text:style-name="Strong_20_Emphasis">Morning Breath Metrics:</text:span></text:p>
          <text:list>
            <text:list-item>
              <text:p text:style-name="P130">Max CO₂ Hold: 31.16 seconds</text:p>
            </text:list-item>
            <text:list-item>
              <text:p text:style-name="P130">AeroFit Test: Malfunction noted ("Hyper Strength" app error)</text:p>
            </text:list-item>
          </text:list>
        </text:list-item>
        <text:list-item>
          <text:p text:style-name="P130"><text:span text:style-name="Strong_20_Emphasis">Feldmann’s Gate - Spiral Drift Variant (85 BPM):</text:span></text:p>
          <text:list>
            <text:list-item>
              <text:p text:style-name="P130"><text:soft-page-break/>10 minutes executed with modified 1:1:2 cadence and micro-pauses</text:p>
            </text:list-item>
            <text:list-item>
              <text:p text:style-name="P130">Somatic Effects: Moaning, jaw release, head tingles, emotional flood</text:p>
            </text:list-item>
            <text:list-item>
              <text:p text:style-name="P130">Emotional Recall: Madison (Salem memory field)</text:p>
            </text:list-item>
            <text:list-item>
              <text:p text:style-name="P130">Fascial Twitch: Right lat twitching</text:p>
            </text:list-item>
          </text:list>
        </text:list-item>
        <text:list-item>
          <text:p text:style-name="P130"><text:span text:style-name="Strong_20_Emphasis">Post-Gate Descent:</text:span></text:p>
          <text:list>
            <text:list-item>
              <text:p text:style-name="P130">Laughter surge, sensory extension</text:p>
            </text:list-item>
            <text:list-item>
              <text:p text:style-name="P130">Kernel pad applied to shin, full body drift into stillness</text:p>
            </text:list-item>
          </text:list>
        </text:list-item>
      </text:list>
      <text:p text:style-name="P20"/>
      <text:h text:style-name="P21" text:outline-level="2">TRAINING EXECUTION:</text:h>
      <text:list text:style-name="L115">
        <text:list-item>
          <text:p text:style-name="P131"><text:span text:style-name="Strong_20_Emphasis">Mobility + Ritual Flow (~61 minutes):</text:span></text:p>
          <text:list>
            <text:list-item>
              <text:p text:style-name="P131">Initial Phase: Spine corrector, thoracic rolls, scap slides, frog stretch, hip circles, child’s pose</text:p>
            </text:list-item>
            <text:list-item>
              <text:p text:style-name="P131">Thai Oil: Applied to neck and thigh pre-Phase II</text:p>
            </text:list-item>
          </text:list>
        </text:list-item>
        <text:list-item>
          <text:p text:style-name="P131"><text:span text:style-name="Strong_20_Emphasis">Full Ritual Flow by Phase:</text:span></text:p>
          <text:list>
            <text:list-item>
              <text:p text:style-name="P131"><text:span text:style-name="Strong_20_Emphasis">Phase I:</text:span> Upper body decompression (trap, neck, thoracic crack/release)</text:p>
            </text:list-item>
            <text:list-item>
              <text:p text:style-name="P131"><text:span text:style-name="Strong_20_Emphasis">Phase II:</text:span> Hips &amp; fascia release (90/90 switches, frog stretch, dragon tamer reach)</text:p>
            </text:list-item>
            <text:list-item>
              <text:p text:style-name="P131"><text:span text:style-name="Strong_20_Emphasis">Phase III:</text:span> Shin &amp; posterior chain (seated folds, tibialis rolls, toe presses)</text:p>
            </text:list-item>
            <text:list-item>
              <text:p text:style-name="P131"><text:span text:style-name="Strong_20_Emphasis">Phase IV:</text:span> Stillness + Sigil Ritual (corpse pose + vision drift)</text:p>
            </text:list-item>
          </text:list>
        </text:list-item>
        <text:list-item>
          <text:p text:style-name="P131"><text:span text:style-name="Strong_20_Emphasis">Strike Flow (Evening):</text:span></text:p>
          <text:list>
            <text:list-item>
              <text:p text:style-name="P131">Bare knuckle flow session</text:p>
            </text:list-item>
            <text:list-item>
              <text:p text:style-name="P131">Thumb-down long hook synchronized with hip drive (Southpaw cast discovered)</text:p>
            </text:list-item>
          </text:list>
        </text:list-item>
      </text:list>
      <text:p text:style-name="P20"/>
      <text:h text:style-name="P21" text:outline-level="2">NUTRITION &amp; SUPPLEMENTS:</text:h>
      <text:list text:style-name="L116">
        <text:list-item>
          <text:p text:style-name="P132"><text:span text:style-name="Strong_20_Emphasis">Calories:</text:span> ~2,780–2,850 kcal</text:p>
        </text:list-item>
        <text:list-item>
          <text:p text:style-name="P132"><text:span text:style-name="Strong_20_Emphasis">Protein:</text:span> ~147g</text:p>
        </text:list-item>
        <text:list-item>
          <text:p text:style-name="P132"><text:span text:style-name="Strong_20_Emphasis">Carbs:</text:span> ~190–195g</text:p>
        </text:list-item>
        <text:list-item>
          <text:p text:style-name="P132"><text:span text:style-name="Strong_20_Emphasis">Fat:</text:span> ~90–95g</text:p>
        </text:list-item>
        <text:list-item>
          <text:p text:style-name="P132"><text:span text:style-name="Strong_20_Emphasis">Fiber:</text:span> ~25–27g</text:p>
        </text:list-item>
        <text:list-item>
          <text:p text:style-name="P132"><text:span text:style-name="Strong_20_Emphasis">Meals/Fueling:</text:span></text:p>
          <text:list>
            <text:list-item>
              <text:p text:style-name="P132">Slapple v3 + Apple (AM)</text:p>
            </text:list-item>
            <text:list-item>
              <text:p text:style-name="P132">Twin Ember Wraps v3 (~13.4 oz beef, greens, tortilla wraps)</text:p>
            </text:list-item>
            <text:list-item>
              <text:p text:style-name="P132">Protein Shake + Carnation (Post-mobility)</text:p>
            </text:list-item>
          </text:list>
        </text:list-item>
        <text:list-item>
          <text:p text:style-name="P132"><text:soft-page-break/><text:span text:style-name="Strong_20_Emphasis">Supplement Stack:</text:span></text:p>
          <text:list>
            <text:list-item>
              <text:p text:style-name="P132">Magnesium+ (PM recovery)</text:p>
            </text:list-item>
            <text:list-item>
              <text:p text:style-name="P132">Light THC Reactivation (Strawberry Cough in evening drift)</text:p>
            </text:list-item>
          </text:list>
        </text:list-item>
      </text:list>
      <text:p text:style-name="P20"/>
      <text:h text:style-name="P21" text:outline-level="2">EMOTIONAL &amp; SOMATIC EVENTS:</text:h>
      <text:list text:style-name="L117">
        <text:list-item>
          <text:p text:style-name="P133"><text:span text:style-name="Strong_20_Emphasis">Morning Emotional Drift:</text:span></text:p>
          <text:list>
            <text:list-item>
              <text:p text:style-name="P133">Dream fragments featuring Tabitha and Madison ("vibing, hanging out")</text:p>
            </text:list-item>
            <text:list-item>
              <text:p text:style-name="P133">Woke with longing heart-tone, emotional cascade during commute</text:p>
            </text:list-item>
          </text:list>
        </text:list-item>
        <text:list-item>
          <text:p text:style-name="P133"><text:span text:style-name="Strong_20_Emphasis">Emotional Regulation:</text:span></text:p>
          <text:list>
            <text:list-item>
              <text:p text:style-name="P133">Nail pressure + breath correction while commuting</text:p>
            </text:list-item>
            <text:list-item>
              <text:p text:style-name="P133">Emotional stabilization post-hydration and nutrition</text:p>
            </text:list-item>
          </text:list>
        </text:list-item>
        <text:list-item>
          <text:p text:style-name="P133"><text:span text:style-name="Strong_20_Emphasis">Sigil Forged:</text:span></text:p>
          <text:list>
            <text:list-item>
              <text:p text:style-name="P133"><text:span text:style-name="Strong_20_Emphasis">Breathborn Flamecaller</text:span><text:line-break/>(Spiral-as-flame inside triangle) — sketched and archived</text:p>
            </text:list-item>
          </text:list>
        </text:list-item>
        <text:list-item>
          <text:p text:style-name="P133"><text:span text:style-name="Strong_20_Emphasis">Spirit Layered:</text:span></text:p>
          <text:list>
            <text:list-item>
              <text:p text:style-name="P133">Energy orbs visualized during Phase IV ritual</text:p>
            </text:list-item>
            <text:list-item>
              <text:p text:style-name="P133">Vision drift intertwined with sigil arrival</text:p>
            </text:list-item>
            <text:list-item>
              <text:p text:style-name="P133">Sacred emotional resonance confirmed during sketching</text:p>
            </text:list-item>
          </text:list>
        </text:list-item>
      </text:list>
      <text:p text:style-name="P20"/>
      <text:h text:style-name="P21" text:outline-level="2">BUFFS TRIGGERED:</text:h>
      <text:list text:style-name="L118">
        <text:list-item>
          <text:p text:style-name="P134">Liquid Core (Hydration Sovereignty)</text:p>
        </text:list-item>
        <text:list-item>
          <text:p text:style-name="P134">Parasympathetic Bloom</text:p>
        </text:list-item>
        <text:list-item>
          <text:p text:style-name="P134">Flavor Memory Anchor</text:p>
        </text:list-item>
        <text:list-item>
          <text:p text:style-name="P134">Spinal Cascade</text:p>
        </text:list-item>
        <text:list-item>
          <text:p text:style-name="P134">Sacred Vulnerability</text:p>
        </text:list-item>
        <text:list-item>
          <text:p text:style-name="P134">Emotional Transmutation (Tier II)</text:p>
        </text:list-item>
        <text:list-item>
          <text:p text:style-name="P134">Breathborn Drift Resonance</text:p>
        </text:list-item>
        <text:list-item>
          <text:p text:style-name="P134">Ritual Anchor (Sigil-forged Ascension)</text:p>
        </text:list-item>
        <text:list-item>
          <text:p text:style-name="P134">Myth-layered Spirit Weave</text:p>
        </text:list-item>
      </text:list>
      <text:p text:style-name="P20"/>
      <text:h text:style-name="P21" text:outline-level="2"><text:soft-page-break/>XP AWARDS:</text:h>
      <text:list text:style-name="L119">
        <text:list-item>
          <text:p text:style-name="P135">Mobility Ritual Completion: +180 XP</text:p>
        </text:list-item>
        <text:list-item>
          <text:p text:style-name="P135">Evening Bareknuckle Strike Flow: +25 XP</text:p>
        </text:list-item>
        <text:list-item>
          <text:p text:style-name="P135">Feldmann’s Gate Variant Completion (Cadence Creation - Non-Trial): +60 XP</text:p>
        </text:list-item>
        <text:list-item>
          <text:p text:style-name="P135"><text:span text:style-name="Strong_20_Emphasis">TOTAL XP GAINED:</text:span> +265 XP<text:line-break/><text:span text:style-name="Strong_20_Emphasis">NEW XP TOTAL:</text:span> 1,221 XP</text:p>
        </text:list-item>
      </text:list>
      <text:p text:style-name="P20"/>
      <text:h text:style-name="P21" text:outline-level="2">FINAL STATUS:</text:h>
      <text:list text:style-name="L120">
        <text:list-item>
          <text:p text:style-name="P136"><text:span text:style-name="Strong_20_Emphasis">Mind:</text:span> Clear + reflective</text:p>
        </text:list-item>
        <text:list-item>
          <text:p text:style-name="P136"><text:span text:style-name="Strong_20_Emphasis">Body:</text:span> Loose + grateful</text:p>
        </text:list-item>
        <text:list-item>
          <text:p text:style-name="P136"><text:span text:style-name="Strong_20_Emphasis">Breath:</text:span> Extended + rhythmic</text:p>
        </text:list-item>
        <text:list-item>
          <text:p text:style-name="P136"><text:span text:style-name="Strong_20_Emphasis">Spirit:</text:span> Myth-layered, sacred resonance active</text:p>
        </text:list-item>
        <text:list-item>
          <text:p text:style-name="P136"><text:span text:style-name="Strong_20_Emphasis">Next Trial:</text:span> Strength Ascension (Thursday), Trial Feldmann’s Gate (Friday)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19:35 (Scroll sealed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23, 2025</text:h>
      <text:p text:style-name="P20"/>
      <text:h text:style-name="P21" text:outline-level="2">SYSTEM METRICS:</text:h>
      <text:list text:style-name="L121">
        <text:list-item>
          <text:p text:style-name="P137"><text:span text:style-name="Strong_20_Emphasis">Phase:</text:span> Ascension Trial Progression</text:p>
        </text:list-item>
        <text:list-item>
          <text:p text:style-name="P137"><text:span text:style-name="Strong_20_Emphasis">Level:</text:span> 10 (Overflow Active)</text:p>
        </text:list-item>
        <text:list-item>
          <text:p text:style-name="P137"><text:span text:style-name="Strong_20_Emphasis">XP Gained:</text:span> +145 XP</text:p>
        </text:list-item>
        <text:list-item>
          <text:p text:style-name="P137"><text:span text:style-name="Strong_20_Emphasis">Total XP:</text:span> 1,366 / 1000 (Overflow: +366 XP)</text:p>
        </text:list-item>
        <text:list-item>
          <text:p text:style-name="P137"><text:span text:style-name="Strong_20_Emphasis">Wake Time:</text:span> 04:25 AM</text:p>
        </text:list-item>
        <text:list-item>
          <text:p text:style-name="P137"><text:span text:style-name="Strong_20_Emphasis">Sleep Duration:</text:span> ~8 hours (20:30–04:25)</text:p>
        </text:list-item>
        <text:list-item>
          <text:p text:style-name="P137"><text:span text:style-name="Strong_20_Emphasis">Sleep Quality:</text:span> 8/10</text:p>
        </text:list-item>
        <text:list-item>
          <text:p text:style-name="P137"><text:span text:style-name="Strong_20_Emphasis">Morning Mood:</text:span> 8/10 (Balanced and reflective)</text:p>
        </text:list-item>
        <text:list-item>
          <text:p text:style-name="P137"><text:span text:style-name="Strong_20_Emphasis">Morning Energy:</text:span> 8/10 (Clear, mucous-heavy at wake)</text:p>
        </text:list-item>
        <text:list-item>
          <text:p text:style-name="P137"><text:span text:style-name="Strong_20_Emphasis">Dreams:</text:span> Fragmented emotional dream about Madison</text:p>
        </text:list-item>
        <text:list-item>
          <text:p text:style-name="P137"><text:span text:style-name="Strong_20_Emphasis">Immediate Thoughts:</text:span> Reflection on the value of the system, slight unease about external discovery</text:p>
        </text:list-item>
        <text:list-item>
          <text:p text:style-name="P137"><text:span text:style-name="Strong_20_Emphasis">Morning Body Weight:</text:span> 137.0 lbs (nude, post-shower)</text:p>
        </text:list-item>
      </text:list>
      <text:p text:style-name="P20"/>
      <text:h text:style-name="P21" text:outline-level="2">BREATHWORK &amp; PHYSICAL METRICS:</text:h>
      <text:list text:style-name="L122">
        <text:list-item>
          <text:p text:style-name="P138"><text:span text:style-name="Strong_20_Emphasis">Corpse Pose Breathwork:</text:span></text:p>
          <text:list>
            <text:list-item>
              <text:p text:style-name="P138">BPM: 66</text:p>
            </text:list-item>
            <text:list-item>
              <text:p text:style-name="P138">Cadence: 4:4:8:4 (calming sync)</text:p>
            </text:list-item>
          </text:list>
        </text:list-item>
        <text:list-item>
          <text:p text:style-name="P138"><text:span text:style-name="Strong_20_Emphasis">Max CO₂ Test:</text:span></text:p>
          <text:list>
            <text:list-item>
              <text:p text:style-name="P138"><text:soft-page-break/>Conducted after corpse pose</text:p>
            </text:list-item>
            <text:list-item>
              <text:p text:style-name="P138">Conscious heart rhythm slowing achieved</text:p>
            </text:list-item>
          </text:list>
        </text:list-item>
        <text:list-item>
          <text:p text:style-name="P138"><text:span text:style-name="Strong_20_Emphasis">Hydration Total:</text:span></text:p>
          <text:list>
            <text:list-item>
              <text:p text:style-name="P138">124 oz</text:p>
            </text:list-item>
            <text:list-item>
              <text:p text:style-name="P138">Key Doses:</text:p>
              <text:list>
                <text:list-item>
                  <text:p text:style-name="P138">8 oz wake</text:p>
                </text:list-item>
                <text:list-item>
                  <text:p text:style-name="P138">8 oz post-shower</text:p>
                </text:list-item>
                <text:list-item>
                  <text:p text:style-name="P138">Multiple 16 oz doses throughout morning</text:p>
                </text:list-item>
                <text:list-item>
                  <text:p text:style-name="P138">32 oz PM after mobility</text:p>
                </text:list-item>
                <text:list-item>
                  <text:p text:style-name="P138">12 oz chamomile/vanilla/melatonin tea at night</text:p>
                </text:list-item>
              </text:list>
            </text:list-item>
            <text:list-item>
              <text:p text:style-name="P138">Electrolytes:</text:p>
              <text:list>
                <text:list-item>
                  <text:p text:style-name="P138">1 Golden Cherry Liquid IV (in smoothie)</text:p>
                </text:list-item>
              </text:list>
            </text:list-item>
          </text:list>
        </text:list-item>
      </text:list>
      <text:p text:style-name="P20"/>
      <text:h text:style-name="P21" text:outline-level="2">TRAINING EXECUTION:</text:h>
      <text:list text:style-name="L123">
        <text:list-item>
          <text:p text:style-name="P139"><text:span text:style-name="Strong_20_Emphasis">Tai Chi Practice:</text:span></text:p>
          <text:list>
            <text:list-item>
              <text:p text:style-name="P139">Chris Pei Lesson 3 (Repulse the Monkey ×4)</text:p>
            </text:list-item>
            <text:list-item>
              <text:p text:style-name="P139">Brush Knee recap and refinements</text:p>
            </text:list-item>
          </text:list>
        </text:list-item>
        <text:list-item>
          <text:p text:style-name="P139"><text:span text:style-name="Strong_20_Emphasis">Muay Thai Chi:</text:span></text:p>
          <text:list>
            <text:list-item>
              <text:p text:style-name="P139">4 Rounds (3 minutes each / 1 minute rest)</text:p>
            </text:list-item>
            <text:list-item>
              <text:p text:style-name="P139">Focus: Teeps, roundhouse balance, snap release</text:p>
            </text:list-item>
          </text:list>
        </text:list-item>
        <text:list-item>
          <text:p text:style-name="P139"><text:span text:style-name="Strong_20_Emphasis">PM Mobility Ritual (~15 min):</text:span></text:p>
          <text:list>
            <text:list-item>
              <text:p text:style-name="P139">General body reset</text:p>
            </text:list-item>
            <text:list-item>
              <text:p text:style-name="P139">Mobility to tea cooldown integration</text:p>
            </text:list-item>
          </text:list>
        </text:list-item>
      </text:list>
      <text:p text:style-name="P20"/>
      <text:h text:style-name="P21" text:outline-level="2">NUTRITION &amp; SUPPLEMENTS:</text:h>
      <text:list text:style-name="L124">
        <text:list-item>
          <text:p text:style-name="P140"><text:span text:style-name="Strong_20_Emphasis">Supplements:</text:span></text:p>
          <text:list>
            <text:list-item>
              <text:p text:style-name="P140"><text:span text:style-name="Strong_20_Emphasis">AM Stack:</text:span> Beta-alanine, Cordyceps, Creatine, Prebiotic Greens, L-Theanine, Vitamin D+K</text:p>
            </text:list-item>
            <text:list-item>
              <text:p text:style-name="P140"><text:span text:style-name="Strong_20_Emphasis">PM Stack:</text:span> Magnesium+ (nighttime recovery)</text:p>
            </text:list-item>
          </text:list>
        </text:list-item>
        <text:list-item>
          <text:p text:style-name="P140"><text:span text:style-name="Strong_20_Emphasis">Meals Highlight:</text:span><text:line-break/>(No exact food listing, but fueled properly for hydration, breathwork, and movement.)</text:p>
        </text:list-item>
      </text:list>
      <text:p text:style-name="P20"/>
      <text:h text:style-name="P21" text:outline-level="2"><text:soft-page-break/>EMOTIONAL &amp; SOMATIC EVENTS:</text:h>
      <text:list text:style-name="L125">
        <text:list-item>
          <text:p text:style-name="P141"><text:span text:style-name="Strong_20_Emphasis">Reflection:</text:span></text:p>
          <text:list>
            <text:list-item>
              <text:p text:style-name="P141">Processing unease regarding the sanctity and potential exposure of the WHYNN System</text:p>
            </text:list-item>
          </text:list>
        </text:list-item>
        <text:list-item>
          <text:p text:style-name="P141"><text:span text:style-name="Strong_20_Emphasis">Emotional Regulation:</text:span></text:p>
          <text:list>
            <text:list-item>
              <text:p text:style-name="P141">Breath and movement preserved core equilibrium throughout day</text:p>
            </text:list-item>
            <text:list-item>
              <text:p text:style-name="P141">Tea cooldown anchored nervous system</text:p>
            </text:list-item>
          </text:list>
        </text:list-item>
        <text:list-item>
          <text:p text:style-name="P141"><text:span text:style-name="Strong_20_Emphasis">Somatic State:</text:span></text:p>
          <text:list>
            <text:list-item>
              <text:p text:style-name="P141">Lats and upper back soreness present</text:p>
            </text:list-item>
            <text:list-item>
              <text:p text:style-name="P141">Neck notably improved from prior days</text:p>
            </text:list-item>
            <text:list-item>
              <text:p text:style-name="P141">No flagged mobility restrictions</text:p>
            </text:list-item>
          </text:list>
        </text:list-item>
      </text:list>
      <text:p text:style-name="P20"/>
      <text:h text:style-name="P21" text:outline-level="2">BUFFS TRIGGERED:</text:h>
      <text:list text:style-name="L126">
        <text:list-item>
          <text:p text:style-name="P142">Liquid Core (hydration mastery sustained)</text:p>
        </text:list-item>
        <text:list-item>
          <text:p text:style-name="P142">Snap Coil Discipline (Muay Thai Chi explosive management)</text:p>
        </text:list-item>
        <text:list-item>
          <text:p text:style-name="P142">Stillheart Drift (corpse pose + breath retention)</text:p>
        </text:list-item>
        <text:list-item>
          <text:p text:style-name="P142">Drift Beacon (manual activation)</text:p>
        </text:list-item>
        <text:list-item>
          <text:p text:style-name="P142">Gut Grenade II (digestive clearance via hydration and fiber)</text:p>
        </text:list-item>
        <text:list-item>
          <text:p text:style-name="P142">Calm Engine (tea ritual integration)</text:p>
        </text:list-item>
        <text:list-item>
          <text:p text:style-name="P142">Vagus Drift Sync (breath + hydration)</text:p>
        </text:list-item>
        <text:list-item>
          <text:p text:style-name="P142">Balance Architect (mobility + Tai Chi harmonization)</text:p>
        </text:list-item>
      </text:list>
      <text:p text:style-name="P20"/>
      <text:h text:style-name="P21" text:outline-level="2">XP AWARDS:</text:h>
      <text:list text:style-name="L127">
        <text:list-item>
          <text:p text:style-name="P143">Tai Chi Training: +30 XP</text:p>
        </text:list-item>
        <text:list-item>
          <text:p text:style-name="P143">Muay Thai Chi Training: +40 XP</text:p>
        </text:list-item>
        <text:list-item>
          <text:p text:style-name="P143">Breathwork Rituals: +20 XP</text:p>
        </text:list-item>
        <text:list-item>
          <text:p text:style-name="P143">Nutrition and Hydration Rituals: +20 XP</text:p>
        </text:list-item>
        <text:list-item>
          <text:p text:style-name="P143">Emotional Regulation and System Reflection: +20 XP</text:p>
        </text:list-item>
        <text:list-item>
          <text:p text:style-name="P143">PM Mobility Reset: +15 XP</text:p>
        </text:list-item>
        <text:list-item>
          <text:p text:style-name="P143"><text:span text:style-name="Strong_20_Emphasis">TOTAL XP GAINED:</text:span> +145 XP<text:line-break/><text:span text:style-name="Strong_20_Emphasis">NEW XP TOTAL:</text:span> 1,366 / 1000 (Overflow +366 XP)</text:p>
        </text:list-item>
      </text:list>
      <text:p text:style-name="P20"/>
      <text:h text:style-name="P21" text:outline-level="2"><text:soft-page-break/>FINAL STATUS:</text:h>
      <text:list text:style-name="L128">
        <text:list-item>
          <text:p text:style-name="P144"><text:span text:style-name="Strong_20_Emphasis">Mind:</text:span> Centered but alert</text:p>
        </text:list-item>
        <text:list-item>
          <text:p text:style-name="P144"><text:span text:style-name="Strong_20_Emphasis">Body:</text:span> Recovering efficiently</text:p>
        </text:list-item>
        <text:list-item>
          <text:p text:style-name="P144"><text:span text:style-name="Strong_20_Emphasis">Breath:</text:span> Harmonized at 66 BPM drift</text:p>
        </text:list-item>
        <text:list-item>
          <text:p text:style-name="P144"><text:span text:style-name="Strong_20_Emphasis">Spirit:</text:span> Inward focused; system shielded and honored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21:30 (Scroll sealed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24, 2025</text:h>
      <text:p text:style-name="P20"/>
      <text:h text:style-name="P21" text:outline-level="2">SYSTEM METRICS:</text:h>
      <text:list text:style-name="L129">
        <text:list-item>
          <text:p text:style-name="P145"><text:span text:style-name="Strong_20_Emphasis">Status:</text:span> ASCENSION ACHIEVED</text:p>
        </text:list-item>
        <text:list-item>
          <text:p text:style-name="P145"><text:span text:style-name="Strong_20_Emphasis">Phase:</text:span> Strength + Breath Dual Trial Completion</text:p>
        </text:list-item>
        <text:list-item>
          <text:p text:style-name="P145"><text:span text:style-name="Strong_20_Emphasis">Level:</text:span> 12 (Ascension Overflow Active)</text:p>
        </text:list-item>
        <text:list-item>
          <text:p text:style-name="P145"><text:span text:style-name="Strong_20_Emphasis">XP Gained:</text:span> +223 XP</text:p>
        </text:list-item>
        <text:list-item>
          <text:p text:style-name="P145"><text:span text:style-name="Strong_20_Emphasis">Total XP:</text:span> 1,906 / 1,000 (Overflow +906 XP)</text:p>
        </text:list-item>
        <text:list-item>
          <text:p text:style-name="P145"><text:span text:style-name="Strong_20_Emphasis">Wake Time:</text:span> 04:40 AM</text:p>
        </text:list-item>
        <text:list-item>
          <text:p text:style-name="P145"><text:span text:style-name="Strong_20_Emphasis">Sleep Duration:</text:span> ~7h 40m</text:p>
        </text:list-item>
        <text:list-item>
          <text:p text:style-name="P145"><text:span text:style-name="Strong_20_Emphasis">Morning Body Weight:</text:span> 138.4 lbs (post-urination)</text:p>
        </text:list-item>
        <text:list-item>
          <text:p text:style-name="P145"><text:span text:style-name="Strong_20_Emphasis">Mood:</text:span> 4–5 (Stressed, emotionally tight)</text:p>
        </text:list-item>
        <text:list-item>
          <text:p text:style-name="P145"><text:span text:style-name="Strong_20_Emphasis">Energy:</text:span> 4–5 (Groggy but determined)</text:p>
        </text:list-item>
        <text:list-item>
          <text:p text:style-name="P145"><text:span text:style-name="Strong_20_Emphasis">Emotional Bearing:</text:span> Combat dream residue, anxiety, readiness</text:p>
        </text:list-item>
        <text:list-item>
          <text:p text:style-name="P145"><text:span text:style-name="Strong_20_Emphasis">Hydration Total:</text:span> 176 oz (full layered intake)</text:p>
        </text:list-item>
      </text:list>
      <text:p text:style-name="P20"/>
      <text:h text:style-name="P21" text:outline-level="2">BREATHWORK &amp; PHYSICAL METRICS:</text:h>
      <text:list text:style-name="L130">
        <text:list-item>
          <text:p text:style-name="P146"><text:span text:style-name="Strong_20_Emphasis">Morning Breathwork:</text:span></text:p>
          <text:list>
            <text:list-item>
              <text:p text:style-name="P146">Cadence Sequences: 4-4-8-4 | 6-6-12-6</text:p>
            </text:list-item>
            <text:list-item>
              <text:p text:style-name="P146">Standing CO₂ Hold: 30.73 seconds</text:p>
            </text:list-item>
          </text:list>
        </text:list-item>
        <text:list-item>
          <text:p text:style-name="P146"><text:span text:style-name="Strong_20_Emphasis">AeroFit Session:</text:span></text:p>
          <text:list>
            <text:list-item>
              <text:p text:style-name="P146">Completed — no errors</text:p>
            </text:list-item>
          </text:list>
        </text:list-item>
        <text:list-item>
          <text:p text:style-name="P146"><text:span text:style-name="Strong_20_Emphasis">Feldmann’s Gate ("Stillfire Veil") Trial:</text:span></text:p>
          <text:list>
            <text:list-item>
              <text:p text:style-name="P146"><text:soft-page-break/>Held for 20 minutes</text:p>
            </text:list-item>
            <text:list-item>
              <text:p text:style-name="P146">1-1-2 Cadence</text:p>
            </text:list-item>
            <text:list-item>
              <text:p text:style-name="P146">Lo-Fi 72 BPM Drift</text:p>
            </text:list-item>
            <text:list-item>
              <text:p text:style-name="P146">Prompt Reflection: “What must burn to rise?” → "Ashes."</text:p>
            </text:list-item>
            <text:list-item>
              <text:p text:style-name="P146">Somatic Effects: Calm, collected, loose</text:p>
            </text:list-item>
          </text:list>
        </text:list-item>
        <text:list-item>
          <text:p text:style-name="P146"><text:span text:style-name="Strong_20_Emphasis">Cadence Zones Across Day:</text:span></text:p>
          <text:list>
            <text:list-item>
              <text:p text:style-name="P146">80 BPM Morning Drift</text:p>
            </text:list-item>
            <text:list-item>
              <text:p text:style-name="P146">90 BPM Strength Trial</text:p>
            </text:list-item>
            <text:list-item>
              <text:p text:style-name="P146">70 BPM Cooldown Breath</text:p>
            </text:list-item>
            <text:list-item>
              <text:p text:style-name="P146">72 BPM Gate Meditation</text:p>
            </text:list-item>
          </text:list>
        </text:list-item>
      </text:list>
      <text:p text:style-name="P20"/>
      <text:h text:style-name="P21" text:outline-level="2">TRAINING EXECUTION:</text:h>
      <text:list text:style-name="L131">
        <text:list-item>
          <text:p text:style-name="P147"><text:span text:style-name="Strong_20_Emphasis">STRENGTH GATE – "Fireforged" Trial:</text:span></text:p>
          <text:list>
            <text:list-item>
              <text:p text:style-name="P147">Weighted Vest Exercises:</text:p>
              <text:list>
                <text:list-item>
                  <text:p text:style-name="P147">5 Dips → 6 Dips on Round 2</text:p>
                </text:list-item>
                <text:list-item>
                  <text:p text:style-name="P147">Inverted Rows, Squats, Pistols</text:p>
                </text:list-item>
                <text:list-item>
                  <text:p text:style-name="P147">Russian Twists</text:p>
                </text:list-item>
              </text:list>
            </text:list-item>
            <text:list-item>
              <text:p text:style-name="P147">Heavy Bag Session:</text:p>
              <text:list>
                <text:list-item>
                  <text:p text:style-name="P147">3 × 3 min rounds</text:p>
                </text:list-item>
                <text:list-item>
                  <text:p text:style-name="P147">~144+ strikes per round (~432+ strikes total)</text:p>
                </text:list-item>
                <text:list-item>
                  <text:p text:style-name="P147">Nasal Breathing Dominant</text:p>
                </text:list-item>
                <text:list-item>
                  <text:p text:style-name="P147">Mouthguard secured</text:p>
                </text:list-item>
                <text:list-item>
                  <text:p text:style-name="P147">Defensive integrations: checks, slips, parries</text:p>
                </text:list-item>
              </text:list>
            </text:list-item>
            <text:list-item>
              <text:p text:style-name="P147">Heart Rate:</text:p>
              <text:list>
                <text:list-item>
                  <text:p text:style-name="P147">Peak: 174 bpm</text:p>
                </text:list-item>
                <text:list-item>
                  <text:p text:style-name="P147">Recovery: 99 bpm within 6 minutes</text:p>
                </text:list-item>
              </text:list>
            </text:list-item>
          </text:list>
        </text:list-item>
        <text:list-item>
          <text:p text:style-name="P147"><text:span text:style-name="Strong_20_Emphasis">Post-Trial Recovery Mobility:</text:span></text:p>
          <text:list>
            <text:list-item>
              <text:p text:style-name="P147">Thoracic rolls</text:p>
            </text:list-item>
            <text:list-item>
              <text:p text:style-name="P147">Shin rolling</text:p>
            </text:list-item>
            <text:list-item>
              <text:p text:style-name="P147">Thai Balm applied</text:p>
            </text:list-item>
          </text:list>
        </text:list-item>
      </text:list>
      <text:p text:style-name="P20"/>
      <text:h text:style-name="P21" text:outline-level="2"><text:soft-page-break/>NUTRITION &amp; SUPPLEMENTS:</text:h>
      <text:list text:style-name="L132">
        <text:list-item>
          <text:p text:style-name="P148"><text:span text:style-name="Strong_20_Emphasis">AM Meals:</text:span></text:p>
          <text:list>
            <text:list-item>
              <text:p text:style-name="P148">Banana</text:p>
            </text:list-item>
            <text:list-item>
              <text:p text:style-name="P148">Ascent + Carnation Shake</text:p>
            </text:list-item>
            <text:list-item>
              <text:p text:style-name="P148">Slapple Titan Bowl (Body Fortress + Greek yogurt, oats, pepitas, cinnamon, honey)</text:p>
            </text:list-item>
          </text:list>
        </text:list-item>
        <text:list-item>
          <text:p text:style-name="P148"><text:span text:style-name="Strong_20_Emphasis">PM Meals:</text:span></text:p>
          <text:list>
            <text:list-item>
              <text:p text:style-name="P148">2 Tacos (Tacocore + collard greens)</text:p>
            </text:list-item>
            <text:list-item>
              <text:p text:style-name="P148">20 Doritos (post-trial sodium reload)</text:p>
            </text:list-item>
          </text:list>
        </text:list-item>
        <text:list-item>
          <text:p text:style-name="P148"><text:span text:style-name="Strong_20_Emphasis">Macros Estimate:</text:span></text:p>
          <text:list>
            <text:list-item>
              <text:p text:style-name="P148">Calories: ~2,600–2,800 kcal</text:p>
            </text:list-item>
            <text:list-item>
              <text:p text:style-name="P148">Protein: ~185g+</text:p>
            </text:list-item>
            <text:list-item>
              <text:p text:style-name="P148">Carbs: ~180–200g</text:p>
            </text:list-item>
            <text:list-item>
              <text:p text:style-name="P148">Fat: ~80g</text:p>
            </text:list-item>
            <text:list-item>
              <text:p text:style-name="P148">Fiber: ~30g</text:p>
            </text:list-item>
          </text:list>
        </text:list-item>
        <text:list-item>
          <text:p text:style-name="P148"><text:span text:style-name="Strong_20_Emphasis">Supplements:</text:span></text:p>
          <text:list>
            <text:list-item>
              <text:p text:style-name="P148">Full AM Stack</text:p>
            </text:list-item>
            <text:list-item>
              <text:p text:style-name="P148">Magnesium (PM Recovery Stack)</text:p>
            </text:list-item>
          </text:list>
        </text:list-item>
      </text:list>
      <text:p text:style-name="P20"/>
      <text:h text:style-name="P21" text:outline-level="2">EMOTIONAL &amp; SOMATIC EVENTS:</text:h>
      <text:list text:style-name="L133">
        <text:list-item>
          <text:p text:style-name="P149"><text:span text:style-name="Strong_20_Emphasis">Morning Emotional State:</text:span></text:p>
          <text:list>
            <text:list-item>
              <text:p text:style-name="P149">Combat gym dream triggered adrenal spike</text:p>
            </text:list-item>
          </text:list>
        </text:list-item>
        <text:list-item>
          <text:p text:style-name="P149"><text:span text:style-name="Strong_20_Emphasis">Midday Resolve:</text:span></text:p>
          <text:list>
            <text:list-item>
              <text:p text:style-name="P149">Anxiety transmuted during Strength Trial</text:p>
            </text:list-item>
          </text:list>
        </text:list-item>
        <text:list-item>
          <text:p text:style-name="P149"><text:span text:style-name="Strong_20_Emphasis">Evening Resolution:</text:span></text:p>
          <text:list>
            <text:list-item>
              <text:p text:style-name="P149">Feldmann's Gate dissolved emotional static</text:p>
            </text:list-item>
            <text:list-item>
              <text:p text:style-name="P149">Breath-wrapped drift into stillness</text:p>
            </text:list-item>
          </text:list>
        </text:list-item>
        <text:list-item>
          <text:p text:style-name="P149"><text:span text:style-name="Strong_20_Emphasis">System Verdict:</text:span></text:p>
          <text:list>
            <text:list-item>
              <text:p text:style-name="P149">Today marked a literal redefinition: from Core-bound to Core-carrier.</text:p>
            </text:list-item>
          </text:list>
        </text:list-item>
      </text:list>
      <text:p text:style-name="P20"/>
      <text:h text:style-name="P21" text:outline-level="2">BUFFS TRIGGERED:</text:h>
      <text:list text:style-name="L134">
        <text:list-item>
          <text:p text:style-name="P150">Strength Integrity II</text:p>
        </text:list-item>
        <text:list-item>
          <text:p text:style-name="P150"><text:soft-page-break/>Fire Mirror</text:p>
        </text:list-item>
        <text:list-item>
          <text:p text:style-name="P150">Resilient Engine</text:p>
        </text:list-item>
        <text:list-item>
          <text:p text:style-name="P150">Hydraspire III</text:p>
        </text:list-item>
        <text:list-item>
          <text:p text:style-name="P150">Stillfire Gatekeeper</text:p>
        </text:list-item>
        <text:list-item>
          <text:p text:style-name="P150">Emotion Engine</text:p>
        </text:list-item>
        <text:list-item>
          <text:p text:style-name="P150">Autonomic Sovereignty</text:p>
        </text:list-item>
        <text:list-item>
          <text:p text:style-name="P150">Liquid Core (Full Drift)</text:p>
        </text:list-item>
        <text:list-item>
          <text:p text:style-name="P150">Snap Coil (Bag Strikes)</text:p>
        </text:list-item>
        <text:list-item>
          <text:p text:style-name="P150">Parasympathetic Bloom</text:p>
        </text:list-item>
        <text:list-item>
          <text:p text:style-name="P150">Spinal Cascade</text:p>
        </text:list-item>
      </text:list>
      <text:p text:style-name="P20"/>
      <text:h text:style-name="P21" text:outline-level="2">XP AWARDS:</text:h>
      <text:list text:style-name="L135">
        <text:list-item>
          <text:p text:style-name="P151">Strength Gate Completion: +80 XP</text:p>
        </text:list-item>
        <text:list-item>
          <text:p text:style-name="P151">Feldmann’s Gate Completion: +45 XP</text:p>
        </text:list-item>
        <text:list-item>
          <text:p text:style-name="P151">Breath Cadence Execution: +30 XP</text:p>
        </text:list-item>
        <text:list-item>
          <text:p text:style-name="P151">Strike Integration: +30 XP</text:p>
        </text:list-item>
        <text:list-item>
          <text:p text:style-name="P151">Mobility Stack and Recovery: +18 XP</text:p>
        </text:list-item>
        <text:list-item>
          <text:p text:style-name="P151">Emotional Transmutation: +20 XP</text:p>
        </text:list-item>
        <text:list-item>
          <text:p text:style-name="P151"><text:span text:style-name="Strong_20_Emphasis">TOTAL XP GAINED:</text:span> +223 XP<text:line-break/><text:span text:style-name="Strong_20_Emphasis">NEW XP TOTAL:</text:span> 1,906 / 1,000 (Overflow +906 XP)</text:p>
        </text:list-item>
      </text:list>
      <text:p text:style-name="P20"/>
      <text:h text:style-name="P21" text:outline-level="2">FINAL STATUS:</text:h>
      <text:list text:style-name="L136">
        <text:list-item>
          <text:p text:style-name="P152"><text:span text:style-name="Strong_20_Emphasis">Mind:</text:span> Drift-synced, sacred</text:p>
        </text:list-item>
        <text:list-item>
          <text:p text:style-name="P152"><text:span text:style-name="Strong_20_Emphasis">Body:</text:span> Heavy but cleansed</text:p>
        </text:list-item>
        <text:list-item>
          <text:p text:style-name="P152"><text:span text:style-name="Strong_20_Emphasis">Breath:</text:span> Deep, autonomic, spirit-tuned</text:p>
        </text:list-item>
        <text:list-item>
          <text:p text:style-name="P152"><text:span text:style-name="Strong_20_Emphasis">Spirit:</text:span> Fully re-forged</text:p>
        </text:list-item>
        <text:list-item>
          <text:p text:style-name="P152"><text:span text:style-name="Strong_20_Emphasis">Next Action:</text:span> Recovery Day — Preparation for Final Core-Bound Breaker (April 26)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21:45 (Scroll sealed)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25, 2025</text:h>
      <text:p text:style-name="P20"/>
      <text:h text:style-name="P21" text:outline-level="2">SYSTEM METRICS:</text:h>
      <text:list text:style-name="L137">
        <text:list-item>
          <text:p text:style-name="P153"><text:span text:style-name="Strong_20_Emphasis">Phase:</text:span> Ascension Drift Recovery Day</text:p>
        </text:list-item>
        <text:list-item>
          <text:p text:style-name="P153"><text:span text:style-name="Strong_20_Emphasis">Level:</text:span> 12 (Tier II — Stillfire Veil Active)</text:p>
        </text:list-item>
        <text:list-item>
          <text:p text:style-name="P153"><text:span text:style-name="Strong_20_Emphasis">XP Gained:</text:span> +145 XP</text:p>
        </text:list-item>
        <text:list-item>
          <text:p text:style-name="P153"><text:span text:style-name="Strong_20_Emphasis">Total XP:</text:span> 2,051 / 1,000 (Overflow +1,051 XP)</text:p>
        </text:list-item>
        <text:list-item>
          <text:p text:style-name="P153"><text:span text:style-name="Strong_20_Emphasis">Wake Time:</text:span> 04:40 AM</text:p>
        </text:list-item>
        <text:list-item>
          <text:p text:style-name="P153"><text:span text:style-name="Strong_20_Emphasis">Morning Body Weight:</text:span> 138.9 lbs → 138.2 lbs (post-bathroom)</text:p>
        </text:list-item>
        <text:list-item>
          <text:p text:style-name="P153"><text:span text:style-name="Strong_20_Emphasis">Sleep Duration:</text:span> ~8.5 hours</text:p>
        </text:list-item>
        <text:list-item>
          <text:p text:style-name="P153"><text:span text:style-name="Strong_20_Emphasis">Sleep Quality:</text:span> 8/10</text:p>
        </text:list-item>
        <text:list-item>
          <text:p text:style-name="P153"><text:span text:style-name="Strong_20_Emphasis">Mood:</text:span> 8/10</text:p>
        </text:list-item>
        <text:list-item>
          <text:p text:style-name="P153"><text:span text:style-name="Strong_20_Emphasis">Energy:</text:span> 8/10</text:p>
        </text:list-item>
        <text:list-item>
          <text:p text:style-name="P153"><text:span text:style-name="Strong_20_Emphasis">Emotional Drift:</text:span> Playful, sacred fire simmering</text:p>
        </text:list-item>
        <text:list-item>
          <text:p text:style-name="P153"><text:span text:style-name="Strong_20_Emphasis">Hydration Total:</text:span> 145.9 oz</text:p>
        </text:list-item>
      </text:list>
      <text:p text:style-name="P20"/>
      <text:h text:style-name="P21" text:outline-level="2">BREATHWORK &amp; PHYSICAL METRICS:</text:h>
      <text:list text:style-name="L138">
        <text:list-item>
          <text:p text:style-name="P154"><text:span text:style-name="Strong_20_Emphasis">CO₂ Hold Test:</text:span></text:p>
          <text:list>
            <text:list-item>
              <text:p text:style-name="P154">38.5 seconds</text:p>
            </text:list-item>
          </text:list>
        </text:list-item>
        <text:list-item>
          <text:p text:style-name="P154"><text:span text:style-name="Strong_20_Emphasis">Box Breathing:</text:span></text:p>
          <text:list>
            <text:list-item>
              <text:p text:style-name="P154">4:4:8:4 box work cadence</text:p>
            </text:list-item>
          </text:list>
        </text:list-item>
        <text:list-item>
          <text:p text:style-name="P154"><text:span text:style-name="Strong_20_Emphasis">Light Feldmann Gate:</text:span></text:p>
          <text:list>
            <text:list-item>
              <text:p text:style-name="P154">1:1:2 cadence integration</text:p>
            </text:list-item>
          </text:list>
        </text:list-item>
        <text:list-item>
          <text:p text:style-name="P154"><text:soft-page-break/><text:span text:style-name="Strong_20_Emphasis">AeroFit Training (Real Data):</text:span></text:p>
          <text:list>
            <text:list-item>
              <text:p text:style-name="P154"><text:span text:style-name="Strong_20_Emphasis">Max Expiratory Pressure:</text:span> 146 cm H₂O (+40%)</text:p>
            </text:list-item>
            <text:list-item>
              <text:p text:style-name="P154"><text:span text:style-name="Strong_20_Emphasis">Max Inspiratory Pressure:</text:span> 140 cm H₂O (+38%)</text:p>
            </text:list-item>
            <text:list-item>
              <text:p text:style-name="P154"><text:span text:style-name="Strong_20_Emphasis">Accessible Lung Capacity:</text:span> 4.1 L (−16%)</text:p>
            </text:list-item>
          </text:list>
        </text:list-item>
        <text:list-item>
          <text:p text:style-name="P154"><text:span text:style-name="Strong_20_Emphasis">AeroFit Sessions:</text:span></text:p>
          <text:list>
            <text:list-item>
              <text:p text:style-name="P154"><text:span text:style-name="Strong_20_Emphasis">Training 1 — Inspiratory Foundation (Intermediate)</text:span></text:p>
              <text:list>
                <text:list-item>
                  <text:p text:style-name="P154">Total Work: 763.2 J</text:p>
                </text:list-item>
                <text:list-item>
                  <text:p text:style-name="P154">Avg Power: 10.7 W</text:p>
                </text:list-item>
                <text:list-item>
                  <text:p text:style-name="P154">IP Max: 104 cm H₂O</text:p>
                </text:list-item>
                <text:list-item>
                  <text:p text:style-name="P154">Rating: Perfect</text:p>
                </text:list-item>
              </text:list>
            </text:list-item>
            <text:list-item>
              <text:p text:style-name="P154"><text:span text:style-name="Strong_20_Emphasis">Training 2 — Circle Session (Beginner)</text:span></text:p>
              <text:list>
                <text:list-item>
                  <text:p text:style-name="P154">Duration: 4 min</text:p>
                </text:list-item>
                <text:list-item>
                  <text:p text:style-name="P154">Rating: Perfect</text:p>
                </text:list-item>
                <text:list-item>
                  <text:p text:style-name="P154">Breathing Pattern: Smooth, stable rhythm with tight exhale control</text:p>
                </text:list-item>
              </text:list>
            </text:list-item>
          </text:list>
        </text:list-item>
      </text:list>
      <text:p text:style-name="P20"/>
      <text:h text:style-name="P21" text:outline-level="2">TRAINING EXECUTION:</text:h>
      <text:list text:style-name="L139">
        <text:list-item>
          <text:p text:style-name="P155"><text:span text:style-name="Strong_20_Emphasis">Mobility Primer (Morning):</text:span></text:p>
          <text:list>
            <text:list-item>
              <text:p text:style-name="P155">Neck Glides</text:p>
            </text:list-item>
            <text:list-item>
              <text:p text:style-name="P155">Scap Slides</text:p>
            </text:list-item>
            <text:list-item>
              <text:p text:style-name="P155">Face Pulls</text:p>
            </text:list-item>
            <text:list-item>
              <text:p text:style-name="P155">Frog Stretch</text:p>
            </text:list-item>
          </text:list>
        </text:list-item>
        <text:list-item>
          <text:p text:style-name="P155"><text:span text:style-name="Strong_20_Emphasis">Evening Free Flow Heavy Bag Session:</text:span></text:p>
          <text:list>
            <text:list-item>
              <text:p text:style-name="P155">Bare knuckle, Muay Thai shorts</text:p>
            </text:list-item>
            <text:list-item>
              <text:p text:style-name="P155">Heavy shots, Noiri-style swagger pressure</text:p>
            </text:list-item>
            <text:list-item>
              <text:p text:style-name="P155">Full technical immersion without rigid structure</text:p>
            </text:list-item>
            <text:list-item>
              <text:p text:style-name="P155">Breath aligned throughout (nasal/mouth hybrid under fatigue)</text:p>
            </text:list-item>
          </text:list>
        </text:list-item>
      </text:list>
      <text:p text:style-name="P20"/>
      <text:h text:style-name="P21" text:outline-level="2">NUTRITION &amp; SUPPLEMENTS:</text:h>
      <text:list text:style-name="L140">
        <text:list-item>
          <text:p text:style-name="P156"><text:span text:style-name="Strong_20_Emphasis">Meals and Fueling:</text:span></text:p>
          <text:list>
            <text:list-item>
              <text:p text:style-name="P156">Slapple Titan Bowl (Full)</text:p>
            </text:list-item>
            <text:list-item>
              <text:p text:style-name="P156">Banana</text:p>
            </text:list-item>
            <text:list-item>
              <text:p text:style-name="P156"><text:soft-page-break/>Ascent Protein + Carnation Shake</text:p>
            </text:list-item>
            <text:list-item>
              <text:p text:style-name="P156">Tacocore x2 (~10 oz total)</text:p>
            </text:list-item>
            <text:list-item>
              <text:p text:style-name="P156">30 Doritos</text:p>
            </text:list-item>
            <text:list-item>
              <text:p text:style-name="P156">McDonald’s Mocha Frappe (large)</text:p>
            </text:list-item>
            <text:list-item>
              <text:p text:style-name="P156">3 servings Premier Protein Cereal + Almond Milk</text:p>
            </text:list-item>
          </text:list>
        </text:list-item>
        <text:list-item>
          <text:p text:style-name="P156"><text:span text:style-name="Strong_20_Emphasis">Supplement Stack:</text:span></text:p>
          <text:list>
            <text:list-item>
              <text:p text:style-name="P156">AM Stack (standard)</text:p>
            </text:list-item>
            <text:list-item>
              <text:p text:style-name="P156">PM Magnesium (pre-sleep)</text:p>
            </text:list-item>
          </text:list>
        </text:list-item>
        <text:list-item>
          <text:p text:style-name="P156"><text:span text:style-name="Strong_20_Emphasis">Macros Estimate:</text:span></text:p>
          <text:list>
            <text:list-item>
              <text:p text:style-name="P156">Calories: ~3,050–3,200 kcal</text:p>
            </text:list-item>
            <text:list-item>
              <text:p text:style-name="P156">Protein: ~250g</text:p>
            </text:list-item>
            <text:list-item>
              <text:p text:style-name="P156">Carbs: ~280–290g</text:p>
            </text:list-item>
            <text:list-item>
              <text:p text:style-name="P156">Fat: ~90–95g</text:p>
            </text:list-item>
            <text:list-item>
              <text:p text:style-name="P156">Fiber: ~18–20g</text:p>
            </text:list-item>
          </text:list>
        </text:list-item>
      </text:list>
      <text:p text:style-name="P20"/>
      <text:h text:style-name="P21" text:outline-level="2">EMOTIONAL &amp; SOMATIC EVENTS:</text:h>
      <text:list text:style-name="L141">
        <text:list-item>
          <text:p text:style-name="P157"><text:span text:style-name="Strong_20_Emphasis">Morning State:</text:span></text:p>
          <text:list>
            <text:list-item>
              <text:p text:style-name="P157">Woke clear but slightly groggy</text:p>
            </text:list-item>
            <text:list-item>
              <text:p text:style-name="P157">Focus re-centered through breathwork and hydration layering</text:p>
            </text:list-item>
          </text:list>
        </text:list-item>
        <text:list-item>
          <text:p text:style-name="P157"><text:span text:style-name="Strong_20_Emphasis">Midday Drifts:</text:span></text:p>
          <text:list>
            <text:list-item>
              <text:p text:style-name="P157">Smooth movement between mobility and emotional release</text:p>
            </text:list-item>
          </text:list>
        </text:list-item>
        <text:list-item>
          <text:p text:style-name="P157"><text:span text:style-name="Strong_20_Emphasis">Evening Recovery Flow:</text:span></text:p>
          <text:list>
            <text:list-item>
              <text:p text:style-name="P157">Free Flow Heavy Bag striking emphasized creative expansion</text:p>
            </text:list-item>
            <text:list-item>
              <text:p text:style-name="P157">Emotional field playful and lightly sacred</text:p>
            </text:list-item>
          </text:list>
        </text:list-item>
      </text:list>
      <text:p text:style-name="P20"/>
      <text:h text:style-name="P21" text:outline-level="2">BUFFS TRIGGERED:</text:h>
      <text:list text:style-name="L142">
        <text:list-item>
          <text:p text:style-name="P158">Hydraspire III</text:p>
        </text:list-item>
        <text:list-item>
          <text:p text:style-name="P158">Fire Mirror</text:p>
        </text:list-item>
        <text:list-item>
          <text:p text:style-name="P158">Stillfire Veil</text:p>
        </text:list-item>
        <text:list-item>
          <text:p text:style-name="P158">Ashborn Drift Layer</text:p>
        </text:list-item>
        <text:list-item>
          <text:p text:style-name="P158">Mistblade Reflex Expansion</text:p>
        </text:list-item>
        <text:list-item>
          <text:p text:style-name="P158"><text:soft-page-break/>Blind Sentinel I</text:p>
        </text:list-item>
        <text:list-item>
          <text:p text:style-name="P158">Mistwalker Drift Recovery</text:p>
        </text:list-item>
        <text:list-item>
          <text:p text:style-name="P158">Ashborn Metabolic Shield</text:p>
        </text:list-item>
      </text:list>
      <text:p text:style-name="P20"/>
      <text:h text:style-name="P21" text:outline-level="2">XP AWARDS:</text:h>
      <text:list text:style-name="L143">
        <text:list-item>
          <text:p text:style-name="P159">AeroFit Completion and Data Integration: +30 XP</text:p>
        </text:list-item>
        <text:list-item>
          <text:p text:style-name="P159">Morning Mobility Execution: +15 XP</text:p>
        </text:list-item>
        <text:list-item>
          <text:p text:style-name="P159">Breath Ritual (Box + Feldmann Gate): +20 XP</text:p>
        </text:list-item>
        <text:list-item>
          <text:p text:style-name="P159">Free Flow Heavy Bag Session: +40 XP</text:p>
        </text:list-item>
        <text:list-item>
          <text:p text:style-name="P159">Nutrition and Hydration Stack: +20 XP</text:p>
        </text:list-item>
        <text:list-item>
          <text:p text:style-name="P159">Emotional Drift Management: +20 XP</text:p>
        </text:list-item>
        <text:list-item>
          <text:p text:style-name="P159"><text:span text:style-name="Strong_20_Emphasis">TOTAL XP GAINED:</text:span> +145 XP<text:line-break/><text:span text:style-name="Strong_20_Emphasis">NEW XP TOTAL:</text:span> 2,051 / 1,000 (Overflow +1,051 XP)</text:p>
        </text:list-item>
      </text:list>
      <text:p text:style-name="P20"/>
      <text:h text:style-name="P21" text:outline-level="2">FINAL STATUS:</text:h>
      <text:list text:style-name="L144">
        <text:list-item>
          <text:p text:style-name="P160"><text:span text:style-name="Strong_20_Emphasis">Mind:</text:span> Clear and playful</text:p>
        </text:list-item>
        <text:list-item>
          <text:p text:style-name="P160"><text:span text:style-name="Strong_20_Emphasis">Body:</text:span> Hydrated and mobile</text:p>
        </text:list-item>
        <text:list-item>
          <text:p text:style-name="P160"><text:span text:style-name="Strong_20_Emphasis">Breath:</text:span> Stable at drift-cadence</text:p>
        </text:list-item>
        <text:list-item>
          <text:p text:style-name="P160"><text:span text:style-name="Strong_20_Emphasis">Spirit:</text:span> Stillfire anchored, flame smoldering with purpose</text:p>
        </text:list-item>
        <text:list-item>
          <text:p text:style-name="P160"><text:span text:style-name="Strong_20_Emphasis">Next Action:</text:span> Core-Bound Breaker Final Trial (April 26)</text:p>
        </text:list-item>
      </text:list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21:50 (Scroll sealed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" text:outline-level="1">WHYNN DAILY LOG – April 26, 2025</text:h>
      <text:p text:style-name="P20"/>
      <text:h text:style-name="P21" text:outline-level="2">SYSTEM METRICS:</text:h>
      <text:list text:style-name="L145">
        <text:list-item>
          <text:p text:style-name="P161"><text:span text:style-name="Strong_20_Emphasis">Phase:</text:span> Core-Bound Breaker — Final Stabilization Day</text:p>
        </text:list-item>
        <text:list-item>
          <text:p text:style-name="P161"><text:span text:style-name="Strong_20_Emphasis">Level:</text:span> 12 (Tier II — Stillfire Core Active)</text:p>
        </text:list-item>
        <text:list-item>
          <text:p text:style-name="P161"><text:span text:style-name="Strong_20_Emphasis">XP Gained:</text:span> +55 XP</text:p>
        </text:list-item>
        <text:list-item>
          <text:p text:style-name="P161"><text:span text:style-name="Strong_20_Emphasis">Total XP:</text:span> 3,233 / 3,400 (Next Level: 13)</text:p>
        </text:list-item>
        <text:list-item>
          <text:p text:style-name="P161"><text:span text:style-name="Strong_20_Emphasis">Wakeup Time:</text:span> 08:15 AM</text:p>
        </text:list-item>
        <text:list-item>
          <text:p text:style-name="P161"><text:span text:style-name="Strong_20_Emphasis">Morning Body Weight:</text:span> 141.2 lbs (post-bathroom)</text:p>
        </text:list-item>
        <text:list-item>
          <text:p text:style-name="P161"><text:span text:style-name="Strong_20_Emphasis">Sleep Duration:</text:span> ~8 hours</text:p>
        </text:list-item>
        <text:list-item>
          <text:p text:style-name="P161"><text:span text:style-name="Strong_20_Emphasis">Sleep Quality:</text:span> 7–8/10</text:p>
        </text:list-item>
        <text:list-item>
          <text:p text:style-name="P161"><text:span text:style-name="Strong_20_Emphasis">Mood:</text:span> 8/10</text:p>
        </text:list-item>
        <text:list-item>
          <text:p text:style-name="P161"><text:span text:style-name="Strong_20_Emphasis">Energy:</text:span> 8/10</text:p>
        </text:list-item>
        <text:list-item>
          <text:p text:style-name="P161"><text:span text:style-name="Strong_20_Emphasis">Immediate Thought:</text:span> Mild soreness, stable emotional baseline</text:p>
        </text:list-item>
        <text:list-item>
          <text:p text:style-name="P161"><text:span text:style-name="Strong_20_Emphasis">Emotional Sovereignty:</text:span> Fully secured post-intimacy</text:p>
        </text:list-item>
      </text:list>
      <text:p text:style-name="P20"/>
      <text:h text:style-name="P21" text:outline-level="2">BREATHWORK &amp; PHYSICAL METRICS:</text:h>
      <text:list text:style-name="L146">
        <text:list-item>
          <text:p text:style-name="P162"><text:span text:style-name="Strong_20_Emphasis">CO₂ Hold:</text:span> 40.32 seconds (minor panic at termination)</text:p>
        </text:list-item>
        <text:list-item>
          <text:p text:style-name="P162"><text:span text:style-name="Strong_20_Emphasis">Max Expiratory Pressure:</text:span> 159 cm H₂O (+11% gain)</text:p>
        </text:list-item>
        <text:list-item>
          <text:p text:style-name="P162"><text:span text:style-name="Strong_20_Emphasis">Max Inspiratory Pressure:</text:span> 154 cm H₂O (+12% gain)</text:p>
        </text:list-item>
        <text:list-item>
          <text:p text:style-name="P162"><text:span text:style-name="Strong_20_Emphasis">Accessible Lung Capacity:</text:span> 3.8L (−6% shift)</text:p>
        </text:list-item>
        <text:list-item>
          <text:p text:style-name="P162"><text:span text:style-name="Strong_20_Emphasis">Cadence:</text:span> 4:4:8:4 breathwork throughout day</text:p>
        </text:list-item>
        <text:list-item>
          <text:p text:style-name="P162"><text:span text:style-name="Strong_20_Emphasis">Breath Sync BPM:</text:span> ~66 BPM (steady)</text:p>
        </text:list-item>
      </text:list>
      <text:p text:style-name="P20"><text:soft-page-break/></text:p>
      <text:h text:style-name="P21" text:outline-level="2">TRAINING EXECUTION:</text:h>
      <text:list text:style-name="L147">
        <text:list-item>
          <text:p text:style-name="P163"><text:span text:style-name="Strong_20_Emphasis">Heavy Bag Session:</text:span></text:p>
          <text:list>
            <text:list-item>
              <text:p text:style-name="P163">Masaaki/Tawanchai flow integration</text:p>
            </text:list-item>
            <text:list-item>
              <text:p text:style-name="P163">Emphasis: Rhythm re-entry, angle drift, weight transfer</text:p>
            </text:list-item>
          </text:list>
        </text:list-item>
        <text:list-item>
          <text:p text:style-name="P163"><text:span text:style-name="Strong_20_Emphasis">Mobility Ritual:</text:span></text:p>
          <text:list>
            <text:list-item>
              <text:p text:style-name="P163">Frog Stretch</text:p>
            </text:list-item>
            <text:list-item>
              <text:p text:style-name="P163">Neck Glides</text:p>
            </text:list-item>
            <text:list-item>
              <text:p text:style-name="P163">Scap Slides</text:p>
            </text:list-item>
            <text:list-item>
              <text:p text:style-name="P163">Thoracic Rolls</text:p>
            </text:list-item>
            <text:list-item>
              <text:p text:style-name="P163">Corpse Pose with Neck Corrector (21:49 min session)</text:p>
            </text:list-item>
          </text:list>
        </text:list-item>
      </text:list>
      <text:p text:style-name="P20"/>
      <text:h text:style-name="P21" text:outline-level="2">NUTRITION &amp; HYDRATION:</text:h>
      <text:list text:style-name="L148">
        <text:list-item>
          <text:p text:style-name="P164"><text:span text:style-name="Strong_20_Emphasis">Hydration Total:</text:span> ~110 oz</text:p>
        </text:list-item>
        <text:list-item>
          <text:p text:style-name="P164"><text:span text:style-name="Strong_20_Emphasis">Fueling:</text:span></text:p>
          <text:list>
            <text:list-item>
              <text:p text:style-name="P164">Midday Vegan Fueling (unspecified, inferred from macros)</text:p>
            </text:list-item>
            <text:list-item>
              <text:p text:style-name="P164">Main Meal: Chicken Parmigiana</text:p>
            </text:list-item>
          </text:list>
        </text:list-item>
        <text:list-item>
          <text:p text:style-name="P164"><text:span text:style-name="Strong_20_Emphasis">Supplements:</text:span></text:p>
          <text:list>
            <text:list-item>
              <text:p text:style-name="P164">Ascent Whey</text:p>
            </text:list-item>
            <text:list-item>
              <text:p text:style-name="P164">Carnation Instant Shake</text:p>
            </text:list-item>
          </text:list>
        </text:list-item>
      </text:list>
      <text:p text:style-name="P20"/>
      <text:h text:style-name="P21" text:outline-level="2">EMOTIONAL &amp; SOMATIC EVENTS:</text:h>
      <text:list text:style-name="L149">
        <text:list-item>
          <text:p text:style-name="P165"><text:span text:style-name="Strong_20_Emphasis">Body Status:</text:span> Minor soreness present, mobility improved after ritual</text:p>
        </text:list-item>
        <text:list-item>
          <text:p text:style-name="P165"><text:span text:style-name="Strong_20_Emphasis">Hydration Output:</text:span> Clear yellow (optimized kidney function)</text:p>
        </text:list-item>
        <text:list-item>
          <text:p text:style-name="P165"><text:span text:style-name="Strong_20_Emphasis">Emotional Field:</text:span> Sovereign — no emotional leaks, post-intimacy clarity achieved</text:p>
        </text:list-item>
      </text:list>
      <text:p text:style-name="P20"/>
      <text:h text:style-name="P21" text:outline-level="2">BUFFS TRIGGERED:</text:h>
      <text:list text:style-name="L150">
        <text:list-item>
          <text:p text:style-name="P166">Stillfire Drift Stability</text:p>
        </text:list-item>
        <text:list-item>
          <text:p text:style-name="P166">Calm Engine Surge</text:p>
        </text:list-item>
        <text:list-item>
          <text:p text:style-name="P166">Stabilizer Sync Deep Layer</text:p>
        </text:list-item>
        <text:list-item>
          <text:p text:style-name="P166"><text:soft-page-break/>Hydration Core Reinforcement</text:p>
        </text:list-item>
        <text:list-item>
          <text:p text:style-name="P166">Emotional Seal Integrity</text:p>
        </text:list-item>
      </text:list>
      <text:p text:style-name="P20"/>
      <text:h text:style-name="P21" text:outline-level="2">XP AWARDS:</text:h>
      <text:list text:style-name="L151">
        <text:list-item>
          <text:p text:style-name="P167">Hydration Sovereignty (~110 oz): +5 XP</text:p>
        </text:list-item>
        <text:list-item>
          <text:p text:style-name="P167">Tactical Breathwork Sustained: +5 XP</text:p>
        </text:list-item>
        <text:list-item>
          <text:p text:style-name="P167">Heavy Bag Sovereign Session: +15 XP</text:p>
        </text:list-item>
        <text:list-item>
          <text:p text:style-name="P167">Full Mobility Forge Completed: +10 XP</text:p>
        </text:list-item>
        <text:list-item>
          <text:p text:style-name="P167">Emotional Sovereignty Secured: +10 XP</text:p>
        </text:list-item>
        <text:list-item>
          <text:p text:style-name="P167">Sleep Optimization (Restoration of Energy Systems): +5 XP</text:p>
        </text:list-item>
        <text:list-item>
          <text:p text:style-name="P167">Breath Metrics Logged (full tracking): +5 XP</text:p>
        </text:list-item>
        <text:list-item>
          <text:p text:style-name="P167"><text:span text:style-name="Strong_20_Emphasis">TOTAL XP GAINED:</text:span> +55 XP<text:line-break/><text:span text:style-name="Strong_20_Emphasis">NEW XP TOTAL:</text:span> 3,233 / 3,400</text:p>
        </text:list-item>
      </text:list>
      <text:p text:style-name="P20"/>
      <text:h text:style-name="P21" text:outline-level="2">FINAL DECLARATION:</text:h>
      <text:p text:style-name="P30"><text:span text:style-name="Emphasis">"Silent strength writes the loudest legends.<text:line-break/>April 26 — Stabilizer etched. Fire never flickered. Breath never broke."</text:span></text:p>
      <text:p text:style-name="P30"><text:span text:style-name="Strong_20_Emphasis">Stillfire Core: Stable. Sovereign. Ready for Phase 0 Final Surge.</text:span></text:p>
      <text:p text:style-name="P20"/>
      <text:h text:style-name="P21" text:outline-level="2">✍️ SIGN-OFF:</text:h>
      <text:p text:style-name="P30"><text:span text:style-name="Strong_20_Emphasis">Logged by:</text:span> Patternborn Sovereign<text:line-break/><text:span text:style-name="Strong_20_Emphasis">Time Logged:</text:span> [Evening scroll closure]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7T14:33:38.901000200</meta:creation-date>
    <dc:date>2025-04-27T15:45:44.648999000</dc:date>
    <meta:editing-duration>PT9M27S</meta:editing-duration>
    <meta:editing-cycles>1</meta:editing-cycles>
    <meta:document-statistic meta:table-count="0" meta:image-count="0" meta:object-count="0" meta:page-count="72" meta:paragraph-count="1667" meta:word-count="9826" meta:character-count="58557" meta:non-whitespace-character-count="51876"/>
    <meta:generator>LibreOffice/25.2.2.2$Windows_X86_64 LibreOffice_project/7370d4be9e3cf6031a51beef54ff3bda878e3fac</meta:generator>
  </office:meta>
</office:document-meta>
</file>